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0.7916666666666666in"/>
    </style:style>
    <style:style style:name="co3" style:family="table-column">
      <style:table-column-properties fo:break-before="auto" style:column-width="0.4895833333333333in"/>
    </style:style>
    <style:style style:name="co4" style:family="table-column">
      <style:table-column-properties fo:break-before="auto" style:column-width="0.7291666666666666in"/>
    </style:style>
    <style:style style:name="co5" style:family="table-column">
      <style:table-column-properties fo:break-before="auto" style:column-width="2.1770833333333335in"/>
    </style:style>
    <style:style style:name="co6" style:family="table-column">
      <style:table-column-properties fo:break-before="auto" style:column-width="7.385416666666667in"/>
    </style:style>
    <style:style style:name="co7" style:family="table-column">
      <style:table-column-properties fo:break-before="auto" style:column-width="0.8958333333333334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ta1" style:family="table" style:master-page-name="PageStyle_5f_Planilha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ce2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333333" style:text-underline-style="none"/>
    </style:style>
    <style:style style:name="ce29"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T8"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T9"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fo:color="#333333" style:text-underline-style="none"/>
    </style:style>
  </office:automatic-styles>
  <office:body>
    <office:spreadsheet>
      <table:table table:name="Planilha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2" table:default-cell-style-name="ce15"/>
        <table:table-column table:style-name="co1" table:default-cell-style-name="ce15" table:number-columns-repeated="249"/>
        <table:table-row table:style-name="ro2">
          <table:table-cell table:style-name="ce21" office:value-type="string">
            <text:p>WikidataID</text:p>
          </table:table-cell>
          <table:table-cell table:style-name="ce22" office:value-type="string">
            <text:p>subset?</text:p>
          </table:table-cell>
          <table:table-cell table:style-name="ce23" office:value-type="string">
            <text:p>Type</text:p>
          </table:table-cell>
          <table:table-cell table:style-name="ce24" office:value-type="string">
            <text:p>Label</text:p>
          </table:table-cell>
          <table:table-cell table:style-name="ce23" office:value-type="string">
            <text:p>Com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hing</text:p>
          </table:table-cell>
          <table:table-cell table:style-name="ce25" office:value-type="string">
            <text:p>The most generic type of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itionalType</text:p>
          </table:table-cell>
          <table:table-cell table:style-name="ce25" office:value-type="string">
            <text:p>An additional type for the item, typically used for adding more specific types from external vocabularies in microdata syntax. This is a relationship between something and a class that the thing is in. In RDFa syntax, it is better to use the native R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ternateName</text:p>
          </table:table-cell>
          <table:table-cell table:style-name="ce25" office:value-type="string">
            <text:p>An alias for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scription</text:p>
          </table:table-cell>
          <table:table-cell table:style-name="ce25" office:value-type="string">
            <text:p>A short description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mage</text:p>
          </table:table-cell>
          <table:table-cell table:style-name="ce25" office:value-type="string">
            <text:p>An image of the item. This can be a &lt;a href="http://schema.org/URL"&gt;URL&lt;/a&gt; or a fully described &lt;a href="http://schema.org/ImageObject"&gt;ImageObjec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ame</text:p>
          </table:table-cell>
          <table:table-cell table:style-name="ce25" office:value-type="string">
            <text:p>The name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ameAs</text:p>
          </table:table-cell>
          <table:table-cell table:style-name="ce25" office:value-type="string">
            <text:p>URL of a reference Web page that unambiguously indicates the item's identity. E.g. the URL of the item's Wikipedia page, Freebase page, or official websi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rl</text:p>
          </table:table-cell>
          <table:table-cell table:style-name="ce25" office:value-type="string">
            <text:p>URL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tentialAction</text:p>
          </table:table-cell>
          <table:table-cell table:style-name="ce25" office:value-type="string">
            <text:p>Indicates a potential Action, which describes an idealized action in which this thing would play an 'object' ro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reativeWork</text:p>
          </table:table-cell>
          <table:table-cell table:style-name="ce25" office:value-type="string">
            <text:p>The most generic kind of creative work, including books, movies, photographs, software program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bout</text:p>
          </table:table-cell>
          <table:table-cell table:style-name="ce25" office:value-type="string">
            <text:p>The subject matter of the cont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ssibilityAPI</text:p>
          </table:table-cell>
          <table:table-cell table:style-name="ce25" office:value-type="string">
            <text:p>Indicates that the resource is compatible with the referenced accessibility API (&lt;a href="http://www.w3.org/wiki/WebSchemas/Accessibility"&gt;WebSchemas wiki lists possible values&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ssibilityControl</text:p>
          </table:table-cell>
          <table:table-cell table:style-name="ce25" office:value-type="string">
            <text:p>Identifies input methods that are sufficient to fully control the described resource (&lt;a href="http://www.w3.org/wiki/WebSchemas/Accessibility"&gt;WebSchemas wiki lists possible values&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ssibilityFeature</text:p>
          </table:table-cell>
          <table:table-cell table:style-name="ce25" office:value-type="string">
            <text:p>Content features of the resource, such as accessible media, alternatives and supported enhancements for accessibility (&lt;a href="http://www.w3.org/wiki/WebSchemas/Accessibility"&gt;WebSchemas wiki lists possible values&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ssibilityHazard</text:p>
          </table:table-cell>
          <table:table-cell table:style-name="ce25" office:value-type="string">
            <text:p>A characteristic of the described resource that is physiologically dangerous to some users. Related to WCAG 2.0 guideline 2.3 (&lt;a href="http://www.w3.org/wiki/WebSchemas/Accessibility"&gt;WebSchemas wiki lists possible values&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ountablePerson</text:p>
          </table:table-cell>
          <table:table-cell table:style-name="ce25" office:value-type="string">
            <text:p>Specifies the Person that is legally accountable for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ggregateRating</text:p>
          </table:table-cell>
          <table:table-cell table:style-name="ce25" office:value-type="string">
            <text:p>The overall rating, based on a collection of reviews or ratings,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ternativeHeadline</text:p>
          </table:table-cell>
          <table:table-cell table:style-name="ce25" office:value-type="string">
            <text:p>A secondary title of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ociatedMedia</text:p>
          </table:table-cell>
          <table:table-cell table:style-name="ce25" office:value-type="string">
            <text:p>A media object that encodes this CreativeWork. This property is a synonym for encod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udience</text:p>
          </table:table-cell>
          <table:table-cell table:style-name="ce25" office:value-type="string">
            <text:p>The intended audience of the item, i.e. the group for whom the item was cre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udio</text:p>
          </table:table-cell>
          <table:table-cell table:style-name="ce25" office:value-type="string">
            <text:p>An embedded audio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uthor</text:p>
          </table:table-cell>
          <table:table-cell table:style-name="ce25" office:value-type="string">
            <text:p>The author of this content. Please note that author is special in that HTML 5 provides a special mechanism for indicating authorship via the rel tag. That is equivalent to this and may be used interchangeabl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ward</text:p>
          </table:table-cell>
          <table:table-cell table:style-name="ce25" office:value-type="string">
            <text:p>An award won by this person or for this creative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wards</text:p>
          </table:table-cell>
          <table:table-cell table:style-name="ce25" office:value-type="string">
            <text:p>Awards won by this person or for this creative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itation</text:p>
          </table:table-cell>
          <table:table-cell table:style-name="ce25" office:value-type="string">
            <text:p>A citation or reference to another creative work, such as another publication, web page, scholarly articl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ment</text:p>
          </table:table-cell>
          <table:table-cell table:style-name="ce25" office:value-type="string">
            <text:p>Comments, typically from users, on this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entLocation</text:p>
          </table:table-cell>
          <table:table-cell table:style-name="ce25" office:value-type="string">
            <text:p>The location of the cont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entRating</text:p>
          </table:table-cell>
          <table:table-cell table:style-name="ce25" office:value-type="string">
            <text:p>Official rating of a piece of content—for example,'MPAA PG-13'.</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ributor</text:p>
          </table:table-cell>
          <table:table-cell table:style-name="ce25" office:value-type="string">
            <text:p>A secondary contributor to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pyrightHolder</text:p>
          </table:table-cell>
          <table:table-cell table:style-name="ce25" office:value-type="string">
            <text:p>The party holding the legal copyright to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pyrightYear</text:p>
          </table:table-cell>
          <table:table-cell table:style-name="ce25" office:value-type="string">
            <text:p>The year during which the claimed copyright for the CreativeWork was first asser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reator</text:p>
          </table:table-cell>
          <table:table-cell table:style-name="ce25" office:value-type="string">
            <text:p>The creator/author of this CreativeWork or UserComments. This is the same as the Author property for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Created</text:p>
          </table:table-cell>
          <table:table-cell table:style-name="ce25" office:value-type="string">
            <text:p>The date on which the CreativeWork was cre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Modified</text:p>
          </table:table-cell>
          <table:table-cell table:style-name="ce25" office:value-type="string">
            <text:p>The date on which the CreativeWork was most recently modifi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Published</text:p>
          </table:table-cell>
          <table:table-cell table:style-name="ce25" office:value-type="string">
            <text:p>Date of first broadcast/publ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cussionUrl</text:p>
          </table:table-cell>
          <table:table-cell table:style-name="ce25" office:value-type="string">
            <text:p>A link to the page containing the comments of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itor</text:p>
          </table:table-cell>
          <table:table-cell table:style-name="ce25" office:value-type="string">
            <text:p>Specifies the Person who edited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ucationalAlignment</text:p>
          </table:table-cell>
          <table:table-cell table:style-name="ce25" office:value-type="string">
            <text:p>An alignment to an established educational fram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ucationalUse</text:p>
          </table:table-cell>
          <table:table-cell table:style-name="ce25" office:value-type="string">
            <text:p>The purpose of a work in the context of education; for example, 'assignment', 'group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coding</text:p>
          </table:table-cell>
          <table:table-cell table:style-name="ce25" office:value-type="string">
            <text:p>A media object that encodes this CreativeWork. This property is a synonym for associatedMedi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codings</text:p>
          </table:table-cell>
          <table:table-cell table:style-name="ce25" office:value-type="string">
            <text:p>A media object that encodes this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enre</text:p>
          </table:table-cell>
          <table:table-cell table:style-name="ce25" office:value-type="string">
            <text:p>Genre of the creative work or grou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eadline</text:p>
          </table:table-cell>
          <table:table-cell table:style-name="ce25" office:value-type="string">
            <text:p>Headline of the arti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Language</text:p>
          </table:table-cell>
          <table:table-cell table:style-name="ce25" office:value-type="string">
            <text:p>The language of the content. please use one of the language codes from the &lt;a href='http://tools.ietf.org/html/bcp47'&gt;IETF BCP 47 standard&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teractionCount</text:p>
          </table:table-cell>
          <table:table-cell table:style-name="ce25" office:value-type="string">
            <text:p>A count of a specific user interactions with this item—for example, &lt;code&gt;20 UserLikes&lt;/code&gt;, &lt;code&gt;5 UserComments&lt;/code&gt;, or &lt;code&gt;300 UserDownloads&lt;/code&gt;. The user interaction type should be one of the sub types of &lt;a href='UserInteraction'&gt;Us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teractivityType</text:p>
          </table:table-cell>
          <table:table-cell table:style-name="ce25" office:value-type="string">
            <text:p>The predominant mode of learning supported by the learning resource. Acceptable values are 'active', 'expositive', or 'mix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BasedOnUrl</text:p>
          </table:table-cell>
          <table:table-cell table:style-name="ce25" office:value-type="string">
            <text:p>A resource that was used in the creation of this resource. This term can be repeated for multiple sources. For example, http://example.com/great-multiplication-intro.htm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FamilyFriendly</text:p>
          </table:table-cell>
          <table:table-cell table:style-name="ce25" office:value-type="string">
            <text:p>Indicates whether this content is family friendl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PartOf</text:p>
          </table:table-cell>
          <table:table-cell table:style-name="ce25" office:value-type="string">
            <text:p>Indicates a CreativeWork that this CreativeWork is (in some sense) part of.</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keywords</text:p>
          </table:table-cell>
          <table:table-cell table:style-name="ce25" office:value-type="string">
            <text:p>Keywords or tags used to describe this content. Multiple entries in a keywords list are typically delimited by comma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icense</text:p>
          </table:table-cell>
          <table:table-cell table:style-name="ce25" office:value-type="string">
            <text:p>A license document that applies to this content, typically indicated by UR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arningResourceType</text:p>
          </table:table-cell>
          <table:table-cell table:style-name="ce25" office:value-type="string">
            <text:p>The predominant type or kind characterizing the learning resource. For example, 'presentation', 'handou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ntions</text:p>
          </table:table-cell>
          <table:table-cell table:style-name="ce25" office:value-type="string">
            <text:p>Indicates that the CreativeWork contains a reference to, but is not necessarily about a concep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ffers</text:p>
          </table:table-cell>
          <table:table-cell table:style-name="ce25" office:value-type="string">
            <text:p>An offer to provide this item—for example, an offer to sell a product, rent the DVD of a movie, or give away tickets to an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ition</text:p>
          </table:table-cell>
          <table:table-cell table:style-name="ce25" office:value-type="string">
            <text:p>The position of an item in a series or sequence of item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ducer</text:p>
          </table:table-cell>
          <table:table-cell table:style-name="ce25" office:value-type="string">
            <text:p>The person or organization who produced the work (e.g. music album, movie, tv/radio serie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blisher</text:p>
          </table:table-cell>
          <table:table-cell table:style-name="ce25" office:value-type="string">
            <text:p>The publisher of the creative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blishingPrinciples</text:p>
          </table:table-cell>
          <table:table-cell table:style-name="ce25" office:value-type="string">
            <text:p>Link to page describing the editorial principles of the organization primarily responsible for the creation of the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rdedAt</text:p>
          </table:table-cell>
          <table:table-cell table:style-name="ce25" office:value-type="string">
            <text:p>The Event where the CreativeWork was recorded. The CreativeWork may capture all or part of the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text:p>
          </table:table-cell>
          <table:table-cell table:style-name="ce25" office:value-type="string">
            <text:p>A review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s</text:p>
          </table:table-cell>
          <table:table-cell table:style-name="ce25" office:value-type="string">
            <text:p>Review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urceOrganization</text:p>
          </table:table-cell>
          <table:table-cell table:style-name="ce25" office:value-type="string">
            <text:p>The Organization on whose behalf the creator was work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ext</text:p>
          </table:table-cell>
          <table:table-cell table:style-name="ce25" office:value-type="string">
            <text:p>The textual content of this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humbnailUrl</text:p>
          </table:table-cell>
          <table:table-cell table:style-name="ce25" office:value-type="string">
            <text:p>A thumbnail image relevant to the Th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meRequired</text:p>
          </table:table-cell>
          <table:table-cell table:style-name="ce25" office:value-type="string">
            <text:p>Approximate or typical time it takes to work with or through this learning resource for the typical intended target audience, e.g. 'P30M', 'P1H25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ypicalAgeRange</text:p>
          </table:table-cell>
          <table:table-cell table:style-name="ce25" office:value-type="string">
            <text:p>The typical expected age range, e.g. '7-9', '11-'.</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ersion</text:p>
          </table:table-cell>
          <table:table-cell table:style-name="ce25" office:value-type="string">
            <text:p>The version of the CreativeWork embodied by a specified resour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ideo</text:p>
          </table:table-cell>
          <table:table-cell table:style-name="ce25" office:value-type="string">
            <text:p>An embedded video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vider</text:p>
          </table:table-cell>
          <table:table-cell table:style-name="ce25" office:value-type="string">
            <text:p>The service provider, service operator, or service performer; the goods producer. Another party (a seller) may offer those services or goods on behalf of the provider. A provider may also serve as the sell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mentCount</text:p>
          </table:table-cell>
          <table:table-cell table:style-name="ce25" office:value-type="string">
            <text:p>The number of comments this CreativeWork (e.g. Article, Question or Answer) has received. This is most applicable to works published in Web sites with commenting system; additional comments may exist elsewhe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asPart</text:p>
          </table:table-cell>
          <table:table-cell table:style-name="ce25" office:value-type="string">
            <text:p>Indicates a CreativeWork that is (in some sense) a part of this Creativ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Example</text:p>
          </table:table-cell>
          <table:table-cell table:style-name="ce25" office:value-type="string">
            <text:p>Example/instance/realization/derivation of the concept of this creative work. eg. The paperback edition, first edition, or e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ampleOfWork</text:p>
          </table:table-cell>
          <table:table-cell table:style-name="ce25" office:value-type="string">
            <text:p>A creative work that this work is an example/instance/realization/derivation of.</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aracter</text:p>
          </table:table-cell>
          <table:table-cell table:style-name="ce25" office:value-type="string">
            <text:p>Fictional person connected with a creative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nslator</text:p>
          </table:table-cell>
          <table:table-cell table:style-name="ce25" office:value-type="string">
            <text:p>Organization or person who adapts a creative work to different languages, regional differences and technical requirements of a target marke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easedEvent</text:p>
          </table:table-cell>
          <table:table-cell table:style-name="ce25" office:value-type="string">
            <text:p>The place and time the release was issued, expressed as a Publication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ebPage</text:p>
          </table:table-cell>
          <table:table-cell table:style-name="ce25" office:value-type="string">
            <text:p>A web page. Every web page is implicitly assumed to be declared to be of type WebPage, so the various properties about that webpage, such as &lt;code&gt;breadcrumb&lt;/code&gt; may be used. We recommend explicit declaration if these properties are specified, but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eadcrumb</text:p>
          </table:table-cell>
          <table:table-cell table:style-name="ce25" office:value-type="string">
            <text:p>A set of links that can help a user understand and navigate a website hierarch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astReviewed</text:p>
          </table:table-cell>
          <table:table-cell table:style-name="ce25" office:value-type="string">
            <text:p>Date on which the content on this web page was last reviewed for accuracy and/or completen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inContentOfPage</text:p>
          </table:table-cell>
          <table:table-cell table:style-name="ce25" office:value-type="string">
            <text:p>Indicates if this web page element is the main subject of the p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maryImageOfPage</text:p>
          </table:table-cell>
          <table:table-cell table:style-name="ce25" office:value-type="string">
            <text:p>Indicates the main image on the p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Link</text:p>
          </table:table-cell>
          <table:table-cell table:style-name="ce25" office:value-type="string">
            <text:p>A link related to this web page, for example to other related web pag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edBy</text:p>
          </table:table-cell>
          <table:table-cell table:style-name="ce25" office:value-type="string">
            <text:p>People or organizations that have reviewed the content on this web page for accuracy and/or completen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gnificantLink</text:p>
          </table:table-cell>
          <table:table-cell table:style-name="ce25" office:value-type="string">
            <text:p>One of the more significant URLs on the page. Typically, these are the non-navigation links that are clicked on the mo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gnificantLinks</text:p>
          </table:table-cell>
          <table:table-cell table:style-name="ce25" office:value-type="string">
            <text:p>The most significant URLs on the page. Typically, these are the non-navigation links that are clicked on the mo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ecialty</text:p>
          </table:table-cell>
          <table:table-cell table:style-name="ce25" office:value-type="string">
            <text:p>One of the domain specialities to which this web page's content appl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boutPage</text:p>
          </table:table-cell>
          <table:table-cell table:style-name="ce25" office:value-type="string">
            <text:p>Web page type: About page.</text:p>
          </table:table-cell>
        </table:table-row>
        <table:table-row table:style-name="ro2">
          <table:table-cell table:style-name="ce28" office:value-type="string">
            <text:p>Q43229</text:p>
          </table:table-cell>
          <table:table-cell table:style-name="ce29"/>
          <table:table-cell table:style-name="ce30" office:value-type="string">
            <text:p>Class </text:p>
          </table:table-cell>
          <table:table-cell table:style-name="ce24" office:value-type="string">
            <text:p>Organization</text:p>
          </table:table-cell>
          <table:table-cell table:style-name="ce25" office:value-type="string">
            <text:p>An organization such as a school, NGO, corporation, club,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ress</text:p>
          </table:table-cell>
          <table:table-cell table:style-name="ce25" office:value-type="string">
            <text:p>Physical address of the item.</text:p>
          </table:table-cell>
        </table:table-row>
        <table:table-row table:style-name="ro2">
          <table:table-cell table:style-name="ce31" office:value-type="string">
            <text:p>Q431289</text:p>
          </table:table-cell>
          <table:table-cell table:style-name="ce26"/>
          <table:table-cell table:style-name="ce25" office:value-type="string">
            <text:p>- Property</text:p>
          </table:table-cell>
          <table:table-cell table:style-name="ce27" office:value-type="string">
            <text:p>brand</text:p>
          </table:table-cell>
          <table:table-cell table:style-name="ce25" office:value-type="string">
            <text:p>The brand(s) associated with a product or service, or the brand(s) maintained by an organization or business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actPoint</text:p>
          </table:table-cell>
          <table:table-cell table:style-name="ce25" office:value-type="string">
            <text:p>A contact point for a person or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actPoints</text:p>
          </table:table-cell>
          <table:table-cell table:style-name="ce25" office:value-type="string">
            <text:p>A contact point for a person or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ment</text:p>
          </table:table-cell>
          <table:table-cell table:style-name="ce25" office:value-type="string">
            <text:p>A relationship between an organization and a department of that organization, also described as an organization (allowing different urls, logos, opening hours). For example: a store with a pharmacy, or a bakery with a caf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uns</text:p>
          </table:table-cell>
          <table:table-cell table:style-name="ce25" office:value-type="string">
            <text:p>The Dun &amp; Bradstreet DUNS number for identifying an organization or business person.</text:p>
          </table:table-cell>
        </table:table-row>
        <table:table-row table:style-name="ro2">
          <table:table-cell table:style-name="ce31" office:value-type="string">
            <text:p>Q9158</text:p>
          </table:table-cell>
          <table:table-cell table:style-name="ce26"/>
          <table:table-cell table:style-name="ce25" office:value-type="string">
            <text:p>- Property</text:p>
          </table:table-cell>
          <table:table-cell table:style-name="ce27" office:value-type="string">
            <text:p>email</text:p>
          </table:table-cell>
          <table:table-cell table:style-name="ce25" office:value-type="string">
            <text:p>Email add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mployee</text:p>
          </table:table-cell>
          <table:table-cell table:style-name="ce25" office:value-type="string">
            <text:p>Someone working for this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mployees</text:p>
          </table:table-cell>
          <table:table-cell table:style-name="ce25" office:value-type="string">
            <text:p>People working for this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vent</text:p>
          </table:table-cell>
          <table:table-cell table:style-name="ce25" office:value-type="string">
            <text:p>Upcoming or past event associated with this place, organization, or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vents</text:p>
          </table:table-cell>
          <table:table-cell table:style-name="ce25" office:value-type="string">
            <text:p>Upcoming or past events associated with this place or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axNumber</text:p>
          </table:table-cell>
          <table:table-cell table:style-name="ce25" office:value-type="string">
            <text:p>The fax numb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under</text:p>
          </table:table-cell>
          <table:table-cell table:style-name="ce25" office:value-type="string">
            <text:p>A person who founded this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unders</text:p>
          </table:table-cell>
          <table:table-cell table:style-name="ce25" office:value-type="string">
            <text:p>A person who founded this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solutionDate</text:p>
          </table:table-cell>
          <table:table-cell table:style-name="ce25" office:value-type="string">
            <text:p>The date that this organization was dissolv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undingDate</text:p>
          </table:table-cell>
          <table:table-cell table:style-name="ce25" office:value-type="string">
            <text:p>The date that this organization was found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lobalLocationNumber</text:p>
          </table:table-cell>
          <table:table-cell table:style-name="ce25" office:value-type="string">
            <text:p>The Global Location Number (GLN, sometimes also referred to as International Location Number or ILN) of the respective organization, person, or place. The GLN is a 13-digit number used to identify parties and physical loc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asPOS</text:p>
          </table:table-cell>
          <table:table-cell table:style-name="ce25" office:value-type="string">
            <text:p>Points-of-Sales operated by the organization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icV4</text:p>
          </table:table-cell>
          <table:table-cell table:style-name="ce25" office:value-type="string">
            <text:p>The International Standard of Industrial Classification of All Economic Activities (ISIC), Revision 4 code for a particular organization, business person, or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galName</text:p>
          </table:table-cell>
          <table:table-cell table:style-name="ce25" office:value-type="string">
            <text:p>The official name of the organization, e.g. the registered company n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cation</text:p>
          </table:table-cell>
          <table:table-cell table:style-name="ce25" office:value-type="string">
            <text:p>The location of the event, organization or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go</text:p>
          </table:table-cell>
          <table:table-cell table:style-name="ce25" office:value-type="string">
            <text:p>An associated logo.</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kesOffer</text:p>
          </table:table-cell>
          <table:table-cell table:style-name="ce25" office:value-type="string">
            <text:p>A pointer to products or services offered by the organization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mber</text:p>
          </table:table-cell>
          <table:table-cell table:style-name="ce25" office:value-type="string">
            <text:p>A member of an Organization or a ProgramMembership. Organizations can be members of organizations; ProgramMembership is typically for individual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mberOf</text:p>
          </table:table-cell>
          <table:table-cell table:style-name="ce25" office:value-type="string">
            <text:p>An Organization (or ProgramMembership) to which this Person or Organization belong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mbers</text:p>
          </table:table-cell>
          <table:table-cell table:style-name="ce25" office:value-type="string">
            <text:p>A member of this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aics</text:p>
          </table:table-cell>
          <table:table-cell table:style-name="ce25" office:value-type="string">
            <text:p>The North American Industry Classification System (NAICS) code for a particular organization or business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wns</text:p>
          </table:table-cell>
          <table:table-cell table:style-name="ce25" office:value-type="string">
            <text:p>Products owned by the organization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eks</text:p>
          </table:table-cell>
          <table:table-cell table:style-name="ce25" office:value-type="string">
            <text:p>A pointer to products or services sought by the organization or person (deman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Organization</text:p>
          </table:table-cell>
          <table:table-cell table:style-name="ce25" office:value-type="string">
            <text:p>A relationship between two organizations where the first includes the second, e.g., as a subsidiary. See also: the more specific 'department' 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xID</text:p>
          </table:table-cell>
          <table:table-cell table:style-name="ce25" office:value-type="string">
            <text:p>The Tax / Fiscal ID of the organization or person, e.g. the TIN in the US or the CIF/NIF in Spa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elephone</text:p>
          </table:table-cell>
          <table:table-cell table:style-name="ce25" office:value-type="string">
            <text:p>The telephone numb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tID</text:p>
          </table:table-cell>
          <table:table-cell table:style-name="ce25" office:value-type="string">
            <text:p>The Value-added Tax ID of the organization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undingLocation</text:p>
          </table:table-cell>
          <table:table-cell table:style-name="ce25" office:value-type="string">
            <text:p>The place where the Organization was found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ace</text:p>
          </table:table-cell>
          <table:table-cell table:style-name="ce25" office:value-type="string">
            <text:p>Entities that have a somewhat fixed, physical extens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ainedIn</text:p>
          </table:table-cell>
          <table:table-cell table:style-name="ce25" office:value-type="string">
            <text:p>The basic containment relation between plac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eo</text:p>
          </table:table-cell>
          <table:table-cell table:style-name="ce25" office:value-type="string">
            <text:p>The geo coordinates of the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asMap</text:p>
          </table:table-cell>
          <table:table-cell table:style-name="ce25" office:value-type="string">
            <text:p>A URL to a map of the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p</text:p>
          </table:table-cell>
          <table:table-cell table:style-name="ce25" office:value-type="string">
            <text:p>A URL to a map of the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ps</text:p>
          </table:table-cell>
          <table:table-cell table:style-name="ce25" office:value-type="string">
            <text:p>A URL to a map of the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eningHoursSpecification</text:p>
          </table:table-cell>
          <table:table-cell table:style-name="ce25" office:value-type="string">
            <text:p>The opening hours of a certain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hoto</text:p>
          </table:table-cell>
          <table:table-cell table:style-name="ce25" office:value-type="string">
            <text:p>A photograph of this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hotos</text:p>
          </table:table-cell>
          <table:table-cell table:style-name="ce25" office:value-type="string">
            <text:p>Photographs of this pla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calBusiness</text:p>
          </table:table-cell>
          <table:table-cell table:style-name="ce25" office:value-type="string">
            <text:p>A particular physical business or branch of an organization. Examples of LocalBusiness include a restaurant, a particular branch of a restaurant chain, a branch of a bank, a medical practice, a club, a bowling alley,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anchOf</text:p>
          </table:table-cell>
          <table:table-cell table:style-name="ce25" office:value-type="string">
            <text:p>The larger organization that this local business is a branch of, if an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urrenciesAccepted</text:p>
          </table:table-cell>
          <table:table-cell table:style-name="ce25" office:value-type="string">
            <text:p>The currency accepted (in &lt;a href='http://en.wikipedia.org/wiki/ISO_4217'&gt;ISO 4217 currency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eningHours</text:p>
          </table:table-cell>
          <table:table-cell table:style-name="ce25" office:value-type="string">
            <text:p>The opening hours for a business. Opening hours can be specified as a weekly time range, starting with days, then times per day. Multiple days can be listed with commas ',' separating each day. Day or time ranges are specified using a hyphen '-'.&lt;br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Accepted</text:p>
          </table:table-cell>
          <table:table-cell table:style-name="ce25" office:value-type="string">
            <text:p>Cash, credit card,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Range</text:p>
          </table:table-cell>
          <table:table-cell table:style-name="ce25" office:value-type="string">
            <text:p>The price range of the business, for example &lt;code&gt;$$$&lt;/code&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inancialService</text:p>
          </table:table-cell>
          <table:table-cell table:style-name="ce25" office:value-type="string">
            <text:p>Financial services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fessionalService</text:p>
          </table:table-cell>
          <table:table-cell table:style-name="ce25" office:value-type="string">
            <text:p>Provider of professional servic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countingService</text:p>
          </table:table-cell>
          <table:table-cell table:style-name="ce25" office:value-type="string">
            <text:p>Accountancy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dministrativeArea</text:p>
          </table:table-cell>
          <table:table-cell table:style-name="ce25" office:value-type="string">
            <text:p>A geographical region under the jurisdiction of a particular govern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ntertainmentBusiness</text:p>
          </table:table-cell>
          <table:table-cell table:style-name="ce25" office:value-type="string">
            <text:p>A business providing entertain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dultEntertainment</text:p>
          </table:table-cell>
          <table:table-cell table:style-name="ce25" office:value-type="string">
            <text:p>An adult entertainment establish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tangible</text:p>
          </table:table-cell>
          <table:table-cell table:style-name="ce25" office:value-type="string">
            <text:p>A utility class that serves as the umbrella for a number of 'intangible' things such as quantities, structured values,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ffer</text:p>
          </table:table-cell>
          <table:table-cell table:style-name="ce25" office:value-type="string">
            <text:p>An offer to transfer some rights to an item or to provide a service—for example, an offer to sell tickets to an event, to rent the DVD of a movie, to stream a TV show over the internet, to repair a motorcycle, or to loan a book. &lt;br/&gt;&lt;br/&gt;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ptedPaymentMethod</text:p>
          </table:table-cell>
          <table:table-cell table:style-name="ce25" office:value-type="string">
            <text:p>The payment method(s) accepted by seller for this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On</text:p>
          </table:table-cell>
          <table:table-cell table:style-name="ce25" office:value-type="string">
            <text:p>An additional offer that can only be obtained in combination with the first base offer (e.g. supplements and extensions that are available for a surchar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vanceBookingRequirement</text:p>
          </table:table-cell>
          <table:table-cell table:style-name="ce25" office:value-type="string">
            <text:p>The amount of time that is required between accepting the offer and the actual usage of the resource or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ility</text:p>
          </table:table-cell>
          <table:table-cell table:style-name="ce25" office:value-type="string">
            <text:p>The availability of this item—for example In stock, Out of stock, Pre-order,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ilityEnds</text:p>
          </table:table-cell>
          <table:table-cell table:style-name="ce25" office:value-type="string">
            <text:p>The end of the availability of the product or service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ilityStarts</text:p>
          </table:table-cell>
          <table:table-cell table:style-name="ce25" office:value-type="string">
            <text:p>The beginning of the availability of the product or service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AtOrFrom</text:p>
          </table:table-cell>
          <table:table-cell table:style-name="ce25" office:value-type="string">
            <text:p>The place(s) from which the offer can be obtained (e.g. store loc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DeliveryMethod</text:p>
          </table:table-cell>
          <table:table-cell table:style-name="ce25" office:value-type="string">
            <text:p>The delivery method(s) available for this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usinessFunction</text:p>
          </table:table-cell>
          <table:table-cell table:style-name="ce25" office:value-type="string">
            <text:p>The business function (e.g. sell, lease, repair, dispose) of the offer or component of a bundle (TypeAndQuantityNode). The default is http://purl.org/goodrelations/v1#Sel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tegory</text:p>
          </table:table-cell>
          <table:table-cell table:style-name="ce25" office:value-type="string">
            <text:p>A category for the item. Greater signs or slashes can be used to informally indicate a category hierarch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liveryLeadTime</text:p>
          </table:table-cell>
          <table:table-cell table:style-name="ce25" office:value-type="string">
            <text:p>The typical delay between the receipt of the order and the goods leaving the warehou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igibleCustomerType</text:p>
          </table:table-cell>
          <table:table-cell table:style-name="ce25" office:value-type="string">
            <text:p>The type(s) of customers for which the given offer is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igibleDuration</text:p>
          </table:table-cell>
          <table:table-cell table:style-name="ce25" office:value-type="string">
            <text:p>The duration for which the given offer is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igibleQuantity</text:p>
          </table:table-cell>
          <table:table-cell table:style-name="ce25" office:value-type="string">
            <text:p>The interval and unit of measurement of ordering quantities for which the offer or price specification is valid. This allows e.g. specifying that a certain freight charge is valid only for a certain quant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igibleRegion</text:p>
          </table:table-cell>
          <table:table-cell table:style-name="ce25" office:value-type="string">
            <text:p>The ISO 3166-1 (ISO 3166-1 alpha-2) or ISO 3166-2 code, or the GeoShape for the geo-political region(s) for which the offer or delivery charge specification is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eligibleRegion</text:p>
          </table:table-cell>
          <table:table-cell table:style-name="ce25" office:value-type="string">
            <text:p>The place(s) from which the offer cannot be obtained (e.g. a region where the transaction is not allow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igibleTransactionVolume</text:p>
          </table:table-cell>
          <table:table-cell table:style-name="ce25" office:value-type="string">
            <text:p>The transaction volume, in a monetary unit, for which the offer or price specification is valid, e.g. for indicating a minimal purchasing volume, to express free shipping above a certain order volume, or to limit the acceptance of credit cards to pur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tin13</text:p>
          </table:table-cell>
          <table:table-cell table:style-name="ce25" office:value-type="string">
            <text:p>The &lt;a href="http://apps.gs1.org/GDD/glossary/Pages/GTIN-13.aspx"&gt;GTIN-13&lt;/a&gt; code of the product, or the product to which the offer refers. This is equivalent to 13-digit ISBN codes and EAN UCC-13. Former 12-digit UPC codes can be converted into a G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tin14</text:p>
          </table:table-cell>
          <table:table-cell table:style-name="ce25" office:value-type="string">
            <text:p>The &lt;a href="http://apps.gs1.org/GDD/glossary/Pages/GTIN-14.aspx"&gt;GTIN-14&lt;/a&gt; code of the product, or the product to which the offer refers. See &lt;a href="http://www.gs1.org/barcodes/technical/idkeys/gtin"&gt;GS1 GTIN Summary&lt;/a&gt; for more detail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tin8</text:p>
          </table:table-cell>
          <table:table-cell table:style-name="ce25" office:value-type="string">
            <text:p>The &lt;a href="http://apps.gs1.org/GDD/glossary/Pages/GTIN-8.aspx"&gt;GTIN-8&lt;/a&gt; code of the product, or the product to which the offer refers. This code is also known as EAN/UCC-8 or 8-digit EAN. See &lt;a href="http://www.gs1.org/barcodes/technical/idkeys/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cludesObject</text:p>
          </table:table-cell>
          <table:table-cell table:style-name="ce25" office:value-type="string">
            <text:p>This links to a node or nodes indicating the exact quantity of the products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ventoryLevel</text:p>
          </table:table-cell>
          <table:table-cell table:style-name="ce25" office:value-type="string">
            <text:p>The current approximate inventory level for the item or item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Condition</text:p>
          </table:table-cell>
          <table:table-cell table:style-name="ce25" office:value-type="string">
            <text:p>A predefined value from OfferItemCondition or a textual description of the condition of the product or service, or the products or services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Offered</text:p>
          </table:table-cell>
          <table:table-cell table:style-name="ce25" office:value-type="string">
            <text:p>The item being offe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pn</text:p>
          </table:table-cell>
          <table:table-cell table:style-name="ce25" office:value-type="string">
            <text:p>The Manufacturer Part Number (MPN) of the product, or the product to which the offer ref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text:p>
          </table:table-cell>
          <table:table-cell table:style-name="ce25" office:value-type="string">
            <text:p>The offer price of a product, or of a price component when attached to PriceSpecification and its subtypes. &lt;br /&gt; &lt;br /&gt; Usage guidelines: &lt;br /&gt; &lt;ul&gt; &lt;li&gt;Use the &lt;a href="/priceCurrency"&gt;priceCurrency&lt;/a&gt; property (with &lt;a href="http://en.wik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Specification</text:p>
          </table:table-cell>
          <table:table-cell table:style-name="ce25" office:value-type="string">
            <text:p>One or more detailed price specifications, indicating the unit price and delivery or payment charg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ValidUntil</text:p>
          </table:table-cell>
          <table:table-cell table:style-name="ce25" office:value-type="string">
            <text:p>The date after which the price is no longer avail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ller</text:p>
          </table:table-cell>
          <table:table-cell table:style-name="ce25" office:value-type="string">
            <text:p>An entity which offers (sells / leases / lends / loans) the services / goods. A seller may also be a provi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ialNumber</text:p>
          </table:table-cell>
          <table:table-cell table:style-name="ce25" office:value-type="string">
            <text:p>The serial number or any alphanumeric identifier of a particular product. When attached to an offer, it is a shortcut for the serial number of the product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ku</text:p>
          </table:table-cell>
          <table:table-cell table:style-name="ce25" office:value-type="string">
            <text:p>The Stock Keeping Unit (SKU), i.e. a merchant-specific identifier for a product or service, or the product to which the offer ref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idFrom</text:p>
          </table:table-cell>
          <table:table-cell table:style-name="ce25" office:value-type="string">
            <text:p>The date when the item becomes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idThrough</text:p>
          </table:table-cell>
          <table:table-cell table:style-name="ce25" office:value-type="string">
            <text:p>The end of the validity of offer, price specification, or opening hours dat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arranty</text:p>
          </table:table-cell>
          <table:table-cell table:style-name="ce25" office:value-type="string">
            <text:p>The warranty promise(s) included in th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Currency</text:p>
          </table:table-cell>
          <table:table-cell table:style-name="ce25" office:value-type="string">
            <text:p>The currency (in 3-letter ISO 4217 format) of the price or a price component, when attached to PriceSpecification and its subtyp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ggregateOffer</text:p>
          </table:table-cell>
          <table:table-cell table:style-name="ce25" office:value-type="string">
            <text:p>When a single product is associated with multiple offers (for example, the same pair of shoes is offered by different merchants), then AggregateOffer can be us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ighPrice</text:p>
          </table:table-cell>
          <table:table-cell table:style-name="ce25" office:value-type="string">
            <text:p>The highest price of all offers avail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wPrice</text:p>
          </table:table-cell>
          <table:table-cell table:style-name="ce25" office:value-type="string">
            <text:p>The lowest price of all offers avail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fferCount</text:p>
          </table:table-cell>
          <table:table-cell table:style-name="ce25" office:value-type="string">
            <text:p>The number of offers for the produ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ting</text:p>
          </table:table-cell>
          <table:table-cell table:style-name="ce25" office:value-type="string">
            <text:p>A rating is an evaluation on a numeric scale, such as 1 to 5 sta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estRating</text:p>
          </table:table-cell>
          <table:table-cell table:style-name="ce25" office:value-type="string">
            <text:p>The highest value allowed in this rating system. If bestRating is omitted, 5 is assu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atingValue</text:p>
          </table:table-cell>
          <table:table-cell table:style-name="ce25" office:value-type="string">
            <text:p>The rating for the cont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stRating</text:p>
          </table:table-cell>
          <table:table-cell table:style-name="ce25" office:value-type="string">
            <text:p>The lowest value allowed in this rating system. If worstRating is omitted, 1 is assum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ggregateRating</text:p>
          </table:table-cell>
          <table:table-cell table:style-name="ce25" office:value-type="string">
            <text:p>The average rating based on multiple ratings or review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Reviewed</text:p>
          </table:table-cell>
          <table:table-cell table:style-name="ce25" office:value-type="string">
            <text:p>The item that is being reviewed/r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atingCount</text:p>
          </table:table-cell>
          <table:table-cell table:style-name="ce25" office:value-type="string">
            <text:p>The count of total number of rating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Count</text:p>
          </table:table-cell>
          <table:table-cell table:style-name="ce25" office:value-type="string">
            <text:p>The count of total number of review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ivicStructure</text:p>
          </table:table-cell>
          <table:table-cell table:style-name="ce25" office:value-type="string">
            <text:p>A public structure, such as a town hall or concert hal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irport</text:p>
          </table:table-cell>
          <table:table-cell table:style-name="ce25" office:value-type="string">
            <text:p>An airpo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ataCode</text:p>
          </table:table-cell>
          <table:table-cell table:style-name="ce25" office:value-type="string">
            <text:p>IATA identifier for an airline or airpo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acoCode</text:p>
          </table:table-cell>
          <table:table-cell table:style-name="ce25" office:value-type="string">
            <text:p>IACO identifier for an airpor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musementPark</text:p>
          </table:table-cell>
          <table:table-cell table:style-name="ce25" office:value-type="string">
            <text:p>An amusement pa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Entity</text:p>
          </table:table-cell>
          <table:table-cell table:style-name="ce25" office:value-type="string">
            <text:p>The most generic type of entity related to health and the practice of medic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de</text:p>
          </table:table-cell>
          <table:table-cell table:style-name="ce25" office:value-type="string">
            <text:p>A medical code for the entity, taken from a controlled vocabulary or ontology such as ICD-9, DiseasesDB, MeSH, SNOMED-CT, RxNorm,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uideline</text:p>
          </table:table-cell>
          <table:table-cell table:style-name="ce25" office:value-type="string">
            <text:p>A medical guideline related to this ent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dicineSystem</text:p>
          </table:table-cell>
          <table:table-cell table:style-name="ce25" office:value-type="string">
            <text:p>The system of medicine that includes this MedicalEntity, for example 'evidence-based', 'homeopathic', 'chiropractic',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gnizingAuthority</text:p>
          </table:table-cell>
          <table:table-cell table:style-name="ce25" office:value-type="string">
            <text:p>If applicable, the organization that officially recognizes this entity as part of its endorsed system of medic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evantSpecialty</text:p>
          </table:table-cell>
          <table:table-cell table:style-name="ce25" office:value-type="string">
            <text:p>If applicable, a medical specialty in which this entity is releva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udy</text:p>
          </table:table-cell>
          <table:table-cell table:style-name="ce25" office:value-type="string">
            <text:p>A medical study or trial related to this ent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natomicalStructure</text:p>
          </table:table-cell>
          <table:table-cell table:style-name="ce25" office:value-type="string">
            <text:p>Any part of the human body, typically a component of an anatomical system. Organs, tissues, and cells are all anatomical structur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ociatedPathophysiology</text:p>
          </table:table-cell>
          <table:table-cell table:style-name="ce25" office:value-type="string">
            <text:p>If applicable, a description of the pathophysiology associated with the anatomical system, including potential abnormal changes in the mechanical, physical, and biochemical functions of the sys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dyLocation</text:p>
          </table:table-cell>
          <table:table-cell table:style-name="ce25" office:value-type="string">
            <text:p>Location in the body of the anatomical structu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nectedTo</text:p>
          </table:table-cell>
          <table:table-cell table:style-name="ce25" office:value-type="string">
            <text:p>Other anatomical structures to which this structure is connec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agram</text:p>
          </table:table-cell>
          <table:table-cell table:style-name="ce25" office:value-type="string">
            <text:p>An image containing a diagram that illustrates the structure and/or its component substructures and/or connections with other structur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unction</text:p>
          </table:table-cell>
          <table:table-cell table:style-name="ce25" office:value-type="string">
            <text:p>Function of the anatomical structu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System</text:p>
          </table:table-cell>
          <table:table-cell table:style-name="ce25" office:value-type="string">
            <text:p>The anatomical or organ system that this structure is part of.</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Condition</text:p>
          </table:table-cell>
          <table:table-cell table:style-name="ce25" office:value-type="string">
            <text:p>A medical condition associated with this anatom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Therapy</text:p>
          </table:table-cell>
          <table:table-cell table:style-name="ce25" office:value-type="string">
            <text:p>A medical therapy related to this anatom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Structure</text:p>
          </table:table-cell>
          <table:table-cell table:style-name="ce25" office:value-type="string">
            <text:p>Component (sub-)structure(s) that comprise this anatomical structu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natomicalSystem</text:p>
          </table:table-cell>
          <table:table-cell table:style-name="ce25" office:value-type="string">
            <text:p>An anatomical system is a group of anatomical structures that work together to perform a certain task. Anatomical systems, such as organ systems, are one organizing principle of anatomy, and can includes circulatory, digestive, endocrine, integumenta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prisedOf</text:p>
          </table:table-cell>
          <table:table-cell table:style-name="ce25" office:value-type="string">
            <text:p>The underlying anatomical structures, such as organs, that comprise the anatomical sys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Structure</text:p>
          </table:table-cell>
          <table:table-cell table:style-name="ce25" office:value-type="string">
            <text:p>Related anatomical structure(s) that are not part of the system but relate or connect to it, such as vascular bundles associated with an organ syste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nimalShelter</text:p>
          </table:table-cell>
          <table:table-cell table:style-name="ce25" office:value-type="string">
            <text:p>Animal shel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idence</text:p>
          </table:table-cell>
          <table:table-cell table:style-name="ce25" office:value-type="string">
            <text:p>The place where a person liv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partmentComplex</text:p>
          </table:table-cell>
          <table:table-cell table:style-name="ce25" office:value-type="string">
            <text:p>Residence type: Apartment complex.</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Indication</text:p>
          </table:table-cell>
          <table:table-cell table:style-name="ce25" office:value-type="string">
            <text:p>A condition or factor that indicates use of a medical therapy, including signs, symptoms, risk factors, anatomical states,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pprovedIndication</text:p>
          </table:table-cell>
          <table:table-cell table:style-name="ce25" office:value-type="string">
            <text:p>An indication for a medical therapy that has been formally specified or approved by a regulatory body that regulates use of the therapy; for example, the US FDA approves indications for most drugs in the U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quarium</text:p>
          </table:table-cell>
          <table:table-cell table:style-name="ce25" office:value-type="string">
            <text:p>Aquari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rtGallery</text:p>
          </table:table-cell>
          <table:table-cell table:style-name="ce25" office:value-type="string">
            <text:p>An art gall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essel</text:p>
          </table:table-cell>
          <table:table-cell table:style-name="ce25" office:value-type="string">
            <text:p>A component of the human body circulatory system comprised of an intricate network of hollow tubes that transport blood throughout the entire bod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rtery</text:p>
          </table:table-cell>
          <table:table-cell table:style-name="ce25" office:value-type="string">
            <text:p>A type of blood vessel that specifically carries blood away from the hea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terialBranch</text:p>
          </table:table-cell>
          <table:table-cell table:style-name="ce25" office:value-type="string">
            <text:p>The branches that comprise the arterial structu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urce</text:p>
          </table:table-cell>
          <table:table-cell table:style-name="ce25" office:value-type="string">
            <text:p>The anatomical or organ system that the artery originates fro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pplyTo</text:p>
          </table:table-cell>
          <table:table-cell table:style-name="ce25" office:value-type="string">
            <text:p>The area to which the artery supplies bloo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rticle</text:p>
          </table:table-cell>
          <table:table-cell table:style-name="ce25" office:value-type="string">
            <text:p>An article, such as a news article or piece of investigative report. Newspapers and magazines have articles of many different types and this is intended to cover them all. &lt;br/&gt;&lt;br/&gt;See also &lt;a href="http://blog.schema.org/2014/09/schemaorg-su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ticleBody</text:p>
          </table:table-cell>
          <table:table-cell table:style-name="ce25" office:value-type="string">
            <text:p>The actual body of the arti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ticleSection</text:p>
          </table:table-cell>
          <table:table-cell table:style-name="ce25" office:value-type="string">
            <text:p>Articles may belong to one or more 'sections' in a magazine or newspaper, such as Sports, Lifestyl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dCount</text:p>
          </table:table-cell>
          <table:table-cell table:style-name="ce25" office:value-type="string">
            <text:p>The number of words in the text of the Arti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geEnd</text:p>
          </table:table-cell>
          <table:table-cell table:style-name="ce25" office:value-type="string">
            <text:p>The page on which the work ends; for example "138" or "xvi".</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geStart</text:p>
          </table:table-cell>
          <table:table-cell table:style-name="ce25" office:value-type="string">
            <text:p>The page on which the work starts; for example "135" or "xiii".</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gination</text:p>
          </table:table-cell>
          <table:table-cell table:style-name="ce25" office:value-type="string">
            <text:p>Any description of pages that is not separated into pageStart and pageEnd; for example, "1-6, 9, 55" or "10-12, 46-49".</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ttorney</text:p>
          </table:table-cell>
          <table:table-cell table:style-name="ce25" office:value-type="string">
            <text:p>Professional service: Attorne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dience</text:p>
          </table:table-cell>
          <table:table-cell table:style-name="ce25" office:value-type="string">
            <text:p>Intended audience for an item, i.e. the group for whom the item was cre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udienceType</text:p>
          </table:table-cell>
          <table:table-cell table:style-name="ce25" office:value-type="string">
            <text:p>The target group associated with a given audience (e.g. veterans, car owners, musician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eographicArea</text:p>
          </table:table-cell>
          <table:table-cell table:style-name="ce25" office:value-type="string">
            <text:p>The geographic area associated with the audie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aObject</text:p>
          </table:table-cell>
          <table:table-cell table:style-name="ce25" office:value-type="string">
            <text:p>An image, video, or audio object embedded in a web page. Note that a creative work may have many media objects associated with it on the same web page. For example, a page about a single song (MusicRecording) may have a music video (VideoObject), and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ociatedArticle</text:p>
          </table:table-cell>
          <table:table-cell table:style-name="ce25" office:value-type="string">
            <text:p>A NewsArticle associated with the Media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trate</text:p>
          </table:table-cell>
          <table:table-cell table:style-name="ce25" office:value-type="string">
            <text:p>The bitrate of the media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entSize</text:p>
          </table:table-cell>
          <table:table-cell table:style-name="ce25" office:value-type="string">
            <text:p>File size in (mega/kilo) by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entUrl</text:p>
          </table:table-cell>
          <table:table-cell table:style-name="ce25" office:value-type="string">
            <text:p>Actual bytes of the media object, for example the image file or video fi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uration</text:p>
          </table:table-cell>
          <table:table-cell table:style-name="ce25" office:value-type="string">
            <text:p>The duration of the item (movie, audio recording, event, etc.) in &lt;a href='http://en.wikipedia.org/wiki/ISO_8601'&gt;ISO 8601 date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mbedUrl</text:p>
          </table:table-cell>
          <table:table-cell table:style-name="ce25" office:value-type="string">
            <text:p>A URL pointing to a player for a specific video. In general, this is the information in the &lt;code&gt;src&lt;/code&gt; element of an &lt;code&gt;embed&lt;/code&gt; tag and should not be the same as the content of the &lt;code&gt;loc&lt;/code&gt; ta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codesCreativeWork</text:p>
          </table:table-cell>
          <table:table-cell table:style-name="ce25" office:value-type="string">
            <text:p>The CreativeWork encoded by this media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codingFormat</text:p>
          </table:table-cell>
          <table:table-cell table:style-name="ce25" office:value-type="string">
            <text:p>mp3, mpeg4,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ires</text:p>
          </table:table-cell>
          <table:table-cell table:style-name="ce25" office:value-type="string">
            <text:p>Date the content expires and is no longer useful or available. Useful for video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eight</text:p>
          </table:table-cell>
          <table:table-cell table:style-name="ce25" office:value-type="string">
            <text:p>The height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layerType</text:p>
          </table:table-cell>
          <table:table-cell table:style-name="ce25" office:value-type="string">
            <text:p>Player type required—for example, Flash or Silverligh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ductionCompany</text:p>
          </table:table-cell>
          <table:table-cell table:style-name="ce25" office:value-type="string">
            <text:p>The production company or studio responsible for the item e.g. series, video game, episod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blication</text:p>
          </table:table-cell>
          <table:table-cell table:style-name="ce25" office:value-type="string">
            <text:p>A publication event associated with the episode, clip or media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gionsAllowed</text:p>
          </table:table-cell>
          <table:table-cell table:style-name="ce25" office:value-type="string">
            <text:p>The regions where the media is allowed. If not specified, then it's assumed to be allowed everywhere. Specify the countries in &lt;a href='http://en.wikipedia.org/wiki/ISO_3166'&gt;ISO 3166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quiresSubscription</text:p>
          </table:table-cell>
          <table:table-cell table:style-name="ce25" office:value-type="string">
            <text:p>Indicates if use of the media require a subscription (either paid or free). Allowed values are &lt;code&gt;true&lt;/code&gt; or &lt;code&gt;false&lt;/code&gt; (note that an earlier version had 'yes', 'no').</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ploadDate</text:p>
          </table:table-cell>
          <table:table-cell table:style-name="ce25" office:value-type="string">
            <text:p>Date when this media object was uploaded to this si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idth</text:p>
          </table:table-cell>
          <table:table-cell table:style-name="ce25" office:value-type="string">
            <text:p>The width of the ite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dioObject</text:p>
          </table:table-cell>
          <table:table-cell table:style-name="ce25" office:value-type="string">
            <text:p>An audio fi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nscript</text:p>
          </table:table-cell>
          <table:table-cell table:style-name="ce25" office:value-type="string">
            <text:p>If this MediaObject is an AudioObject or VideoObject, the transcript of that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motiveBusiness</text:p>
          </table:table-cell>
          <table:table-cell table:style-name="ce25" office:value-type="string">
            <text:p>Car repair, sales, or par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BodyShop</text:p>
          </table:table-cell>
          <table:table-cell table:style-name="ce25" office:value-type="string">
            <text:p>Auto body sh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Dealer</text:p>
          </table:table-cell>
          <table:table-cell table:style-name="ce25" office:value-type="string">
            <text:p>An car dealershi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tore</text:p>
          </table:table-cell>
          <table:table-cell table:style-name="ce25" office:value-type="string">
            <text:p>A retail good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PartsStore</text:p>
          </table:table-cell>
          <table:table-cell table:style-name="ce25" office:value-type="string">
            <text:p>An auto parts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Rental</text:p>
          </table:table-cell>
          <table:table-cell table:style-name="ce25" office:value-type="string">
            <text:p>A car rental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Repair</text:p>
          </table:table-cell>
          <table:table-cell table:style-name="ce25" office:value-type="string">
            <text:p>Car repair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Wash</text:p>
          </table:table-cell>
          <table:table-cell table:style-name="ce25" office:value-type="string">
            <text:p>A car wash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omatedTeller</text:p>
          </table:table-cell>
          <table:table-cell table:style-name="ce25" office:value-type="string">
            <text:p>ATM/cash machin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oodEstablishment</text:p>
          </table:table-cell>
          <table:table-cell table:style-name="ce25" office:value-type="string">
            <text:p>A food-related busin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ptsReservations</text:p>
          </table:table-cell>
          <table:table-cell table:style-name="ce25" office:value-type="string">
            <text:p>Indicates whether a FoodEstablishment accepts reservations. Values can be Boolean, an URL at which reservations can be made or (for backwards compatibility) the strings &lt;code&gt;Yes&lt;/code&gt; or &lt;code&gt;No&lt;/code&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nu</text:p>
          </table:table-cell>
          <table:table-cell table:style-name="ce25" office:value-type="string">
            <text:p>Either the actual menu or a URL of the menu.</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esCuisine</text:p>
          </table:table-cell>
          <table:table-cell table:style-name="ce25" office:value-type="string">
            <text:p>The cuisine of the restaura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akery</text:p>
          </table:table-cell>
          <table:table-cell table:style-name="ce25" office:value-type="string">
            <text:p>A bak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ankOrCreditUnion</text:p>
          </table:table-cell>
          <table:table-cell table:style-name="ce25" office:value-type="string">
            <text:p>Bank or credit un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arOrPub</text:p>
          </table:table-cell>
          <table:table-cell table:style-name="ce25" office:value-type="string">
            <text:p>A bar or pub.</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each</text:p>
          </table:table-cell>
          <table:table-cell table:style-name="ce25" office:value-type="string">
            <text:p>Beac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ealthAndBeautyBusiness</text:p>
          </table:table-cell>
          <table:table-cell table:style-name="ce25" office:value-type="string">
            <text:p>Health and beau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eautySalon</text:p>
          </table:table-cell>
          <table:table-cell table:style-name="ce25" office:value-type="string">
            <text:p>Beauty sal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dgingBusiness</text:p>
          </table:table-cell>
          <table:table-cell table:style-name="ce25" office:value-type="string">
            <text:p>A lodging business, such as a motel, hotel, or in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edAndBreakfast</text:p>
          </table:table-cell>
          <table:table-cell table:style-name="ce25" office:value-type="string">
            <text:p>Bed and breakfa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ikeStore</text:p>
          </table:table-cell>
          <table:table-cell table:style-name="ce25" office:value-type="string">
            <text:p>A bik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log</text:p>
          </table:table-cell>
          <table:table-cell table:style-name="ce25" office:value-type="string">
            <text:p>A blo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logPost</text:p>
          </table:table-cell>
          <table:table-cell table:style-name="ce25" office:value-type="string">
            <text:p>A posting that is part of this blo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logPosts</text:p>
          </table:table-cell>
          <table:table-cell table:style-name="ce25" office:value-type="string">
            <text:p>The postings that are part of this blo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logPosting</text:p>
          </table:table-cell>
          <table:table-cell table:style-name="ce25" office:value-type="string">
            <text:p>A blog po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Test</text:p>
          </table:table-cell>
          <table:table-cell table:style-name="ce25" office:value-type="string">
            <text:p>Any medical test, typically performed for diagnostic purpos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ffectedBy</text:p>
          </table:table-cell>
          <table:table-cell table:style-name="ce25" office:value-type="string">
            <text:p>Drugs that affect the test's resul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ormalRange</text:p>
          </table:table-cell>
          <table:table-cell table:style-name="ce25" office:value-type="string">
            <text:p>Range of acceptable values for a typical patient, when applic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gnDetected</text:p>
          </table:table-cell>
          <table:table-cell table:style-name="ce25" office:value-type="string">
            <text:p>A sign detected by the te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sedToDiagnose</text:p>
          </table:table-cell>
          <table:table-cell table:style-name="ce25" office:value-type="string">
            <text:p>A condition the test is used to diagno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sesDevice</text:p>
          </table:table-cell>
          <table:table-cell table:style-name="ce25" office:value-type="string">
            <text:p>Device used to perform the te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loodTest</text:p>
          </table:table-cell>
          <table:table-cell table:style-name="ce25" office:value-type="string">
            <text:p>A medical test performed on a sample of a patient's bloo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andform</text:p>
          </table:table-cell>
          <table:table-cell table:style-name="ce25" office:value-type="string">
            <text:p>A landform or physical feature. Landform elements include mountains, plains, lakes, rivers, seascape and oceanic waterbody interface features such as bays, peninsulas, seas and so forth, including sub-aqueous terrain features such as submersed moun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dyOfWater</text:p>
          </table:table-cell>
          <table:table-cell table:style-name="ce25" office:value-type="string">
            <text:p>A body of water, such as a sea, ocean, or lak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ne</text:p>
          </table:table-cell>
          <table:table-cell table:style-name="ce25" office:value-type="string">
            <text:p>Rigid connective tissue that comprises up the skeletal structure of the human bod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k</text:p>
          </table:table-cell>
          <table:table-cell table:style-name="ce25" office:value-type="string">
            <text:p>A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okEdition</text:p>
          </table:table-cell>
          <table:table-cell table:style-name="ce25" office:value-type="string">
            <text:p>The edition of the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okFormat</text:p>
          </table:table-cell>
          <table:table-cell table:style-name="ce25" office:value-type="string">
            <text:p>The format of the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llustrator</text:p>
          </table:table-cell>
          <table:table-cell table:style-name="ce25" office:value-type="string">
            <text:p>The illustrator of the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bn</text:p>
          </table:table-cell>
          <table:table-cell table:style-name="ce25" office:value-type="string">
            <text:p>The ISBN of the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Pages</text:p>
          </table:table-cell>
          <table:table-cell table:style-name="ce25" office:value-type="string">
            <text:p>The number of pages in the boo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numeration</text:p>
          </table:table-cell>
          <table:table-cell table:style-name="ce25" office:value-type="string">
            <text:p>Lists or enumerations—for example, a list of cuisines or music genres,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kFormatType</text:p>
          </table:table-cell>
          <table:table-cell table:style-name="ce25" office:value-type="string">
            <text:p>The publication format of the boo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kStore</text:p>
          </table:table-cell>
          <table:table-cell table:style-name="ce25" office:value-type="string">
            <text:p>A book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aType</text:p>
          </table:table-cell>
          <table:table-cell table:style-name="ce25" office:value-type="string">
            <text:p>The basic data types such as Integers, Strings,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lean</text:p>
          </table:table-cell>
          <table:table-cell table:style-name="ce25" office:value-type="string">
            <text:p>Boolean: True or Fal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ortsActivityLocation</text:p>
          </table:table-cell>
          <table:table-cell table:style-name="ce25" office:value-type="string">
            <text:p>A sports location, such as a playing fiel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wlingAlley</text:p>
          </table:table-cell>
          <table:table-cell table:style-name="ce25" office:value-type="string">
            <text:p>A bowling alle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ainStructure</text:p>
          </table:table-cell>
          <table:table-cell table:style-name="ce25" office:value-type="string">
            <text:p>Any anatomical structure which pertains to the soft nervous tissue functioning as the coordinating center of sensation and intellectual and nervous activ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ewery</text:p>
          </table:table-cell>
          <table:table-cell table:style-name="ce25" office:value-type="string">
            <text:p>Brew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aceOfWorship</text:p>
          </table:table-cell>
          <table:table-cell table:style-name="ce25" office:value-type="string">
            <text:p>Place of worship, such as a church, synagogue, or mosq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ddhistTemple</text:p>
          </table:table-cell>
          <table:table-cell table:style-name="ce25" office:value-type="string">
            <text:p>A Buddhist temp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Station</text:p>
          </table:table-cell>
          <table:table-cell table:style-name="ce25" office:value-type="string">
            <text:p>A bus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Stop</text:p>
          </table:table-cell>
          <table:table-cell table:style-name="ce25" office:value-type="string">
            <text:p>A bus st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vent</text:p>
          </table:table-cell>
          <table:table-cell table:style-name="ce25" office:value-type="string">
            <text:p>An event happening at a certain time and location, such as a concert, lecture, or festival. Ticketing information may be added via the 'offers' property. Repeated events may be structured as separate Event objec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ganizer</text:p>
          </table:table-cell>
          <table:table-cell table:style-name="ce25" office:value-type="string">
            <text:p>An organizer of an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ttendee</text:p>
          </table:table-cell>
          <table:table-cell table:style-name="ce25" office:value-type="string">
            <text:p>A person or organization attending the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ttendees</text:p>
          </table:table-cell>
          <table:table-cell table:style-name="ce25" office:value-type="string">
            <text:p>A person attending the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orTime</text:p>
          </table:table-cell>
          <table:table-cell table:style-name="ce25" office:value-type="string">
            <text:p>The time admission will comm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dDate</text:p>
          </table:table-cell>
          <table:table-cell table:style-name="ce25" office:value-type="string">
            <text:p>The end date and time of the item (in &lt;a href='http://en.wikipedia.org/wiki/ISO_8601'&gt;ISO 8601 date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ventStatus</text:p>
          </table:table-cell>
          <table:table-cell table:style-name="ce25" office:value-type="string">
            <text:p>An eventStatus of an event represents its status; particularly useful when an event is cancelled or reschedul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erformer</text:p>
          </table:table-cell>
          <table:table-cell table:style-name="ce25" office:value-type="string">
            <text:p>A performer at the event—for example, a presenter, musician, musical group or act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erformers</text:p>
          </table:table-cell>
          <table:table-cell table:style-name="ce25" office:value-type="string">
            <text:p>The main performer or performers of the event—for example, a presenter, musician, or act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viousStartDate</text:p>
          </table:table-cell>
          <table:table-cell table:style-name="ce25" office:value-type="string">
            <text:p>Used in conjunction with eventStatus for rescheduled or cancelled events. This property contains the previously scheduled start date. For rescheduled events, the startDate property should be used for the newly scheduled start date. In the (rare) cas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rdedIn</text:p>
          </table:table-cell>
          <table:table-cell table:style-name="ce25" office:value-type="string">
            <text:p>The CreativeWork that captured all or part of this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artDate</text:p>
          </table:table-cell>
          <table:table-cell table:style-name="ce25" office:value-type="string">
            <text:p>The start date and time of the item (in &lt;a href='http://en.wikipedia.org/wiki/ISO_8601'&gt;ISO 8601 date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Event</text:p>
          </table:table-cell>
          <table:table-cell table:style-name="ce25" office:value-type="string">
            <text:p>An Event that is part of this event. For example, a conference event includes many presentations, each of which is a subEvent of the confer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Events</text:p>
          </table:table-cell>
          <table:table-cell table:style-name="ce25" office:value-type="string">
            <text:p>Events that are a part of this event. For example, a conference event includes many presentations, each subEvents of the confer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perEvent</text:p>
          </table:table-cell>
          <table:table-cell table:style-name="ce25" office:value-type="string">
            <text:p>An event that this event is a part of. For example, a collection of individual music performances might each have a music festival as their super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Performed</text:p>
          </table:table-cell>
          <table:table-cell table:style-name="ce25" office:value-type="string">
            <text:p>A work performed in some event, for example a play performed in a Theater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inessEvent</text:p>
          </table:table-cell>
          <table:table-cell table:style-name="ce25" office:value-type="string">
            <text:p>Event type: Business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feOrCoffeeShop</text:p>
          </table:table-cell>
          <table:table-cell table:style-name="ce25" office:value-type="string">
            <text:p>A cafe or coffee sh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mpground</text:p>
          </table:table-cell>
          <table:table-cell table:style-name="ce25" office:value-type="string">
            <text:p>A campgrou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nal</text:p>
          </table:table-cell>
          <table:table-cell table:style-name="ce25" office:value-type="string">
            <text:p>A canal, like the Panama Cana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sino</text:p>
          </table:table-cell>
          <table:table-cell table:style-name="ce25" office:value-type="string">
            <text:p>A casin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tholicChurch</text:p>
          </table:table-cell>
          <table:table-cell table:style-name="ce25" office:value-type="string">
            <text:p>A Catholic churc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emetery</text:p>
          </table:table-cell>
          <table:table-cell table:style-name="ce25" office:value-type="string">
            <text:p>A graveyar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eckoutPage</text:p>
          </table:table-cell>
          <table:table-cell table:style-name="ce25" office:value-type="string">
            <text:p>Web page type: Checkout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ildCare</text:p>
          </table:table-cell>
          <table:table-cell table:style-name="ce25" office:value-type="string">
            <text:p>A Childcare cen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ildrensEvent</text:p>
          </table:table-cell>
          <table:table-cell table:style-name="ce25" office:value-type="string">
            <text:p>Event type: Children's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urch</text:p>
          </table:table-cell>
          <table:table-cell table:style-name="ce25" office:value-type="string">
            <text:p>A churc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ity</text:p>
          </table:table-cell>
          <table:table-cell table:style-name="ce25" office:value-type="string">
            <text:p>A city or tow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vernmentBuilding</text:p>
          </table:table-cell>
          <table:table-cell table:style-name="ce25" office:value-type="string">
            <text:p>A government build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ityHall</text:p>
          </table:table-cell>
          <table:table-cell table:style-name="ce25" office:value-type="string">
            <text:p>A city hal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lothingStore</text:p>
          </table:table-cell>
          <table:table-cell table:style-name="ce25" office:value-type="string">
            <text:p>A clothing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llectionPage</text:p>
          </table:table-cell>
          <table:table-cell table:style-name="ce25" office:value-type="string">
            <text:p>Web page type: Collection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ducationalOrganization</text:p>
          </table:table-cell>
          <table:table-cell table:style-name="ce25" office:value-type="string">
            <text:p>An educational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umni</text:p>
          </table:table-cell>
          <table:table-cell table:style-name="ce25" office:value-type="string">
            <text:p>Alumni of educational organiz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llegeOrUniversity</text:p>
          </table:table-cell>
          <table:table-cell table:style-name="ce25" office:value-type="string">
            <text:p>A college, university, or other third-level educational institu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edyClub</text:p>
          </table:table-cell>
          <table:table-cell table:style-name="ce25" office:value-type="string">
            <text:p>A comedy club.</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edyEvent</text:p>
          </table:table-cell>
          <table:table-cell table:style-name="ce25" office:value-type="string">
            <text:p>Event type: Comedy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ment</text:p>
          </table:table-cell>
          <table:table-cell table:style-name="ce25" office:value-type="string">
            <text:p>A comment on an item - for example, a comment on a blog post. The comment's content is expressed via the "text" property, and its topic via "about", properties shared with all CreativeWork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pvoteCount</text:p>
          </table:table-cell>
          <table:table-cell table:style-name="ce25" office:value-type="string">
            <text:p>The number of upvotes this question has received from the commun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wnvoteCount</text:p>
          </table:table-cell>
          <table:table-cell table:style-name="ce25" office:value-type="string">
            <text:p>The number of downvotes this question has received from the commun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entItem</text:p>
          </table:table-cell>
          <table:table-cell table:style-name="ce25" office:value-type="string">
            <text:p>The parent of a question, answer or item in genera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puterStore</text:p>
          </table:table-cell>
          <table:table-cell table:style-name="ce25" office:value-type="string">
            <text:p>A computer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tactPage</text:p>
          </table:table-cell>
          <table:table-cell table:style-name="ce25" office:value-type="string">
            <text:p>Web page type: Contact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tructuredValue</text:p>
          </table:table-cell>
          <table:table-cell table:style-name="ce25" office:value-type="string">
            <text:p>Structured values are strings—for example, addresses—that have certain constraints on their structu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tactPoint</text:p>
          </table:table-cell>
          <table:table-cell table:style-name="ce25" office:value-type="string">
            <text:p>A contact point—for example, a Customer Complaints depart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eaServed</text:p>
          </table:table-cell>
          <table:table-cell table:style-name="ce25" office:value-type="string">
            <text:p>The location served by this contact point (e.g., a phone number intended for Europeans vs. North Americans or only within the United St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Language</text:p>
          </table:table-cell>
          <table:table-cell table:style-name="ce25" office:value-type="string">
            <text:p>A language someone may use with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actOption</text:p>
          </table:table-cell>
          <table:table-cell table:style-name="ce25" office:value-type="string">
            <text:p>An option available on this contact point (e.g. a toll-free number or support for hearing-impaired call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actType</text:p>
          </table:table-cell>
          <table:table-cell table:style-name="ce25" office:value-type="string">
            <text:p>A person or organization can have different contact points, for different purposes. For example, a sales contact point, a PR contact point and so on. This property is used to specify the kind of contact poi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ursAvailable</text:p>
          </table:table-cell>
          <table:table-cell table:style-name="ce25" office:value-type="string">
            <text:p>The hours during which this contact point is avail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ductSupported</text:p>
          </table:table-cell>
          <table:table-cell table:style-name="ce25" office:value-type="string">
            <text:p>The product or service this support contact point is related to (such as product support for a particular product line). This can be a specific product or product line (e.g. "iPhone") or a general category of products or services (e.g. "smartphones")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tinent</text:p>
          </table:table-cell>
          <table:table-cell table:style-name="ce25" office:value-type="string">
            <text:p>One of the continents (for example, Europe or Afric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venienceStore</text:p>
          </table:table-cell>
          <table:table-cell table:style-name="ce25" office:value-type="string">
            <text:p>A convenienc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rporation</text:p>
          </table:table-cell>
          <table:table-cell table:style-name="ce25" office:value-type="string">
            <text:p>Organization: A business corpor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ckerSymbol</text:p>
          </table:table-cell>
          <table:table-cell table:style-name="ce25" office:value-type="string">
            <text:p>The exchange traded instrument associated with a Corporation object. The tickerSymbol is expressed as an exchange and an instrument name separated by a space character. For the exchange component of the tickerSymbol attribute, we reccommend using the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untry</text:p>
          </table:table-cell>
          <table:table-cell table:style-name="ce25" office:value-type="string">
            <text:p>A count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urthouse</text:p>
          </table:table-cell>
          <table:table-cell table:style-name="ce25" office:value-type="string">
            <text:p>A courthou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rematorium</text:p>
          </table:table-cell>
          <table:table-cell table:style-name="ce25" office:value-type="string">
            <text:p>A crematori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Intangible</text:p>
          </table:table-cell>
          <table:table-cell table:style-name="ce25" office:value-type="string">
            <text:p>A utility class that serves as the umbrella for a number of 'intangible' things in the medical spa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DxElement</text:p>
          </table:table-cell>
          <table:table-cell table:style-name="ce25" office:value-type="string">
            <text:p>An alternative, closely-related condition typically considered later in the differential diagnosis process along with the signs that are used to distinguish 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agnosis</text:p>
          </table:table-cell>
          <table:table-cell table:style-name="ce25" office:value-type="string">
            <text:p>One or more alternative conditions considered in the differential diagnosis proc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tinguishingSign</text:p>
          </table:table-cell>
          <table:table-cell table:style-name="ce25" office:value-type="string">
            <text:p>One of a set of signs and symptoms that can be used to distinguish this diagnosis from others in the differential diagnosi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nceEvent</text:p>
          </table:table-cell>
          <table:table-cell table:style-name="ce25" office:value-type="string">
            <text:p>Event type: A social da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formingGroup</text:p>
          </table:table-cell>
          <table:table-cell table:style-name="ce25" office:value-type="string">
            <text:p>A performance group, such as a band, an orchestra, or a circu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nceGroup</text:p>
          </table:table-cell>
          <table:table-cell table:style-name="ce25" office:value-type="string">
            <text:p>A dance group—for example, the Alvin Ailey Dance Theater or Riverda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e</text:p>
          </table:table-cell>
          <table:table-cell table:style-name="ce25" office:value-type="string">
            <text:p>A date value in &lt;a href='http://en.wikipedia.org/wiki/ISO_8601'&gt;ISO 8601 date format&lt;/a&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eTime</text:p>
          </table:table-cell>
          <table:table-cell table:style-name="ce25" office:value-type="string">
            <text:p>A combination of date and time of day in the form [-]CCYY-MM-DDThh:mm:ss[Z|(+|-)hh:mm] (see Chapter 5.4 of ISO 8601).</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ySpa</text:p>
          </table:table-cell>
          <table:table-cell table:style-name="ce25" office:value-type="string">
            <text:p>A day sp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fenceEstablishment</text:p>
          </table:table-cell>
          <table:table-cell table:style-name="ce25" office:value-type="string">
            <text:p>A defence establishment, such as an army or navy ba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Organization</text:p>
          </table:table-cell>
          <table:table-cell table:style-name="ce25" office:value-type="string">
            <text:p>A medical organization, such as a doctor's office or clini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ntist</text:p>
          </table:table-cell>
          <table:table-cell table:style-name="ce25" office:value-type="string">
            <text:p>A denti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partmentStore</text:p>
          </table:table-cell>
          <table:table-cell table:style-name="ce25" office:value-type="string">
            <text:p>A department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agnosticLab</text:p>
          </table:table-cell>
          <table:table-cell table:style-name="ce25" office:value-type="string">
            <text:p>A medical laboratory that offers on-site or off-site diagnostic servic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Test</text:p>
          </table:table-cell>
          <table:table-cell table:style-name="ce25" office:value-type="string">
            <text:p>A diagnostic test or procedure offered by this lab.</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Procedure</text:p>
          </table:table-cell>
          <table:table-cell table:style-name="ce25" office:value-type="string">
            <text:p>A process of care used in either a diagnostic, therapeutic, or palliative capacity that relies on invasive (surgical), non-invasive, or percutaneous techniqu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llowup</text:p>
          </table:table-cell>
          <table:table-cell table:style-name="ce25" office:value-type="string">
            <text:p>Typical or recommended followup care after the procedure is perfor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wPerformed</text:p>
          </table:table-cell>
          <table:table-cell table:style-name="ce25" office:value-type="string">
            <text:p>How the procedure is perfor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paration</text:p>
          </table:table-cell>
          <table:table-cell table:style-name="ce25" office:value-type="string">
            <text:p>Typical preparation that a patient must undergo before having the procedure perfor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cedureType</text:p>
          </table:table-cell>
          <table:table-cell table:style-name="ce25" office:value-type="string">
            <text:p>The type of procedure, for example Surgical, Noninvasive, or Percutaneou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agnosticProcedure</text:p>
          </table:table-cell>
          <table:table-cell table:style-name="ce25" office:value-type="string">
            <text:p>A medical procedure intended primarily for diagnostic, as opposed to therapeutic, purpos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Therapy</text:p>
          </table:table-cell>
          <table:table-cell table:style-name="ce25" office:value-type="string">
            <text:p>Any medical intervention designed to prevent, treat, and cure human diseases and medical conditions, including both curative and palliative therapies. Medical therapies are typically processes of care relying upon pharmacotherapy, behavioral therapy,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verseOutcome</text:p>
          </table:table-cell>
          <table:table-cell table:style-name="ce25" office:value-type="string">
            <text:p>A possible complication and/or side effect of this therapy. If it is known that an adverse outcome is serious (resulting in death, disability, or permanent damage; requiring hospitalization; or is otherwise life-threatening or requires immediate medi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raindication</text:p>
          </table:table-cell>
          <table:table-cell table:style-name="ce25" office:value-type="string">
            <text:p>A contraindication for this therap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uplicateTherapy</text:p>
          </table:table-cell>
          <table:table-cell table:style-name="ce25" office:value-type="string">
            <text:p>A therapy that duplicates or overlaps this o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dication</text:p>
          </table:table-cell>
          <table:table-cell table:style-name="ce25" office:value-type="string">
            <text:p>A factor that indicates use of this therapy for treatment and/or prevention of a condition, symptom, etc. For therapies such as drugs, indications can include both officially-approved indications as well as off-label uses. These can be distinguished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iousAdverseOutcome</text:p>
          </table:table-cell>
          <table:table-cell table:style-name="ce25" office:value-type="string">
            <text:p>A possible serious complication and/or serious side effect of this therapy. Serious adverse outcomes include those that are life-threatening; result in death, disability, or permanent damage; require hospitalization or prolong existing hospitalizatio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festyleModification</text:p>
          </table:table-cell>
          <table:table-cell table:style-name="ce25" office:value-type="string">
            <text:p>A process of care involving exercise, changes to diet, fitness routines, and other lifestyle changes aimed at improving a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et</text:p>
          </table:table-cell>
          <table:table-cell table:style-name="ce25" office:value-type="string">
            <text:p>A strategy of regulating the intake of food to achieve or maintain a specific health-related go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etFeatures</text:p>
          </table:table-cell>
          <table:table-cell table:style-name="ce25" office:value-type="string">
            <text:p>Nutritional information specific to the dietary plan. May include dietary recommendations on what foods to avoid, what foods to consume, and specific alterations/deviations from the USDA or other regulatory body's approved dietary guidelin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dorsers</text:p>
          </table:table-cell>
          <table:table-cell table:style-name="ce25" office:value-type="string">
            <text:p>People or organizations that endorse the pl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rtConsiderations</text:p>
          </table:table-cell>
          <table:table-cell table:style-name="ce25" office:value-type="string">
            <text:p>Medical expert advice related to the pl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verview</text:p>
          </table:table-cell>
          <table:table-cell table:style-name="ce25" office:value-type="string">
            <text:p>Descriptive information establishing the overarching theory/philosophy of the plan. May include the rationale for the name, the population where the plan first came to prominenc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hysiologicalBenefits</text:p>
          </table:table-cell>
          <table:table-cell table:style-name="ce25" office:value-type="string">
            <text:p>Specific physiologic benefits associated to the pl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prietaryName</text:p>
          </table:table-cell>
          <table:table-cell table:style-name="ce25" office:value-type="string">
            <text:p>Proprietary name given to the diet plan, typically by its originator or creat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isks</text:p>
          </table:table-cell>
          <table:table-cell table:style-name="ce25" office:value-type="string">
            <text:p>Specific physiologic risks associated to the pla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etarySupplement</text:p>
          </table:table-cell>
          <table:table-cell table:style-name="ce25" office:value-type="string">
            <text:p>A product taken by mouth that contains a dietary ingredient intended to supplement the diet. Dietary ingredients may include vitamins, minerals, herbs or other botanicals, amino acids, and substances such as enzymes, organ tissues, glandulars and met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iveIngredient</text:p>
          </table:table-cell>
          <table:table-cell table:style-name="ce25" office:value-type="string">
            <text:p>An active ingredient, typically chemical compounds and/or biologic substanc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ackground</text:p>
          </table:table-cell>
          <table:table-cell table:style-name="ce25" office:value-type="string">
            <text:p>Descriptive information establishing a historical perspective on the supplement. May include the rationale for the name, the population where the supplement first came to prominenc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sageForm</text:p>
          </table:table-cell>
          <table:table-cell table:style-name="ce25" office:value-type="string">
            <text:p>A dosage form in which this drug/supplement is available, e.g. 'tablet', 'suspension', 'inje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Proprietary</text:p>
          </table:table-cell>
          <table:table-cell table:style-name="ce25" office:value-type="string">
            <text:p>True if this item's name is a proprietary/brand name (vs. generic n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galStatus</text:p>
          </table:table-cell>
          <table:table-cell table:style-name="ce25" office:value-type="string">
            <text:p>The drug or supplement's legal status, including any controlled substance schedules that appl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nufacturer</text:p>
          </table:table-cell>
          <table:table-cell table:style-name="ce25" office:value-type="string">
            <text:p>The manufacturer of the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ximumIntake</text:p>
          </table:table-cell>
          <table:table-cell table:style-name="ce25" office:value-type="string">
            <text:p>Recommended intake of this supplement for a given population as defined by a specific recommending author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chanismOfAction</text:p>
          </table:table-cell>
          <table:table-cell table:style-name="ce25" office:value-type="string">
            <text:p>The specific biochemical interaction through which this drug or supplement produces its pharmacological eff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onProprietaryName</text:p>
          </table:table-cell>
          <table:table-cell table:style-name="ce25" office:value-type="string">
            <text:p>The generic name of this drug or supple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mmendedIntake</text:p>
          </table:table-cell>
          <table:table-cell table:style-name="ce25" office:value-type="string">
            <text:p>Recommended intake of this supplement for a given population as defined by a specific recommending author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afetyConsideration</text:p>
          </table:table-cell>
          <table:table-cell table:style-name="ce25" office:value-type="string">
            <text:p>Any potential safety concern associated with the supplement. May include interactions with other drugs and foods, pregnancy, breastfeeding, known adverse reactions, and documented efficacy of the supple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Population</text:p>
          </table:table-cell>
          <table:table-cell table:style-name="ce25" office:value-type="string">
            <text:p>Characteristics of the population for which this is intended, or which typically uses it, e.g. 'adul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uantity</text:p>
          </table:table-cell>
          <table:table-cell table:style-name="ce25" office:value-type="string">
            <text:p>Quantities such as distance, time, mass, weight, etc. Particular instances of say Mass are entities like '3 Kg' or '4 milligram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stance</text:p>
          </table:table-cell>
          <table:table-cell table:style-name="ce25" office:value-type="string">
            <text:p>Properties that take Distances as values are of the form '&lt;Number&gt; &lt;Length unit of measure&gt;'. E.g., '7 f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oseSchedule</text:p>
          </table:table-cell>
          <table:table-cell table:style-name="ce25" office:value-type="string">
            <text:p>A specific dosing schedule for a drug or supple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seUnit</text:p>
          </table:table-cell>
          <table:table-cell table:style-name="ce25" office:value-type="string">
            <text:p>The unit of the dose, e.g. 'm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seValue</text:p>
          </table:table-cell>
          <table:table-cell table:style-name="ce25" office:value-type="string">
            <text:p>The value of the dose, e.g. 500.</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requency</text:p>
          </table:table-cell>
          <table:table-cell table:style-name="ce25" office:value-type="string">
            <text:p>How often the dose is taken, e.g. 'dail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text:p>
          </table:table-cell>
          <table:table-cell table:style-name="ce25" office:value-type="string">
            <text:p>A chemical or biologic substance, used as a medical therapy, that has a physiological effect on an organis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ministrationRoute</text:p>
          </table:table-cell>
          <table:table-cell table:style-name="ce25" office:value-type="string">
            <text:p>A route by which this drug may be administered, e.g. 'or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coholWarning</text:p>
          </table:table-cell>
          <table:table-cell table:style-name="ce25" office:value-type="string">
            <text:p>Any precaution, guidance, contraindication, etc. related to consumption of alcohol while taking this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Strength</text:p>
          </table:table-cell>
          <table:table-cell table:style-name="ce25" office:value-type="string">
            <text:p>An available dosage strength for the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eastfeedingWarning</text:p>
          </table:table-cell>
          <table:table-cell table:style-name="ce25" office:value-type="string">
            <text:p>Any precaution, guidance, contraindication, etc. related to this drug's use by breastfeeding moth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linicalPharmacology</text:p>
          </table:table-cell>
          <table:table-cell table:style-name="ce25" office:value-type="string">
            <text:p>Description of the absorption and elimination of drugs, including their concentration (pharmacokinetics, pK) and biological effects (pharmacodynamics, p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st</text:p>
          </table:table-cell>
          <table:table-cell table:style-name="ce25" office:value-type="string">
            <text:p>Cost per unit of the drug, as reported by the source being tagg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seSchedule</text:p>
          </table:table-cell>
          <table:table-cell table:style-name="ce25" office:value-type="string">
            <text:p>A dosing schedule for the drug for a given population, either observed, recommended, or maximum dose based on the type us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ugClass</text:p>
          </table:table-cell>
          <table:table-cell table:style-name="ce25" office:value-type="string">
            <text:p>The class of drug this belongs to (e.g., stati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odWarning</text:p>
          </table:table-cell>
          <table:table-cell table:style-name="ce25" office:value-type="string">
            <text:p>Any precaution, guidance, contraindication, etc. related to consumption of specific foods while taking this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teractingDrug</text:p>
          </table:table-cell>
          <table:table-cell table:style-name="ce25" office:value-type="string">
            <text:p>Another drug that is known to interact with this drug in a way that impacts the effect of this drug or causes a risk to the patient. Note: disease interactions are typically captured as contraindic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AvailableGenerically</text:p>
          </table:table-cell>
          <table:table-cell table:style-name="ce25" office:value-type="string">
            <text:p>True if the drug is available in a generic form (regardless of n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abelDetails</text:p>
          </table:table-cell>
          <table:table-cell table:style-name="ce25" office:value-type="string">
            <text:p>Link to the drug's label detail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verdosage</text:p>
          </table:table-cell>
          <table:table-cell table:style-name="ce25" office:value-type="string">
            <text:p>Any information related to overdose on a drug, including signs or symptoms, treatments, contact information for emergency respon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gnancyCategory</text:p>
          </table:table-cell>
          <table:table-cell table:style-name="ce25" office:value-type="string">
            <text:p>Pregnancy category of this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gnancyWarning</text:p>
          </table:table-cell>
          <table:table-cell table:style-name="ce25" office:value-type="string">
            <text:p>Any precaution, guidance, contraindication, etc. related to this drug's use during pregnanc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scribingInfo</text:p>
          </table:table-cell>
          <table:table-cell table:style-name="ce25" office:value-type="string">
            <text:p>Link to prescribing information for the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scriptionStatus</text:p>
          </table:table-cell>
          <table:table-cell table:style-name="ce25" office:value-type="string">
            <text:p>Indicates whether this drug is available by prescription or over-the-count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Drug</text:p>
          </table:table-cell>
          <table:table-cell table:style-name="ce25" office:value-type="string">
            <text:p>Any other drug related to this one, for example commonly-prescribed alternativ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arning</text:p>
          </table:table-cell>
          <table:table-cell table:style-name="ce25" office:value-type="string">
            <text:p>Any FDA or other warnings about the drug (text or UR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Class</text:p>
          </table:table-cell>
          <table:table-cell table:style-name="ce25" office:value-type="string">
            <text:p>A class of medical drugs, e.g., statins. Classes can represent general pharmacological class, common mechanisms of action, common physiological effect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ug</text:p>
          </table:table-cell>
          <table:table-cell table:style-name="ce25" office:value-type="string">
            <text:p>A drug in this drug cla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Cost</text:p>
          </table:table-cell>
          <table:table-cell table:style-name="ce25" office:value-type="string">
            <text:p>The cost per unit of a medical drug. Note that this type is not meant to represent the price in an offer of a drug for sale; see the Offer type for that. This type will typically be used to tag wholesale or average retail cost of a drug, or maximum r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cableLocation</text:p>
          </table:table-cell>
          <table:table-cell table:style-name="ce25" office:value-type="string">
            <text:p>The location in which the status appl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stCategory</text:p>
          </table:table-cell>
          <table:table-cell table:style-name="ce25" office:value-type="string">
            <text:p>The category of cost, such as wholesale, retail, reimbursement cap,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stCurrency</text:p>
          </table:table-cell>
          <table:table-cell table:style-name="ce25" office:value-type="string">
            <text:p>The currency (in 3-letter &lt;a href=http://en.wikipedia.org/wiki/ISO_4217&gt;ISO 4217 format&lt;/a&gt;) of the drug co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stOrigin</text:p>
          </table:table-cell>
          <table:table-cell table:style-name="ce25" office:value-type="string">
            <text:p>Additional details to capture the origin of the cost data. For example, 'Medicare Part B'.</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stPerUnit</text:p>
          </table:table-cell>
          <table:table-cell table:style-name="ce25" office:value-type="string">
            <text:p>The cost per unit of the dru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ugUnit</text:p>
          </table:table-cell>
          <table:table-cell table:style-name="ce25" office:value-type="string">
            <text:p>The unit in which the drug is measured, e.g. '5 mg table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Enumeration</text:p>
          </table:table-cell>
          <table:table-cell table:style-name="ce25" office:value-type="string">
            <text:p>Enumerations related to health and the practice of medicin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CostCategory</text:p>
          </table:table-cell>
          <table:table-cell table:style-name="ce25" office:value-type="string">
            <text:p>Enumerated categories of medical drug cos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LegalStatus</text:p>
          </table:table-cell>
          <table:table-cell table:style-name="ce25" office:value-type="string">
            <text:p>The legal availability status of a medical dru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PregnancyCategory</text:p>
          </table:table-cell>
          <table:table-cell table:style-name="ce25" office:value-type="string">
            <text:p>Categories that represent an assessment of the risk of fetal injury due to a drug or pharmaceutical used as directed by the mother during pregna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PrescriptionStatus</text:p>
          </table:table-cell>
          <table:table-cell table:style-name="ce25" office:value-type="string">
            <text:p>Indicates whether this drug is available by prescription or over-the-coun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ugStrength</text:p>
          </table:table-cell>
          <table:table-cell table:style-name="ce25" office:value-type="string">
            <text:p>A specific strength in which a medical drug is available in a specific countr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In</text:p>
          </table:table-cell>
          <table:table-cell table:style-name="ce25" office:value-type="string">
            <text:p>The location in which the strength is avail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rengthUnit</text:p>
          </table:table-cell>
          <table:table-cell table:style-name="ce25" office:value-type="string">
            <text:p>The units of an active ingredient's strength, e.g. m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rengthValue</text:p>
          </table:table-cell>
          <table:table-cell table:style-name="ce25" office:value-type="string">
            <text:p>The value of an active ingredient's strength, e.g. 325.</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yCleaningOrLaundry</text:p>
          </table:table-cell>
          <table:table-cell table:style-name="ce25" office:value-type="string">
            <text:p>A dry-cleaning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uration</text:p>
          </table:table-cell>
          <table:table-cell table:style-name="ce25" office:value-type="string">
            <text:p>Quantity: Duration (use &lt;a href='http://en.wikipedia.org/wiki/ISO_8601'&gt;ISO 8601 duration format&lt;/a&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ducationEvent</text:p>
          </table:table-cell>
          <table:table-cell table:style-name="ce25" office:value-type="string">
            <text:p>Event type: Education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meAndConstructionBusiness</text:p>
          </table:table-cell>
          <table:table-cell table:style-name="ce25" office:value-type="string">
            <text:p>A construction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lectrician</text:p>
          </table:table-cell>
          <table:table-cell table:style-name="ce25" office:value-type="string">
            <text:p>An electricia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lectronicsStore</text:p>
          </table:table-cell>
          <table:table-cell table:style-name="ce25" office:value-type="string">
            <text:p>An electronics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lementarySchool</text:p>
          </table:table-cell>
          <table:table-cell table:style-name="ce25" office:value-type="string">
            <text:p>An elementary scho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mbassy</text:p>
          </table:table-cell>
          <table:table-cell table:style-name="ce25" office:value-type="string">
            <text:p>An embass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mergencyService</text:p>
          </table:table-cell>
          <table:table-cell table:style-name="ce25" office:value-type="string">
            <text:p>An emergency service, such as a fire station or 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mploymentAgency</text:p>
          </table:table-cell>
          <table:table-cell table:style-name="ce25" office:value-type="string">
            <text:p>An employment age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nergy</text:p>
          </table:table-cell>
          <table:table-cell table:style-name="ce25" office:value-type="string">
            <text:p>Properties that take Energy as values are of the form '&lt;Number&gt; &lt;Energy unit of measure&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ventVenue</text:p>
          </table:table-cell>
          <table:table-cell table:style-name="ce25" office:value-type="string">
            <text:p>An event ven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xerciseGym</text:p>
          </table:table-cell>
          <table:table-cell table:style-name="ce25" office:value-type="string">
            <text:p>A gy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ysicalActivity</text:p>
          </table:table-cell>
          <table:table-cell table:style-name="ce25" office:value-type="string">
            <text:p>Any bodily activity that enhances or maintains physical fitness and overall health and wellness. Includes activity that is part of daily living and routine, structured exercise, and exercise prescribed as part of a medical treatment or recovery pl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ociatedAnatomy</text:p>
          </table:table-cell>
          <table:table-cell table:style-name="ce25" office:value-type="string">
            <text:p>The anatomy of the underlying organ system or structures associated with this ent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pidemiology</text:p>
          </table:table-cell>
          <table:table-cell table:style-name="ce25" office:value-type="string">
            <text:p>The characteristics of associated patients, such as age, gender, rac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thophysiology</text:p>
          </table:table-cell>
          <table:table-cell table:style-name="ce25" office:value-type="string">
            <text:p>Changes in the normal mechanical, physical, and biochemical functions that are associated with this activity or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xercisePlan</text:p>
          </table:table-cell>
          <table:table-cell table:style-name="ce25" office:value-type="string">
            <text:p>Fitness-related activity designed for a specific health-related purpose, including defined exercise routines as well as activity prescribed by a clinici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ivityDuration</text:p>
          </table:table-cell>
          <table:table-cell table:style-name="ce25" office:value-type="string">
            <text:p>Length of time to engage in th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ivityFrequency</text:p>
          </table:table-cell>
          <table:table-cell table:style-name="ce25" office:value-type="string">
            <text:p>How often one should engage in th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itionalVariable</text:p>
          </table:table-cell>
          <table:table-cell table:style-name="ce25" office:value-type="string">
            <text:p>Any additional component of the exercise prescription that may need to be articulated to the patient. This may include the order of exercises, the number of repetitions of movement, quantitative distance, progressions over tim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erciseType</text:p>
          </table:table-cell>
          <table:table-cell table:style-name="ce25" office:value-type="string">
            <text:p>Type(s) of exercise or activity, such as strength training, flexibility training, aerobics, cardiac rehabilitation,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tensity</text:p>
          </table:table-cell>
          <table:table-cell table:style-name="ce25" office:value-type="string">
            <text:p>Quantitative measure gauging the degree of force involved in the exercise, for example, heartbeats per minute. May include the velocity of the move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petitions</text:p>
          </table:table-cell>
          <table:table-cell table:style-name="ce25" office:value-type="string">
            <text:p>Number of times one should repeat th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tPeriods</text:p>
          </table:table-cell>
          <table:table-cell table:style-name="ce25" office:value-type="string">
            <text:p>How often one should break from th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load</text:p>
          </table:table-cell>
          <table:table-cell table:style-name="ce25" office:value-type="string">
            <text:p>Quantitative measure of the physiologic output of the exercise; also referred to as energy expenditu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astFoodRestaurant</text:p>
          </table:table-cell>
          <table:table-cell table:style-name="ce25" office:value-type="string">
            <text:p>A fast-food restaura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estival</text:p>
          </table:table-cell>
          <table:table-cell table:style-name="ce25" office:value-type="string">
            <text:p>Event type: Festiva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ireStation</text:p>
          </table:table-cell>
          <table:table-cell table:style-name="ce25" office:value-type="string">
            <text:p>A fire station. With fireme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umber</text:p>
          </table:table-cell>
          <table:table-cell table:style-name="ce25" office:value-type="string">
            <text:p>Data type: Numb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loat</text:p>
          </table:table-cell>
          <table:table-cell table:style-name="ce25" office:value-type="string">
            <text:p>Data type: Floating numb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lorist</text:p>
          </table:table-cell>
          <table:table-cell table:style-name="ce25" office:value-type="string">
            <text:p>A flori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oodEvent</text:p>
          </table:table-cell>
          <table:table-cell table:style-name="ce25" office:value-type="string">
            <text:p>Event type: Food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urnitureStore</text:p>
          </table:table-cell>
          <table:table-cell table:style-name="ce25" office:value-type="string">
            <text:p>A furnitur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rdenStore</text:p>
          </table:table-cell>
          <table:table-cell table:style-name="ce25" office:value-type="string">
            <text:p>A garden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sStation</text:p>
          </table:table-cell>
          <table:table-cell table:style-name="ce25" office:value-type="string">
            <text:p>A gas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tedResidenceCommunity</text:p>
          </table:table-cell>
          <table:table-cell table:style-name="ce25" office:value-type="string">
            <text:p>Residence type: Gated commun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eneralContractor</text:p>
          </table:table-cell>
          <table:table-cell table:style-name="ce25" office:value-type="string">
            <text:p>A general contract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eoCoordinates</text:p>
          </table:table-cell>
          <table:table-cell table:style-name="ce25" office:value-type="string">
            <text:p>The geographic coordinates of a place or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levation</text:p>
          </table:table-cell>
          <table:table-cell table:style-name="ce25" office:value-type="string">
            <text:p>The elevation of a lo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atitude</text:p>
          </table:table-cell>
          <table:table-cell table:style-name="ce25" office:value-type="string">
            <text:p>The latitude of a location. For example &lt;code&gt;37.42242&lt;/code&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ngitude</text:p>
          </table:table-cell>
          <table:table-cell table:style-name="ce25" office:value-type="string">
            <text:p>The longitude of a location. For example &lt;code&gt;-122.08585&lt;/code&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eoShape</text:p>
          </table:table-cell>
          <table:table-cell table:style-name="ce25" office:value-type="string">
            <text:p>The geographic shape of a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x</text:p>
          </table:table-cell>
          <table:table-cell table:style-name="ce25" office: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ircle</text:p>
          </table:table-cell>
          <table:table-cell table:style-name="ce25" office:value-type="string">
            <text:p>A circle is the circular region of a specified radius centered at a specified latitude and longitude. A circle is expressed as a pair followed by a radius in met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ine</text:p>
          </table:table-cell>
          <table:table-cell table:style-name="ce25" office:value-type="string">
            <text:p>A line is a point-to-point path consisting of two or more points. A line is expressed as a series of two or more point objects separated by sp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lygon</text:p>
          </table:table-cell>
          <table:table-cell table:style-name="ce25" office: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lfCourse</text:p>
          </table:table-cell>
          <table:table-cell table:style-name="ce25" office:value-type="string">
            <text:p>A golf cour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vernmentOffice</text:p>
          </table:table-cell>
          <table:table-cell table:style-name="ce25" office:value-type="string">
            <text:p>A government office—for example, an IRS or DMV off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vernmentOrganization</text:p>
          </table:table-cell>
          <table:table-cell table:style-name="ce25" office:value-type="string">
            <text:p>A governmental organization or age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roceryStore</text:p>
          </table:table-cell>
          <table:table-cell table:style-name="ce25" office:value-type="string">
            <text:p>A grocery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VACBusiness</text:p>
          </table:table-cell>
          <table:table-cell table:style-name="ce25" office:value-type="string">
            <text:p>A business that provide Heating, Ventilation and Air Conditioning servic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airSalon</text:p>
          </table:table-cell>
          <table:table-cell table:style-name="ce25" office:value-type="string">
            <text:p>A hair sal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ardwareStore</text:p>
          </table:table-cell>
          <table:table-cell table:style-name="ce25" office:value-type="string">
            <text:p>A hardwar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ealthClub</text:p>
          </table:table-cell>
          <table:table-cell table:style-name="ce25" office:value-type="string">
            <text:p>A health club.</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ighSchool</text:p>
          </table:table-cell>
          <table:table-cell table:style-name="ce25" office:value-type="string">
            <text:p>A high scho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induTemple</text:p>
          </table:table-cell>
          <table:table-cell table:style-name="ce25" office:value-type="string">
            <text:p>A Hindu temp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bbyShop</text:p>
          </table:table-cell>
          <table:table-cell table:style-name="ce25" office:value-type="string">
            <text:p>A store that sells materials useful or necessary for various hobb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meGoodsStore</text:p>
          </table:table-cell>
          <table:table-cell table:style-name="ce25" office:value-type="string">
            <text:p>A home goods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spital</text:p>
          </table:table-cell>
          <table:table-cell table:style-name="ce25" office:value-type="string">
            <text:p>A hospit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Service</text:p>
          </table:table-cell>
          <table:table-cell table:style-name="ce25" office:value-type="string">
            <text:p>A medical service available from this provi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dicalSpecialty</text:p>
          </table:table-cell>
          <table:table-cell table:style-name="ce25" office:value-type="string">
            <text:p>A medical specialty of the provid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stel</text:p>
          </table:table-cell>
          <table:table-cell table:style-name="ce25" office:value-type="string">
            <text:p>A hostel - cheap accommodation, often in shared dormitor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tel</text:p>
          </table:table-cell>
          <table:table-cell table:style-name="ce25" office:value-type="string">
            <text:p>A hote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HousePainter</text:p>
          </table:table-cell>
          <table:table-cell table:style-name="ce25" office:value-type="string">
            <text:p>A house painting serv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ceCreamShop</text:p>
          </table:table-cell>
          <table:table-cell table:style-name="ce25" office:value-type="string">
            <text:p>An ice cream sh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mageGallery</text:p>
          </table:table-cell>
          <table:table-cell table:style-name="ce25" office:value-type="string">
            <text:p>Web page type: Image gallery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mageObject</text:p>
          </table:table-cell>
          <table:table-cell table:style-name="ce25" office:value-type="string">
            <text:p>An image fi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ption</text:p>
          </table:table-cell>
          <table:table-cell table:style-name="ce25" office:value-type="string">
            <text:p>The caption for this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ifData</text:p>
          </table:table-cell>
          <table:table-cell table:style-name="ce25" office:value-type="string">
            <text:p>exif data for this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presentativeOfPage</text:p>
          </table:table-cell>
          <table:table-cell table:style-name="ce25" office:value-type="string">
            <text:p>Indicates whether this image is representative of the content of the p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humbnail</text:p>
          </table:table-cell>
          <table:table-cell table:style-name="ce25" office:value-type="string">
            <text:p>Thumbnail image for an image or vide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magingTest</text:p>
          </table:table-cell>
          <table:table-cell table:style-name="ce25" office:value-type="string">
            <text:p>Any medical imaging modality typically used for diagnostic purpos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magingTechnique</text:p>
          </table:table-cell>
          <table:table-cell table:style-name="ce25" office:value-type="string">
            <text:p>Imaging technique us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fectiousAgentClass</text:p>
          </table:table-cell>
          <table:table-cell table:style-name="ce25" office:value-type="string">
            <text:p>Classes of agents or pathogens that transmit infectious disease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ondition</text:p>
          </table:table-cell>
          <table:table-cell table:style-name="ce25" office:value-type="string">
            <text:p>Any condition of the human body that affects the normal functioning of a person, whether physically or mentally. Includes diseases, injuries, disabilities, disorders, syndrome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use</text:p>
          </table:table-cell>
          <table:table-cell table:style-name="ce25" office:value-type="string">
            <text:p>An underlying cause. More specifically, one of the causative agent(s) that are most directly responsible for the pathophysiologic process that eventually results in the occurr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fferentialDiagnosis</text:p>
          </table:table-cell>
          <table:table-cell table:style-name="ce25" office:value-type="string">
            <text:p>One of a set of differential diagnoses for the condition. Specifically, a closely-related or competing diagnosis typically considered later in the cognitive process whereby this medical condition is distinguished from others most likely responsible f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ctedPrognosis</text:p>
          </table:table-cell>
          <table:table-cell table:style-name="ce25" office:value-type="string">
            <text:p>The likely outcome in either the short term or long term of the medical con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aturalProgression</text:p>
          </table:table-cell>
          <table:table-cell table:style-name="ce25" office:value-type="string">
            <text:p>The expected progression of the condition if it is not treated and allowed to progress naturall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sibleComplication</text:p>
          </table:table-cell>
          <table:table-cell table:style-name="ce25" office:value-type="string">
            <text:p>A possible unexpected and unfavorable evolution of a medical condition. Complications may include worsening of the signs or symptoms of the disease, extension of the condition to other organ system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sibleTreatment</text:p>
          </table:table-cell>
          <table:table-cell table:style-name="ce25" office:value-type="string">
            <text:p>A possible treatment to address this condition, sign or sympto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maryPrevention</text:p>
          </table:table-cell>
          <table:table-cell table:style-name="ce25" office:value-type="string">
            <text:p>A preventative therapy used to prevent an initial occurrence of the medical condition, such as vaccin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iskFactor</text:p>
          </table:table-cell>
          <table:table-cell table:style-name="ce25" office:value-type="string">
            <text:p>A modifiable or non-modifiable factor that increases the risk of a patient contracting this condition, e.g. age, coexisting con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condaryPrevention</text:p>
          </table:table-cell>
          <table:table-cell table:style-name="ce25" office:value-type="string">
            <text:p>A preventative therapy used to prevent reoccurrence of the medical condition after an initial episode of the con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gnOrSymptom</text:p>
          </table:table-cell>
          <table:table-cell table:style-name="ce25" office:value-type="string">
            <text:p>A sign or symptom of this condition. Signs are objective or physically observable manifestations of the medical condition while symptoms are the subjective experience of the medical con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age</text:p>
          </table:table-cell>
          <table:table-cell table:style-name="ce25" office:value-type="string">
            <text:p>The stage of the condition, if applic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type</text:p>
          </table:table-cell>
          <table:table-cell table:style-name="ce25" office:value-type="string">
            <text:p>A more specific type of the condition, where applicable, for example 'Type 1 Diabetes', 'Type 2 Diabetes', or 'Gestational Diabetes' for Diabe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ypicalTest</text:p>
          </table:table-cell>
          <table:table-cell table:style-name="ce25" office:value-type="string">
            <text:p>A medical test typically performed given this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fectiousDisease</text:p>
          </table:table-cell>
          <table:table-cell table:style-name="ce25" office:value-type="string">
            <text:p>An infectious disease is a clinically evident human disease resulting from the presence of pathogenic microbial agents, like pathogenic viruses, pathogenic bacteria, fungi, protozoa, multicellular parasites, and prions. To be considered an infectious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fectiousAgent</text:p>
          </table:table-cell>
          <table:table-cell table:style-name="ce25" office:value-type="string">
            <text:p>The actual infectious agent, such as a specific bacteriu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fectiousAgentClass</text:p>
          </table:table-cell>
          <table:table-cell table:style-name="ce25" office:value-type="string">
            <text:p>The class of infectious agent (bacteria, prion, etc.) that causes the disea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nsmissionMethod</text:p>
          </table:table-cell>
          <table:table-cell table:style-name="ce25" office:value-type="string">
            <text:p>How the disease spreads, either as a route or vector, for example 'direct contact', 'Aedes aegypti',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suranceAgency</text:p>
          </table:table-cell>
          <table:table-cell table:style-name="ce25" office:value-type="string">
            <text:p>An Insurance age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teger</text:p>
          </table:table-cell>
          <table:table-cell table:style-name="ce25" office:value-type="string">
            <text:p>Data type: Integ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ternetCafe</text:p>
          </table:table-cell>
          <table:table-cell table:style-name="ce25" office:value-type="string">
            <text:p>An internet caf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temAvailability</text:p>
          </table:table-cell>
          <table:table-cell table:style-name="ce25" office:value-type="string">
            <text:p>A list of possible product availability option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temList</text:p>
          </table:table-cell>
          <table:table-cell table:style-name="ce25" office:value-type="string">
            <text:p>A list of items of any sort—for example, Top 10 Movies About Weathermen, or Top 100 Party Songs. Not to be confused with HTML lists, which are often used only for formatt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Items</text:p>
          </table:table-cell>
          <table:table-cell table:style-name="ce25" office:value-type="string">
            <text:p>The number of items in an ItemList. Note that some descriptions might not full describe all items in a list (e.g. multi-page pagin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ListOrder</text:p>
          </table:table-cell>
          <table:table-cell table:style-name="ce25" office:value-type="string">
            <text:p>Type of ordering (e.g. Ascending, Descending, Unorde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ListElement</text:p>
          </table:table-cell>
          <table:table-cell table:style-name="ce25" office:value-type="string">
            <text:p>For itemListElement values, you can use simple strings (e.g. "Peter", "Paul", "Mary"), existing entities, or use ListItem. &lt;br/&gt;&lt;br/&gt; Text values are best if the elements in the list are plain strings. Existing entities are best for a simple,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eadcrumbList</text:p>
          </table:table-cell>
          <table:table-cell table:style-name="ce25" office:value-type="string">
            <text:p>A BreadcrumbList is an ItemList consisting of a chain of linked Web pages, typically described using at least their URL and their name, ending with the current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temPage</text:p>
          </table:table-cell>
          <table:table-cell table:style-name="ce25" office:value-type="string">
            <text:p>A page devoted to a single item, such as a particular product or hote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JewelryStore</text:p>
          </table:table-cell>
          <table:table-cell table:style-name="ce25" office:value-type="string">
            <text:p>A jewelry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JobPosting</text:p>
          </table:table-cell>
          <table:table-cell table:style-name="ce25" office:value-type="string">
            <text:p>A listing that describes a job opening in a certain organiz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aseSalary</text:p>
          </table:table-cell>
          <table:table-cell table:style-name="ce25" office:value-type="string">
            <text:p>The base salary of the job or of an employee in an EmployeeRo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enefits</text:p>
          </table:table-cell>
          <table:table-cell table:style-name="ce25" office:value-type="string">
            <text:p>Description of benefits associated with the job.</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Posted</text:p>
          </table:table-cell>
          <table:table-cell table:style-name="ce25" office:value-type="string">
            <text:p>Publication date for the job post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ucationRequirements</text:p>
          </table:table-cell>
          <table:table-cell table:style-name="ce25" office:value-type="string">
            <text:p>Educational background needed for the 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mploymentType</text:p>
          </table:table-cell>
          <table:table-cell table:style-name="ce25" office:value-type="string">
            <text:p>Type of employment (e.g. full-time, part-time, contract, temporary, seasonal, internsh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rienceRequirements</text:p>
          </table:table-cell>
          <table:table-cell table:style-name="ce25" office:value-type="string">
            <text:p>Description of skills and experience needed for the 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iringOrganization</text:p>
          </table:table-cell>
          <table:table-cell table:style-name="ce25" office:value-type="string">
            <text:p>Organization offering the job 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centives</text:p>
          </table:table-cell>
          <table:table-cell table:style-name="ce25" office:value-type="string">
            <text:p>Description of bonus and commission compensation aspects of the job.</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dustry</text:p>
          </table:table-cell>
          <table:table-cell table:style-name="ce25" office:value-type="string">
            <text:p>The industry associated with the job 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jobLocation</text:p>
          </table:table-cell>
          <table:table-cell table:style-name="ce25" office:value-type="string">
            <text:p>A (typically single) geographic location associated with the job 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ccupationalCategory</text:p>
          </table:table-cell>
          <table:table-cell table:style-name="ce25" office:value-type="string">
            <text:p>Category or categories describing the job. Use BLS O*NET-SOC taxonomy: http://www.onetcenter.org/taxonomy.html. Ideally includes textual label and formal code, with the property repeated for each applicable val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qualifications</text:p>
          </table:table-cell>
          <table:table-cell table:style-name="ce25" office:value-type="string">
            <text:p>Specific qualifications required for this ro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ponsibilities</text:p>
          </table:table-cell>
          <table:table-cell table:style-name="ce25" office:value-type="string">
            <text:p>Responsibilities associated with this ro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alaryCurrency</text:p>
          </table:table-cell>
          <table:table-cell table:style-name="ce25" office:value-type="string">
            <text:p>The currency (coded using ISO 4217, http://en.wikipedia.org/wiki/ISO_4217 ) used for the main salary information in this job posting or for this employe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kills</text:p>
          </table:table-cell>
          <table:table-cell table:style-name="ce25" office:value-type="string">
            <text:p>Skills required to fulfill this ro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ecialCommitments</text:p>
          </table:table-cell>
          <table:table-cell table:style-name="ce25" office:value-type="string">
            <text:p>Any special commitments associated with this job posting. Valid entries include VeteranCommit, MilitarySpouseCommit,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tle</text:p>
          </table:table-cell>
          <table:table-cell table:style-name="ce25" office:value-type="string">
            <text:p>The title of the job.</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Hours</text:p>
          </table:table-cell>
          <table:table-cell table:style-name="ce25" office:value-type="string">
            <text:p>The typical working hours for this job (e.g. 1st shift, night shift, 8am-5p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Joint</text:p>
          </table:table-cell>
          <table:table-cell table:style-name="ce25" office:value-type="string">
            <text:p>The anatomical location at which two or more bones make conta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omechnicalClass</text:p>
          </table:table-cell>
          <table:table-cell table:style-name="ce25" office:value-type="string">
            <text:p>The biomechanical properties of the bo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unctionalClass</text:p>
          </table:table-cell>
          <table:table-cell table:style-name="ce25" office:value-type="string">
            <text:p>The degree of mobility the joint allow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ructuralClass</text:p>
          </table:table-cell>
          <table:table-cell table:style-name="ce25" office:value-type="string">
            <text:p>The name given to how bone physically connects to each oth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akeBodyOfWater</text:p>
          </table:table-cell>
          <table:table-cell table:style-name="ce25" office:value-type="string">
            <text:p>A lake (for example, Lake Pontrachai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andmarksOrHistoricalBuildings</text:p>
          </table:table-cell>
          <table:table-cell table:style-name="ce25" office:value-type="string">
            <text:p>An historical landmark or build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anguage</text:p>
          </table:table-cell>
          <table:table-cell table:style-name="ce25" office:value-type="string">
            <text:p>Natural languages such as Spanish, Tamil, Hindi, English, etc. and programming languages such as Scheme and Lis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egislativeBuilding</text:p>
          </table:table-cell>
          <table:table-cell table:style-name="ce25" office:value-type="string">
            <text:p>A legislative building—for example, the state capit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brary</text:p>
          </table:table-cell>
          <table:table-cell table:style-name="ce25" office:value-type="string">
            <text:p>A libra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gament</text:p>
          </table:table-cell>
          <table:table-cell table:style-name="ce25" office:value-type="string">
            <text:p>A short band of tough, flexible, fibrous connective tissue that functions to connect multiple bones, cartilages, and structurally support joi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quorStore</text:p>
          </table:table-cell>
          <table:table-cell table:style-name="ce25" office:value-type="string">
            <text:p>A shop that sells alcoholic drinks such as wine, beer, whisky and other spiri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teraryEvent</text:p>
          </table:table-cell>
          <table:table-cell table:style-name="ce25" office:value-type="string">
            <text:p>Event type: Literary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cksmith</text:p>
          </table:table-cell>
          <table:table-cell table:style-name="ce25" office:value-type="string">
            <text:p>A locksmit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ymphaticVessel</text:p>
          </table:table-cell>
          <table:table-cell table:style-name="ce25" office:value-type="string">
            <text:p>A type of blood vessel that specifically carries lymph fluid unidirectionally toward the hea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iginatesFrom</text:p>
          </table:table-cell>
          <table:table-cell table:style-name="ce25" office:value-type="string">
            <text:p>The vasculature the lymphatic structure originates, or afferents, fro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gionDrained</text:p>
          </table:table-cell>
          <table:table-cell table:style-name="ce25" office:value-type="string">
            <text:p>The anatomical or organ system drained by this vessel; generally refers to a specific part of an org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unsTo</text:p>
          </table:table-cell>
          <table:table-cell table:style-name="ce25" office:value-type="string">
            <text:p>The vasculature the lymphatic structure runs, or efferents, t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ap</text:p>
          </table:table-cell>
          <table:table-cell table:style-name="ce25" office:value-type="string">
            <text:p>A ma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pType</text:p>
          </table:table-cell>
          <table:table-cell table:style-name="ce25" office:value-type="string">
            <text:p>Indicates the kind of Map, from the MapCategoryType Enumer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apCategoryType</text:p>
          </table:table-cell>
          <table:table-cell table:style-name="ce25" office:value-type="string">
            <text:p>An enumeration of several kinds of Ma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ass</text:p>
          </table:table-cell>
          <table:table-cell table:style-name="ce25" office:value-type="string">
            <text:p>Properties that take Mass as values are of the form '&lt;Number&gt; &lt;Mass unit of measure&gt;'. E.g., '7 k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aximumDoseSchedule</text:p>
          </table:table-cell>
          <table:table-cell table:style-name="ce25" office:value-type="string">
            <text:p>The maximum dosing schedule considered safe for a drug or supplement as recommended by an authority or by the drug/supplement's manufacturer. Capture the recommending authority in the recognizingAuthority property of MedicalEnt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opleAudience</text:p>
          </table:table-cell>
          <table:table-cell table:style-name="ce25" office:value-type="string">
            <text:p>A set of characteristics belonging to people, e.g. who compose an item's target audi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ealthCondition</text:p>
          </table:table-cell>
          <table:table-cell table:style-name="ce25" office:value-type="string">
            <text:p>Expectations for health conditions of target audi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quiredGender</text:p>
          </table:table-cell>
          <table:table-cell table:style-name="ce25" office:value-type="string">
            <text:p>Audiences defined by a person's gen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quiredMaxAge</text:p>
          </table:table-cell>
          <table:table-cell table:style-name="ce25" office:value-type="string">
            <text:p>Audiences defined by a person's maximum 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quiredMinAge</text:p>
          </table:table-cell>
          <table:table-cell table:style-name="ce25" office:value-type="string">
            <text:p>Audiences defined by a person's minimum 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ggestedGender</text:p>
          </table:table-cell>
          <table:table-cell table:style-name="ce25" office:value-type="string">
            <text:p>The gender of the person or audi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ggestedMaxAge</text:p>
          </table:table-cell>
          <table:table-cell table:style-name="ce25" office:value-type="string">
            <text:p>Maximal age recommended for viewing cont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ggestedMinAge</text:p>
          </table:table-cell>
          <table:table-cell table:style-name="ce25" office:value-type="string">
            <text:p>Minimal age recommended for viewing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Audience</text:p>
          </table:table-cell>
          <table:table-cell table:style-name="ce25" office:value-type="string">
            <text:p>Target audiences for medical web page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ause</text:p>
          </table:table-cell>
          <table:table-cell table:style-name="ce25" office:value-type="string">
            <text:p>The causative agent(s) that are responsible for the pathophysiologic process that eventually results in a medical condition, symptom or sign. In this schema, unless otherwise specified this is meant to be the proximate cause of the medical condition,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useOf</text:p>
          </table:table-cell>
          <table:table-cell table:style-name="ce25" office:value-type="string">
            <text:p>The condition, complication, symptom, sign, etc. caus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linic</text:p>
          </table:table-cell>
          <table:table-cell table:style-name="ce25" office:value-type="string">
            <text:p>A medical clini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ode</text:p>
          </table:table-cell>
          <table:table-cell table:style-name="ce25" office:value-type="string">
            <text:p>A code for a medical ent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deValue</text:p>
          </table:table-cell>
          <table:table-cell table:style-name="ce25" office:value-type="string">
            <text:p>The actual cod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dingSystem</text:p>
          </table:table-cell>
          <table:table-cell table:style-name="ce25" office:value-type="string">
            <text:p>The coding system, e.g. 'ICD-10'.</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onditionStage</text:p>
          </table:table-cell>
          <table:table-cell table:style-name="ce25" office:value-type="string">
            <text:p>A stage of a medical condition, such as 'Stage III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ageAsNumber</text:p>
          </table:table-cell>
          <table:table-cell table:style-name="ce25" office:value-type="string">
            <text:p>The stage represented as a number, e.g. 3.</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StageSuffix</text:p>
          </table:table-cell>
          <table:table-cell table:style-name="ce25" office:value-type="string">
            <text:p>The substage, e.g. 'a' for Stage III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Contraindication</text:p>
          </table:table-cell>
          <table:table-cell table:style-name="ce25" office:value-type="string">
            <text:p>A condition or factor that serves as a reason to withhold a certain medical therapy. Contraindications can be absolute (there are no reasonable circumstances for undertaking a course of action) or relative (the patient is at higher risk of complicati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Device</text:p>
          </table:table-cell>
          <table:table-cell table:style-name="ce25" office:value-type="string">
            <text:p>Any object used in a medical capacity, such as to diagnose or treat a pati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tOp</text:p>
          </table:table-cell>
          <table:table-cell table:style-name="ce25" office:value-type="string">
            <text:p>A description of the postoperative procedures, care, and/or followups for this de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Op</text:p>
          </table:table-cell>
          <table:table-cell table:style-name="ce25" office:value-type="string">
            <text:p>A description of the workup, testing, and other preparations required before implanting this de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cedure</text:p>
          </table:table-cell>
          <table:table-cell table:style-name="ce25" office:value-type="string">
            <text:p>A description of the procedure involved in setting up, using, and/or installing the de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rpose</text:p>
          </table:table-cell>
          <table:table-cell table:style-name="ce25" office:value-type="string">
            <text:p>A goal towards an action is taken. Can be concrete or abstra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DevicePurpose</text:p>
          </table:table-cell>
          <table:table-cell table:style-name="ce25" office:value-type="string">
            <text:p>Categories of medical devices, organized by the purpose or intended use of the dev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EvidenceLevel</text:p>
          </table:table-cell>
          <table:table-cell table:style-name="ce25" office:value-type="string">
            <text:p>Level of evidence for a medical guideline.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Guideline</text:p>
          </table:table-cell>
          <table:table-cell table:style-name="ce25" office:value-type="string">
            <text:p>Any recommendation made by a standard society (e.g. ACC/AHA) or consensus statement that denotes how to diagnose and treat a particular condition. Note: this type should be used to tag the actual guideline recommendation; if the guideline recommendat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videnceLevel</text:p>
          </table:table-cell>
          <table:table-cell table:style-name="ce25" office:value-type="string">
            <text:p>Strength of evidence of the data used to formulate the guideline (enumer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videnceOrigin</text:p>
          </table:table-cell>
          <table:table-cell table:style-name="ce25" office:value-type="string">
            <text:p>Source of the data used to formulate the guidance, e.g. RCT, consensus opinion,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uidelineDate</text:p>
          </table:table-cell>
          <table:table-cell table:style-name="ce25" office:value-type="string">
            <text:p>Date on which this guideline's recommendation was mad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uidelineSubject</text:p>
          </table:table-cell>
          <table:table-cell table:style-name="ce25" office:value-type="string">
            <text:p>The medical conditions, treatments, etc. that are the subject of the guidelin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GuidelineContraindication</text:p>
          </table:table-cell>
          <table:table-cell table:style-name="ce25" office:value-type="string">
            <text:p>A guideline contraindication that designates a process as harmful and where quality of the data supporting the contraindication is sou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GuidelineRecommendation</text:p>
          </table:table-cell>
          <table:table-cell table:style-name="ce25" office:value-type="string">
            <text:p>A guideline recommendation that is regarded as efficacious and where quality of the data supporting the recommendation is soun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mmendationStrength</text:p>
          </table:table-cell>
          <table:table-cell table:style-name="ce25" office:value-type="string">
            <text:p>Strength of the guideline's recommendation (e.g. 'class I').</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ImagingTechnique</text:p>
          </table:table-cell>
          <table:table-cell table:style-name="ce25" office:value-type="string">
            <text:p>Any medical imaging modality typically used for diagnostic purpose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tudy</text:p>
          </table:table-cell>
          <table:table-cell table:style-name="ce25" office:value-type="string">
            <text:p>A medical study is an umbrella type covering all kinds of research studies relating to human medicine or health, including observational studies and interventional trials and registries, randomized, controlled or not. When the specific type of study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utcome</text:p>
          </table:table-cell>
          <table:table-cell table:style-name="ce25" office:value-type="string">
            <text:p>Expected or actual outcomes of the stud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pulation</text:p>
          </table:table-cell>
          <table:table-cell table:style-name="ce25" office:value-type="string">
            <text:p>Any characteristics of the population used in the study, e.g. 'males under 65'.</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nsor</text:p>
          </table:table-cell>
          <table:table-cell table:style-name="ce25" office:value-type="string">
            <text:p>Sponsor of the stud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atus</text:p>
          </table:table-cell>
          <table:table-cell table:style-name="ce25" office:value-type="string">
            <text:p>The status of the study (enumer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udyLocation</text:p>
          </table:table-cell>
          <table:table-cell table:style-name="ce25" office:value-type="string">
            <text:p>The location in which the study is taking/took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udySubject</text:p>
          </table:table-cell>
          <table:table-cell table:style-name="ce25" office:value-type="string">
            <text:p>A subject of the study, i.e. one of the medical conditions, therapies, devices, drugs, etc. investigated by the stud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ObservationalStudy</text:p>
          </table:table-cell>
          <table:table-cell table:style-name="ce25" office:value-type="string">
            <text:p>An observational study is a type of medical study that attempts to infer the possible effect of a treatment through observation of a cohort of subjects over a period of time. In an observational study, the assignment of subjects into treatment groups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udyDesign</text:p>
          </table:table-cell>
          <table:table-cell table:style-name="ce25" office:value-type="string">
            <text:p>Specifics about the observational study design (enumerat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ObservationalStudyDesign</text:p>
          </table:table-cell>
          <table:table-cell table:style-name="ce25" office:value-type="string">
            <text:p>Design models for observational medical studie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ProcedureType</text:p>
          </table:table-cell>
          <table:table-cell table:style-name="ce25" office:value-type="string">
            <text:p>An enumeration that describes different types of medical procedur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RiskEstimator</text:p>
          </table:table-cell>
          <table:table-cell table:style-name="ce25" office:value-type="string">
            <text:p>Any rule set or interactive tool for estimating the risk of developing a complication or con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stimatesRiskOf</text:p>
          </table:table-cell>
          <table:table-cell table:style-name="ce25" office:value-type="string">
            <text:p>The condition, complication, or symptom whose risk is being estima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cludedRiskFactor</text:p>
          </table:table-cell>
          <table:table-cell table:style-name="ce25" office:value-type="string">
            <text:p>A modifiable or non-modifiable risk factor included in the calculation, e.g. age, coexisting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RiskCalculator</text:p>
          </table:table-cell>
          <table:table-cell table:style-name="ce25" office:value-type="string">
            <text:p>A complex mathematical calculation requiring an online calculator, used to assess prognosis. Note: use the url property of Thing to record any URLs for online calculator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RiskFactor</text:p>
          </table:table-cell>
          <table:table-cell table:style-name="ce25" office:value-type="string">
            <text:p>A risk factor is anything that increases a person's likelihood of developing or contracting a disease, medical condition, or compl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creasesRiskOf</text:p>
          </table:table-cell>
          <table:table-cell table:style-name="ce25" office:value-type="string">
            <text:p>The condition, complication, etc. influenced by this fact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RiskScore</text:p>
          </table:table-cell>
          <table:table-cell table:style-name="ce25" office:value-type="string">
            <text:p>A simple system that adds up the number of risk factors to yield a score that is associated with prognosis, e.g. CHAD score, TIMI risk sco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gorithm</text:p>
          </table:table-cell>
          <table:table-cell table:style-name="ce25" office:value-type="string">
            <text:p>The algorithm or rules to follow to compute the sc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cholarlyArticle</text:p>
          </table:table-cell>
          <table:table-cell table:style-name="ce25" office:value-type="string">
            <text:p>A scholarly artic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cholarlyArticle</text:p>
          </table:table-cell>
          <table:table-cell table:style-name="ce25" office:value-type="string">
            <text:p>A scholarly article in the medical doma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blicationType</text:p>
          </table:table-cell>
          <table:table-cell table:style-name="ce25" office:value-type="string">
            <text:p>The type of the medical article, taken from the US NLM MeSH &lt;a href=http://www.nlm.nih.gov/mesh/pubtypes.html&gt;publication type catalo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ignOrSymptom</text:p>
          </table:table-cell>
          <table:table-cell table:style-name="ce25" office:value-type="string">
            <text:p>Any indication of the existence of a medical condition or disea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ign</text:p>
          </table:table-cell>
          <table:table-cell table:style-name="ce25" office:value-type="string">
            <text:p>Any physical manifestation of a person's medical condition discoverable by objective diagnostic tests or physical examin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dentifyingExam</text:p>
          </table:table-cell>
          <table:table-cell table:style-name="ce25" office:value-type="string">
            <text:p>A physical examination that can identify this sig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dentifyingTest</text:p>
          </table:table-cell>
          <table:table-cell table:style-name="ce25" office:value-type="string">
            <text:p>A diagnostic test that can identify this sig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ecialty</text:p>
          </table:table-cell>
          <table:table-cell table:style-name="ce25" office:value-type="string">
            <text:p>Any branch of a field in which people typically develop specific expertise, usually after significant study, time, and effor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pecialty</text:p>
          </table:table-cell>
          <table:table-cell table:style-name="ce25" office:value-type="string">
            <text:p>Any specific branch of medical science or practice. Medical specialities include clinical specialties that pertain to particular organ systems and their respective disease states, as well as allied health specialtie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tudyStatus</text:p>
          </table:table-cell>
          <table:table-cell table:style-name="ce25" office:value-type="string">
            <text:p>The status of a medical study.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Symptom</text:p>
          </table:table-cell>
          <table:table-cell table:style-name="ce25" office:value-type="string">
            <text:p>Any indication of the existence of a medical condition or disease that is apparent to the pati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TestPanel</text:p>
          </table:table-cell>
          <table:table-cell table:style-name="ce25" office:value-type="string">
            <text:p>Any collection of tests commonly ordered togeth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Test</text:p>
          </table:table-cell>
          <table:table-cell table:style-name="ce25" office:value-type="string">
            <text:p>A component test of the pane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Trial</text:p>
          </table:table-cell>
          <table:table-cell table:style-name="ce25" office:value-type="string">
            <text:p>A medical trial is a type of medical study that uses scientific process used to compare the safety and efficacy of medical therapies or medical procedures. In general, medical trials are controlled and subjects are allocated at random to the differen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hase</text:p>
          </table:table-cell>
          <table:table-cell table:style-name="ce25" office:value-type="string">
            <text:p>The phase of the tri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ialDesign</text:p>
          </table:table-cell>
          <table:table-cell table:style-name="ce25" office:value-type="string">
            <text:p>Specifics about the trial design (enumerat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TrialDesign</text:p>
          </table:table-cell>
          <table:table-cell table:style-name="ce25" office:value-type="string">
            <text:p>Design models for medical trials.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alWebPage</text:p>
          </table:table-cell>
          <table:table-cell table:style-name="ce25" office:value-type="string">
            <text:p>A web page that provides medical inform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pect</text:p>
          </table:table-cell>
          <table:table-cell table:style-name="ce25" office:value-type="string">
            <text:p>An aspect of medical practice that is considered on the page, such as 'diagnosis', 'treatment', 'causes', 'prognosis', 'etiology', 'epidemiology',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dicineSystem</text:p>
          </table:table-cell>
          <table:table-cell table:style-name="ce25" office:value-type="string">
            <text:p>Systems of medical pract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ensClothingStore</text:p>
          </table:table-cell>
          <table:table-cell table:style-name="ce25" office:value-type="string">
            <text:p>A men's clothing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iddleSchool</text:p>
          </table:table-cell>
          <table:table-cell table:style-name="ce25" office:value-type="string">
            <text:p>A middle school (typically for children aged around 11-14, although this varies somewha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oftwareApplication</text:p>
          </table:table-cell>
          <table:table-cell table:style-name="ce25" office:value-type="string">
            <text:p>A software appl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cationCategory</text:p>
          </table:table-cell>
          <table:table-cell table:style-name="ce25" office:value-type="string">
            <text:p>Type of software application, e.g. "Game, Multimedi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cationSubCategory</text:p>
          </table:table-cell>
          <table:table-cell table:style-name="ce25" office:value-type="string">
            <text:p>Subcategory of the application, e.g. "Arcade G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cationSuite</text:p>
          </table:table-cell>
          <table:table-cell table:style-name="ce25" office:value-type="string">
            <text:p>The name of the application suite to which the application belongs (e.g. Excel belongs to Off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untriesNotSupported</text:p>
          </table:table-cell>
          <table:table-cell table:style-name="ce25" office:value-type="string">
            <text:p>Countries for which the application is not supported. You can also provide the two-letter ISO 3166-1 alpha-2 country cod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untriesSupported</text:p>
          </table:table-cell>
          <table:table-cell table:style-name="ce25" office:value-type="string">
            <text:p>Countries for which the application is supported. You can also provide the two-letter ISO 3166-1 alpha-2 country cod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vice</text:p>
          </table:table-cell>
          <table:table-cell table:style-name="ce25" office:value-type="string">
            <text:p>Device required to run the application. Used in cases where a specific make/model is required to run the appl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wnloadUrl</text:p>
          </table:table-cell>
          <table:table-cell table:style-name="ce25" office:value-type="string">
            <text:p>If the file can be downloaded, URL to download the binar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eatureList</text:p>
          </table:table-cell>
          <table:table-cell table:style-name="ce25" office:value-type="string">
            <text:p>Features or modules provided by this application (and possibly required by other applic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ileFormat</text:p>
          </table:table-cell>
          <table:table-cell table:style-name="ce25" office:value-type="string">
            <text:p>MIME format of the binary (e.g. application/z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ileSize</text:p>
          </table:table-cell>
          <table:table-cell table:style-name="ce25" office:value-type="string">
            <text:p>Size of the application / package (e.g. 18MB). In the absence of a unit (MB, KB etc.), KB will be assu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stallUrl</text:p>
          </table:table-cell>
          <table:table-cell table:style-name="ce25" office:value-type="string">
            <text:p>URL at which the app may be installed, if different from the URL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moryRequirements</text:p>
          </table:table-cell>
          <table:table-cell table:style-name="ce25" office:value-type="string">
            <text:p>Minimum memory requiremen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eratingSystem</text:p>
          </table:table-cell>
          <table:table-cell table:style-name="ce25" office:value-type="string">
            <text:p>Operating systems supported (Windows 7, OSX 10.6, Android 1.6).</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ermissions</text:p>
          </table:table-cell>
          <table:table-cell table:style-name="ce25" office:value-type="string">
            <text:p>Permission(s) required to run the app (for example, a mobile app may require full internet access or may run only on wifi).</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cessorRequirements</text:p>
          </table:table-cell>
          <table:table-cell table:style-name="ce25" office:value-type="string">
            <text:p>Processor architecture required to run the application (e.g. IA64).</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easeNotes</text:p>
          </table:table-cell>
          <table:table-cell table:style-name="ce25" office:value-type="string">
            <text:p>Description of what changed in this vers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quirements</text:p>
          </table:table-cell>
          <table:table-cell table:style-name="ce25" office:value-type="string">
            <text:p>Component dependency requirements for application. This includes runtime environments and shared libraries that are not included in the application distribution package, but required to run the application (Examples: DirectX, Java or .NET run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creenshot</text:p>
          </table:table-cell>
          <table:table-cell table:style-name="ce25" office:value-type="string">
            <text:p>A link to a screenshot image of the ap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ftwareVersion</text:p>
          </table:table-cell>
          <table:table-cell table:style-name="ce25" office:value-type="string">
            <text:p>Version of the software insta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orageRequirements</text:p>
          </table:table-cell>
          <table:table-cell table:style-name="ce25" office:value-type="string">
            <text:p>Storage requirements (free space requi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ftwareAddOn</text:p>
          </table:table-cell>
          <table:table-cell table:style-name="ce25" office:value-type="string">
            <text:p>Additional content for a software appl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ftwareHelp</text:p>
          </table:table-cell>
          <table:table-cell table:style-name="ce25" office:value-type="string">
            <text:p>Software application hel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bileApplication</text:p>
          </table:table-cell>
          <table:table-cell table:style-name="ce25" office:value-type="string">
            <text:p>A software application designed specifically to work well on a mobile device such as a telepho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rrierRequirements</text:p>
          </table:table-cell>
          <table:table-cell table:style-name="ce25" office:value-type="string">
            <text:p>Specifies specific carrier(s) requirements for the application (e.g. an application may only work on a specific carrier netwo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bilePhoneStore</text:p>
          </table:table-cell>
          <table:table-cell table:style-name="ce25" office:value-type="string">
            <text:p>A store that sells mobile phones and related accessor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sque</text:p>
          </table:table-cell>
          <table:table-cell table:style-name="ce25" office:value-type="string">
            <text:p>A mosq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tel</text:p>
          </table:table-cell>
          <table:table-cell table:style-name="ce25" office:value-type="string">
            <text:p>A mote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torcycleDealer</text:p>
          </table:table-cell>
          <table:table-cell table:style-name="ce25" office:value-type="string">
            <text:p>A motorcycle deal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torcycleRepair</text:p>
          </table:table-cell>
          <table:table-cell table:style-name="ce25" office:value-type="string">
            <text:p>A motorcycle repair sh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untain</text:p>
          </table:table-cell>
          <table:table-cell table:style-name="ce25" office:value-type="string">
            <text:p>A mountain, like Mount Whitney or Mount Evere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ie</text:p>
          </table:table-cell>
          <table:table-cell table:style-name="ce25" office:value-type="string">
            <text:p>A movi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or</text:p>
          </table:table-cell>
          <table:table-cell table:style-name="ce25" office:value-type="string">
            <text:p>An actor, e.g. in tv, radio, movie, video games etc. Actors can be associated with individual items or with a series, episode, cl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ors</text:p>
          </table:table-cell>
          <table:table-cell table:style-name="ce25" office:value-type="string">
            <text:p>An actor, e.g. in tv, radio, movie, video games etc. Actors can be associated with individual items or with a series, episode, cl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rector</text:p>
          </table:table-cell>
          <table:table-cell table:style-name="ce25" office:value-type="string">
            <text:p>A director of e.g. tv, radio, movie, video games etc. content. Directors can be associated with individual items or with a series, episode, cl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rectors</text:p>
          </table:table-cell>
          <table:table-cell table:style-name="ce25" office:value-type="string">
            <text:p>A director of e.g. tv, radio, movie, video games etc. content. Directors can be associated with individual items or with a series, episode, cl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By</text:p>
          </table:table-cell>
          <table:table-cell table:style-name="ce25" office:value-type="string">
            <text:p>The composer of the soundtrac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iler</text:p>
          </table:table-cell>
          <table:table-cell table:style-name="ce25" office:value-type="string">
            <text:p>The trailer of a movie or tv/radio series, season, episode,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ieRentalStore</text:p>
          </table:table-cell>
          <table:table-cell table:style-name="ce25" office:value-type="string">
            <text:p>A movie rental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ieTheater</text:p>
          </table:table-cell>
          <table:table-cell table:style-name="ce25" office:value-type="string">
            <text:p>A movie thea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ingCompany</text:p>
          </table:table-cell>
          <table:table-cell table:style-name="ce25" office:value-type="string">
            <text:p>A moving compan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cle</text:p>
          </table:table-cell>
          <table:table-cell table:style-name="ce25" office:value-type="string">
            <text:p>A muscle is an anatomical structure consisting of a contractile form of tissue that animals use to effect move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ion</text:p>
          </table:table-cell>
          <table:table-cell table:style-name="ce25" office:value-type="string">
            <text:p>The movement the muscle gener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cleAction</text:p>
          </table:table-cell>
          <table:table-cell table:style-name="ce25" office:value-type="string">
            <text:p>The movement the muscle gener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ntagonist</text:p>
          </table:table-cell>
          <table:table-cell table:style-name="ce25" office:value-type="string">
            <text:p>The muscle whose action counteracts the specified mus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loodSupply</text:p>
          </table:table-cell>
          <table:table-cell table:style-name="ce25" office:value-type="string">
            <text:p>The blood vessel that carries blood from the heart to the mus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sertion</text:p>
          </table:table-cell>
          <table:table-cell table:style-name="ce25" office:value-type="string">
            <text:p>The place of attachment of a muscle, or what the muscle mov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erve</text:p>
          </table:table-cell>
          <table:table-cell table:style-name="ce25" office:value-type="string">
            <text:p>The underlying innervation associated with the mus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igin</text:p>
          </table:table-cell>
          <table:table-cell table:style-name="ce25" office:value-type="string">
            <text:p>The place or point where a muscle aris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eum</text:p>
          </table:table-cell>
          <table:table-cell table:style-name="ce25" office:value-type="string">
            <text:p>A muse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Playlist</text:p>
          </table:table-cell>
          <table:table-cell table:style-name="ce25" office:value-type="string">
            <text:p>A collection of music tracks in playlist for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Tracks</text:p>
          </table:table-cell>
          <table:table-cell table:style-name="ce25" office:value-type="string">
            <text:p>The number of tracks in this album or playli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cks</text:p>
          </table:table-cell>
          <table:table-cell table:style-name="ce25" office:value-type="string">
            <text:p>A music recording (track)—usually a single so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ck</text:p>
          </table:table-cell>
          <table:table-cell table:style-name="ce25" office:value-type="string">
            <text:p>A music recording (track)—usually a single song. If an ItemList is given, the list should contain items of type MusicRecord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Album</text:p>
          </table:table-cell>
          <table:table-cell table:style-name="ce25" office:value-type="string">
            <text:p>A collection of music track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yArtist</text:p>
          </table:table-cell>
          <table:table-cell table:style-name="ce25" office:value-type="string">
            <text:p>The artist that performed this album or record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bumProductionType</text:p>
          </table:table-cell>
          <table:table-cell table:style-name="ce25" office:value-type="string">
            <text:p>Classification of the album by it's type of content: soundtrack, live album, studio album,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bumReleaseType</text:p>
          </table:table-cell>
          <table:table-cell table:style-name="ce25" office:value-type="string">
            <text:p>The kind of release which this album is: single, EP or albu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bumRelease</text:p>
          </table:table-cell>
          <table:table-cell table:style-name="ce25" office:value-type="string">
            <text:p>A release of this alb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Event</text:p>
          </table:table-cell>
          <table:table-cell table:style-name="ce25" office:value-type="string">
            <text:p>Event type: Music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Group</text:p>
          </table:table-cell>
          <table:table-cell table:style-name="ce25" office:value-type="string">
            <text:p>A musical group, such as a band, an orchestra, or a choir. Can also be a solo musici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bum</text:p>
          </table:table-cell>
          <table:table-cell table:style-name="ce25" office:value-type="string">
            <text:p>A music albu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bums</text:p>
          </table:table-cell>
          <table:table-cell table:style-name="ce25" office:value-type="string">
            <text:p>A collection of music album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GroupMember</text:p>
          </table:table-cell>
          <table:table-cell table:style-name="ce25" office:value-type="string">
            <text:p>A member of a music group—for example, John, Paul, George, or Ring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Recording</text:p>
          </table:table-cell>
          <table:table-cell table:style-name="ce25" office:value-type="string">
            <text:p>A music recording (track), usually a single so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Album</text:p>
          </table:table-cell>
          <table:table-cell table:style-name="ce25" office:value-type="string">
            <text:p>The album to which this recording belong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Playlist</text:p>
          </table:table-cell>
          <table:table-cell table:style-name="ce25" office:value-type="string">
            <text:p>The playlist to which this recording belong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rcCode</text:p>
          </table:table-cell>
          <table:table-cell table:style-name="ce25" office:value-type="string">
            <text:p>The International Standard Recording Code for the record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rdingOf</text:p>
          </table:table-cell>
          <table:table-cell table:style-name="ce25" office:value-type="string">
            <text:p>The composition this track is a recording of.</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Store</text:p>
          </table:table-cell>
          <table:table-cell table:style-name="ce25" office:value-type="string">
            <text:p>A music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Venue</text:p>
          </table:table-cell>
          <table:table-cell table:style-name="ce25" office:value-type="string">
            <text:p>A music ven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VideoObject</text:p>
          </table:table-cell>
          <table:table-cell table:style-name="ce25" office:value-type="string">
            <text:p>A music video fi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GO</text:p>
          </table:table-cell>
          <table:table-cell table:style-name="ce25" office:value-type="string">
            <text:p>Organization: Non-governmental Organiz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ailSalon</text:p>
          </table:table-cell>
          <table:table-cell table:style-name="ce25" office:value-type="string">
            <text:p>A nail sal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erve</text:p>
          </table:table-cell>
          <table:table-cell table:style-name="ce25" office:value-type="string">
            <text:p>A common pathway for the electrochemical nerve impulses that are transmitted along each of the ax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anch</text:p>
          </table:table-cell>
          <table:table-cell table:style-name="ce25" office:value-type="string">
            <text:p>The branches that delineate from the nerve bund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erveMotor</text:p>
          </table:table-cell>
          <table:table-cell table:style-name="ce25" office:value-type="string">
            <text:p>The neurological pathway extension that involves muscle contro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nsoryUnit</text:p>
          </table:table-cell>
          <table:table-cell table:style-name="ce25" office:value-type="string">
            <text:p>The neurological pathway extension that inputs and sends information to the brain or spinal cor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urcedFrom</text:p>
          </table:table-cell>
          <table:table-cell table:style-name="ce25" office:value-type="string">
            <text:p>The neurological pathway that originates the neuron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ewsArticle</text:p>
          </table:table-cell>
          <table:table-cell table:style-name="ce25" office:value-type="string">
            <text:p>A news arti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line</text:p>
          </table:table-cell>
          <table:table-cell table:style-name="ce25" office:value-type="string">
            <text:p>The location where the NewsArticle was produc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ntColumn</text:p>
          </table:table-cell>
          <table:table-cell table:style-name="ce25" office:value-type="string">
            <text:p>The number of the column in which the NewsArticle appears in the print ed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ntEdition</text:p>
          </table:table-cell>
          <table:table-cell table:style-name="ce25" office:value-type="string">
            <text:p>The edition of the print product in which the NewsArticle appea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ntPage</text:p>
          </table:table-cell>
          <table:table-cell table:style-name="ce25" office:value-type="string">
            <text:p>If this NewsArticle appears in print, this field indicates the name of the page on which the article is found. Please note that this field is intended for the exact page name (e.g. A5, B18).</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ntSection</text:p>
          </table:table-cell>
          <table:table-cell table:style-name="ce25" office:value-type="string">
            <text:p>If this NewsArticle appears in print, this field indicates the print section in which the article appear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ightClub</text:p>
          </table:table-cell>
          <table:table-cell table:style-name="ce25" office:value-type="string">
            <text:p>A nightclub or discotheq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otary</text:p>
          </table:table-cell>
          <table:table-cell table:style-name="ce25" office:value-type="string">
            <text:p>A nota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NutritionInformation</text:p>
          </table:table-cell>
          <table:table-cell table:style-name="ce25" office:value-type="string">
            <text:p>Nutritional information about the recip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lories</text:p>
          </table:table-cell>
          <table:table-cell table:style-name="ce25" office:value-type="string">
            <text:p>The number of calor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rbohydrateContent</text:p>
          </table:table-cell>
          <table:table-cell table:style-name="ce25" office:value-type="string">
            <text:p>The number of grams of carbohydr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olesterolContent</text:p>
          </table:table-cell>
          <table:table-cell table:style-name="ce25" office:value-type="string">
            <text:p>The number of milligrams of cholestero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atContent</text:p>
          </table:table-cell>
          <table:table-cell table:style-name="ce25" office:value-type="string">
            <text:p>The number of grams of fa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iberContent</text:p>
          </table:table-cell>
          <table:table-cell table:style-name="ce25" office:value-type="string">
            <text:p>The number of grams of fib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teinContent</text:p>
          </table:table-cell>
          <table:table-cell table:style-name="ce25" office:value-type="string">
            <text:p>The number of grams of prote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aturatedFatContent</text:p>
          </table:table-cell>
          <table:table-cell table:style-name="ce25" office:value-type="string">
            <text:p>The number of grams of saturated fa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ngSize</text:p>
          </table:table-cell>
          <table:table-cell table:style-name="ce25" office:value-type="string">
            <text:p>The serving size, in terms of the number of volume or ma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odiumContent</text:p>
          </table:table-cell>
          <table:table-cell table:style-name="ce25" office:value-type="string">
            <text:p>The number of milligrams of sodiu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garContent</text:p>
          </table:table-cell>
          <table:table-cell table:style-name="ce25" office:value-type="string">
            <text:p>The number of grams of suga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nsFatContent</text:p>
          </table:table-cell>
          <table:table-cell table:style-name="ce25" office:value-type="string">
            <text:p>The number of grams of trans fa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nsaturatedFatContent</text:p>
          </table:table-cell>
          <table:table-cell table:style-name="ce25" office:value-type="string">
            <text:p>The number of grams of unsaturated fa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ceanBodyOfWater</text:p>
          </table:table-cell>
          <table:table-cell table:style-name="ce25" office:value-type="string">
            <text:p>An ocean (for example, the Pacifi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fferItemCondition</text:p>
          </table:table-cell>
          <table:table-cell table:style-name="ce25" office:value-type="string">
            <text:p>A list of possible conditions for the ite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fficeEquipmentStore</text:p>
          </table:table-cell>
          <table:table-cell table:style-name="ce25" office:value-type="string">
            <text:p>An office equipment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ptician</text:p>
          </table:table-cell>
          <table:table-cell table:style-name="ce25" office:value-type="string">
            <text:p>A store that sells reading glasses and similar devices for improving vis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utletStore</text:p>
          </table:table-cell>
          <table:table-cell table:style-name="ce25" office:value-type="string">
            <text:p>An outlet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inting</text:p>
          </table:table-cell>
          <table:table-cell table:style-name="ce25" office:value-type="string">
            <text:p>A paint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lliativeProcedure</text:p>
          </table:table-cell>
          <table:table-cell table:style-name="ce25" office:value-type="string">
            <text:p>A medical procedure intended primarily for palliative purposes, aimed at relieving the symptoms of an underlying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rk</text:p>
          </table:table-cell>
          <table:table-cell table:style-name="ce25" office:value-type="string">
            <text:p>A pa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rkingFacility</text:p>
          </table:table-cell>
          <table:table-cell table:style-name="ce25" office:value-type="string">
            <text:p>A parking lot or other parking facil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thologyTest</text:p>
          </table:table-cell>
          <table:table-cell table:style-name="ce25" office:value-type="string">
            <text:p>A medical test performed by a laboratory that typically involves examination of a tissue sample by a pathologi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ssueSample</text:p>
          </table:table-cell>
          <table:table-cell table:style-name="ce25" office:value-type="string">
            <text:p>The type of tissue sample required for the te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wnShop</text:p>
          </table:table-cell>
          <table:table-cell table:style-name="ce25" office:value-type="string">
            <text:p>A shop that will buy, or lend money against the security of, personal possession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formingArtsTheater</text:p>
          </table:table-cell>
          <table:table-cell table:style-name="ce25" office:value-type="string">
            <text:p>A theater or other performing art center.</text:p>
          </table:table-cell>
        </table:table-row>
        <table:table-row table:style-name="ro2">
          <table:table-cell table:style-name="ce32" office:value-type="string">
            <text:p>Q215627</text:p>
          </table:table-cell>
          <table:table-cell table:style-name="ce29"/>
          <table:table-cell table:style-name="ce30" office:value-type="string">
            <text:p>Class </text:p>
          </table:table-cell>
          <table:table-cell table:style-name="ce24" office:value-type="string">
            <text:p>Person</text:p>
          </table:table-cell>
          <table:table-cell table:style-name="ce25" office:value-type="string">
            <text:p>A person (alive, dead, undead, or fictional).</text:p>
          </table:table-cell>
        </table:table-row>
        <table:table-row table:style-name="ro2">
          <table:table-cell table:style-name="ce31" office:value-type="string">
            <text:p>Q1071027</text:p>
          </table:table-cell>
          <table:table-cell table:style-name="ce33" office:value-type="string">
            <text:p>X</text:p>
          </table:table-cell>
          <table:table-cell table:style-name="ce25" office:value-type="string">
            <text:p>- Property</text:p>
          </table:table-cell>
          <table:table-cell table:style-name="ce27" office:value-type="string">
            <text:p>additionalName</text:p>
          </table:table-cell>
          <table:table-cell table:style-name="ce25" office:value-type="string">
            <text:p>An additional name for a Person, can be used for a middle name.</text:p>
          </table:table-cell>
        </table:table-row>
        <table:table-row table:style-name="ro2">
          <table:table-cell table:style-name="ce31" office:value-type="string">
            <text:p>?</text:p>
          </table:table-cell>
          <table:table-cell table:style-name="ce26"/>
          <table:table-cell table:style-name="ce25" office:value-type="string">
            <text:p>- Property</text:p>
          </table:table-cell>
          <table:table-cell table:style-name="ce27" office:value-type="string">
            <text:p>affiliation</text:p>
          </table:table-cell>
          <table:table-cell table:style-name="ce25" office:value-type="string">
            <text:p>An organization that this person is affiliated with. For example, a school/university, a club, or a team.</text:p>
          </table:table-cell>
        </table:table-row>
        <table:table-row table:style-name="ro2">
          <table:table-cell table:style-name="ce31" office:value-type="string">
            <text:p>Q447877</text:p>
          </table:table-cell>
          <table:table-cell table:style-name="ce26"/>
          <table:table-cell table:style-name="ce25" office:value-type="string">
            <text:p>- Property</text:p>
          </table:table-cell>
          <table:table-cell table:style-name="ce27" office:value-type="string">
            <text:p>alumniOf</text:p>
          </table:table-cell>
          <table:table-cell table:style-name="ce25" office:value-type="string">
            <text:p>An educational organizations that the person is an alumni of.</text:p>
          </table:table-cell>
        </table:table-row>
        <table:table-row table:style-name="ro2">
          <table:table-cell table:style-name="ce31" office:value-type="string">
            <text:p>Q47223</text:p>
          </table:table-cell>
          <table:table-cell table:style-name="ce26"/>
          <table:table-cell table:style-name="ce25" office:value-type="string">
            <text:p>- Property</text:p>
          </table:table-cell>
          <table:table-cell table:style-name="ce27" office:value-type="string">
            <text:p>birthDate</text:p>
          </table:table-cell>
          <table:table-cell table:style-name="ce25" office:value-type="string">
            <text:p>Date of birth.</text:p>
          </table:table-cell>
        </table:table-row>
        <table:table-row table:style-name="ro2">
          <table:table-cell table:style-name="ce31" office:value-type="string">
            <text:p>Q171318</text:p>
          </table:table-cell>
          <table:table-cell table:style-name="ce33" office:value-type="string">
            <text:p>X</text:p>
          </table:table-cell>
          <table:table-cell table:style-name="ce25" office:value-type="string">
            <text:p>- Property</text:p>
          </table:table-cell>
          <table:table-cell table:style-name="ce27" office:value-type="string">
            <text:p>children</text:p>
          </table:table-cell>
          <table:table-cell table:style-name="ce25" office:value-type="string">
            <text:p>A child of the person.</text:p>
          </table:table-cell>
        </table:table-row>
        <table:table-row table:style-name="ro2">
          <table:table-cell table:style-name="ce31" office:value-type="string">
            <text:p>Q1751358</text:p>
          </table:table-cell>
          <table:table-cell table:style-name="ce26"/>
          <table:table-cell table:style-name="ce25" office:value-type="string">
            <text:p>- Property</text:p>
          </table:table-cell>
          <table:table-cell table:style-name="ce27" office:value-type="string">
            <text:p>colleague</text:p>
          </table:table-cell>
          <table:table-cell table:style-name="ce25" office:value-type="string">
            <text:p>A colleague of the person.</text:p>
          </table:table-cell>
        </table:table-row>
        <table:table-row table:style-name="ro2">
          <table:table-cell table:style-name="ce31" office:value-type="string">
            <text:p>Q1751358</text:p>
          </table:table-cell>
          <table:table-cell table:style-name="ce26"/>
          <table:table-cell table:style-name="ce25" office:value-type="string">
            <text:p>- Property</text:p>
          </table:table-cell>
          <table:table-cell table:style-name="ce27" office:value-type="string">
            <text:p>colleagues</text:p>
          </table:table-cell>
          <table:table-cell table:style-name="ce25" office:value-type="string">
            <text:p>A colleague of the person.</text:p>
          </table:table-cell>
        </table:table-row>
        <table:table-row table:style-name="ro2">
          <table:table-cell table:style-name="ce31" office:value-type="string">
            <text:p>Q1202197</text:p>
          </table:table-cell>
          <table:table-cell table:style-name="ce33" office:value-type="string">
            <text:p>X</text:p>
          </table:table-cell>
          <table:table-cell table:style-name="ce25" office:value-type="string">
            <text:p>- Property</text:p>
          </table:table-cell>
          <table:table-cell table:style-name="ce27" office:value-type="string">
            <text:p>deathDate</text:p>
          </table:table-cell>
          <table:table-cell table:style-name="ce25" office:value-type="string">
            <text:p>Date of death.</text:p>
          </table:table-cell>
        </table:table-row>
        <table:table-row table:style-name="ro2">
          <table:table-cell table:style-name="ce31" office:value-type="string">
            <text:p>Q101352</text:p>
          </table:table-cell>
          <table:table-cell table:style-name="ce26"/>
          <table:table-cell table:style-name="ce25" office:value-type="string">
            <text:p>- Property</text:p>
          </table:table-cell>
          <table:table-cell table:style-name="ce27" office:value-type="string">
            <text:p>familyName</text:p>
          </table:table-cell>
          <table:table-cell table:style-name="ce25" office:value-type="string">
            <text:p>Family name. In the U.S., the last name of an Person. This can be used along with givenName instead of the name property.</text:p>
          </table:table-cell>
        </table:table-row>
        <table:table-row table:style-name="ro2">
          <table:table-cell table:style-name="ce31" office:value-type="string">
            <text:p>?</text:p>
          </table:table-cell>
          <table:table-cell table:style-name="ce26"/>
          <table:table-cell table:style-name="ce25" office:value-type="string">
            <text:p>- Property</text:p>
          </table:table-cell>
          <table:table-cell table:style-name="ce27" office:value-type="string">
            <text:p>follows</text:p>
          </table:table-cell>
          <table:table-cell table:style-name="ce25" office:value-type="string">
            <text:p>The most generic uni-directional social relation.</text:p>
          </table:table-cell>
        </table:table-row>
        <table:table-row table:style-name="ro2">
          <table:table-cell table:style-name="ce31" office:value-type="string">
            <text:p>Q48264</text:p>
          </table:table-cell>
          <table:table-cell table:style-name="ce26"/>
          <table:table-cell table:style-name="ce25" office:value-type="string">
            <text:p>- Property</text:p>
          </table:table-cell>
          <table:table-cell table:style-name="ce27" office:value-type="string">
            <text:p>gender</text:p>
          </table:table-cell>
          <table:table-cell table:style-name="ce25" office:value-type="string">
            <text:p>Gender of the person.</text:p>
          </table:table-cell>
        </table:table-row>
        <table:table-row table:style-name="ro2">
          <table:table-cell table:style-name="ce31" office:value-type="string">
            <text:p>Q202444</text:p>
          </table:table-cell>
          <table:table-cell table:style-name="ce26"/>
          <table:table-cell table:style-name="ce25" office:value-type="string">
            <text:p>- Property</text:p>
          </table:table-cell>
          <table:table-cell table:style-name="ce27" office:value-type="string">
            <text:p>givenName</text:p>
          </table:table-cell>
          <table:table-cell table:style-name="ce25" office:value-type="string">
            <text:p>Given name. In the U.S., the first name of a Person. This can be used along with familyName instead of the name property.</text:p>
          </table:table-cell>
        </table:table-row>
        <table:table-row table:style-name="ro2">
          <table:table-cell table:style-name="ce31" office:value-type="string">
            <text:p>?</text:p>
          </table:table-cell>
          <table:table-cell table:style-name="ce26"/>
          <table:table-cell table:style-name="ce25" office:value-type="string">
            <text:p>- Property</text:p>
          </table:table-cell>
          <table:table-cell table:style-name="ce27" office:value-type="string">
            <text:p>homeLocation</text:p>
          </table:table-cell>
          <table:table-cell table:style-name="ce25" office:value-type="string">
            <text:p>A contact location for a person's resid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norificPrefix</text:p>
          </table:table-cell>
          <table:table-cell table:style-name="ce25" office:value-type="string">
            <text:p>An honorific prefix preceding a Person's name such as Dr/Mrs/M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norificSuffix</text:p>
          </table:table-cell>
          <table:table-cell table:style-name="ce25" office:value-type="string">
            <text:p>An honorific suffix preceding a Person's name such as M.D. /PhD/MSCSW.</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jobTitle</text:p>
          </table:table-cell>
          <table:table-cell table:style-name="ce25" office:value-type="string">
            <text:p>The job title of the person (for example, Financial Manag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knows</text:p>
          </table:table-cell>
          <table:table-cell table:style-name="ce25" office:value-type="string">
            <text:p>The most generic bi-directional social/work rel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ationality</text:p>
          </table:table-cell>
          <table:table-cell table:style-name="ce25" office:value-type="string">
            <text:p>Nationality of the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etWorth</text:p>
          </table:table-cell>
          <table:table-cell table:style-name="ce25" office:value-type="string">
            <text:p>The total financial value of the organization or person as calculated by subtracting assets from liabilit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ent</text:p>
          </table:table-cell>
          <table:table-cell table:style-name="ce25" office:value-type="string">
            <text:p>A parent of this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ents</text:p>
          </table:table-cell>
          <table:table-cell table:style-name="ce25" office:value-type="string">
            <text:p>A parents of the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erformerIn</text:p>
          </table:table-cell>
          <table:table-cell table:style-name="ce25" office:value-type="string">
            <text:p>Event that this person is a performer or participant 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To</text:p>
          </table:table-cell>
          <table:table-cell table:style-name="ce25" office:value-type="string">
            <text:p>The most generic familial rel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bling</text:p>
          </table:table-cell>
          <table:table-cell table:style-name="ce25" office:value-type="string">
            <text:p>A sibling of the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blings</text:p>
          </table:table-cell>
          <table:table-cell table:style-name="ce25" office:value-type="string">
            <text:p>A sibling of the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use</text:p>
          </table:table-cell>
          <table:table-cell table:style-name="ce25" office:value-type="string">
            <text:p>The person's spou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eight</text:p>
          </table:table-cell>
          <table:table-cell table:style-name="ce25" office:value-type="string">
            <text:p>The weight of the product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Location</text:p>
          </table:table-cell>
          <table:table-cell table:style-name="ce25" office:value-type="string">
            <text:p>A contact location for a person's place of 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orksFor</text:p>
          </table:table-cell>
          <table:table-cell table:style-name="ce25" office:value-type="string">
            <text:p>Organizations that the person works f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rthPlace</text:p>
          </table:table-cell>
          <table:table-cell table:style-name="ce25" office:value-type="string">
            <text:p>The place where the person was born.</text:p>
          </table:table-cell>
        </table:table-row>
        <table:table-row table:style-name="ro2">
          <table:table-cell table:style-name="ce31" office:value-type="string">
            <text:p>Q18658526</text:p>
          </table:table-cell>
          <table:table-cell table:style-name="ce26"/>
          <table:table-cell table:style-name="ce25" office:value-type="string">
            <text:p>- Property</text:p>
          </table:table-cell>
          <table:table-cell table:style-name="ce27" office:value-type="string">
            <text:p>deathPlace</text:p>
          </table:table-cell>
          <table:table-cell table:style-name="ce25" office:value-type="string">
            <text:p>The place where the person di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tStore</text:p>
          </table:table-cell>
          <table:table-cell table:style-name="ce25" office:value-type="string">
            <text:p>A pet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armacy</text:p>
          </table:table-cell>
          <table:table-cell table:style-name="ce25" office:value-type="string">
            <text:p>A pharmacy or drug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otograph</text:p>
          </table:table-cell>
          <table:table-cell table:style-name="ce25" office:value-type="string">
            <text:p>A photograp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ysicalActivityCategory</text:p>
          </table:table-cell>
          <table:table-cell table:style-name="ce25" office:value-type="string">
            <text:p>Categories of physical activity, organized by physiologic classific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ysicalExam</text:p>
          </table:table-cell>
          <table:table-cell table:style-name="ce25" office:value-type="string">
            <text:p>A type of physical examination of a patient performed by a physician. Enumerated typ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ysicalTherapy</text:p>
          </table:table-cell>
          <table:table-cell table:style-name="ce25" office:value-type="string">
            <text:p>A process of progressive physical care and rehabilitation aimed at improving a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ysician</text:p>
          </table:table-cell>
          <table:table-cell table:style-name="ce25" office:value-type="string">
            <text:p>A doctor's off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spitalAffiliation</text:p>
          </table:table-cell>
          <table:table-cell table:style-name="ce25" office:value-type="string">
            <text:p>A hospital with which the physician or office is affiliat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ayground</text:p>
          </table:table-cell>
          <table:table-cell table:style-name="ce25" office:value-type="string">
            <text:p>A playgrou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umber</text:p>
          </table:table-cell>
          <table:table-cell table:style-name="ce25" office:value-type="string">
            <text:p>A plumbing serv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oliceStation</text:p>
          </table:table-cell>
          <table:table-cell table:style-name="ce25" office:value-type="string">
            <text:p>A police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ond</text:p>
          </table:table-cell>
          <table:table-cell table:style-name="ce25" office:value-type="string">
            <text:p>A po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ostOffice</text:p>
          </table:table-cell>
          <table:table-cell table:style-name="ce25" office:value-type="string">
            <text:p>A post off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ostalAddress</text:p>
          </table:table-cell>
          <table:table-cell table:style-name="ce25" office:value-type="string">
            <text:p>The mailing add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ressCountry</text:p>
          </table:table-cell>
          <table:table-cell table:style-name="ce25" office:value-type="string">
            <text:p>The country. For example, USA. You can also provide the two-letter &lt;a href='http://en.wikipedia.org/wiki/ISO_3166-1'&gt;ISO 3166-1 alpha-2 country code&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ressLocality</text:p>
          </table:table-cell>
          <table:table-cell table:style-name="ce25" office:value-type="string">
            <text:p>The locality. For example, Mountain View.</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ressRegion</text:p>
          </table:table-cell>
          <table:table-cell table:style-name="ce25" office:value-type="string">
            <text:p>The region. For example, C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talCode</text:p>
          </table:table-cell>
          <table:table-cell table:style-name="ce25" office:value-type="string">
            <text:p>The postal code. For example, 94043.</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ostOfficeBoxNumber</text:p>
          </table:table-cell>
          <table:table-cell table:style-name="ce25" office:value-type="string">
            <text:p>The post office box number for PO box address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reetAddress</text:p>
          </table:table-cell>
          <table:table-cell table:style-name="ce25" office:value-type="string">
            <text:p>The street address. For example, 1600 Amphitheatre Pkw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eschool</text:p>
          </table:table-cell>
          <table:table-cell table:style-name="ce25" office:value-type="string">
            <text:p>A prescho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eventionIndication</text:p>
          </table:table-cell>
          <table:table-cell table:style-name="ce25" office:value-type="string">
            <text:p>An indication for preventing an underlying condition, symptom,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duct</text:p>
          </table:table-cell>
          <table:table-cell table:style-name="ce25" office:value-type="string">
            <text:p>Any offered product or service. For example: a pair of shoes; a concert ticket; the rental of a car; a haircut; or an episode of a TV show streamed onl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lor</text:p>
          </table:table-cell>
          <table:table-cell table:style-name="ce25" office:value-type="string">
            <text:p>The color of the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th</text:p>
          </table:table-cell>
          <table:table-cell table:style-name="ce25" office:value-type="string">
            <text:p>The depth of the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AccessoryOrSparePartFor</text:p>
          </table:table-cell>
          <table:table-cell table:style-name="ce25" office:value-type="string">
            <text:p>A pointer to another product (or multiple products) for which this product is an accessory or spare pa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ConsumableFor</text:p>
          </table:table-cell>
          <table:table-cell table:style-name="ce25" office:value-type="string">
            <text:p>A pointer to another product (or multiple products) for which this product is a consumab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RelatedTo</text:p>
          </table:table-cell>
          <table:table-cell table:style-name="ce25" office:value-type="string">
            <text:p>A pointer to another, somehow related product (or multiple produc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SimilarTo</text:p>
          </table:table-cell>
          <table:table-cell table:style-name="ce25" office:value-type="string">
            <text:p>A pointer to another, functionally similar product (or multiple produc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odel</text:p>
          </table:table-cell>
          <table:table-cell table:style-name="ce25" office:value-type="string">
            <text:p>The model of the product. Use with the URL of a ProductModel or a textual representation of the model identifier. The URL of the ProductModel can be from an external source. It is recommended to additionally provide strong product identifiers via th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ductID</text:p>
          </table:table-cell>
          <table:table-cell table:style-name="ce25" office:value-type="string">
            <text:p>The product identifier, such as ISBN. For example: &lt;code&gt;&lt;meta itemprop='productID' content='isbn:123-456-789'/&gt;&lt;/code&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easeDate</text:p>
          </table:table-cell>
          <table:table-cell table:style-name="ce25" office:value-type="string">
            <text:p>The release date of a product or product model. This can be used to distinguish the exact variant of a produ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filePage</text:p>
          </table:table-cell>
          <table:table-cell table:style-name="ce25" office:value-type="string">
            <text:p>Web page type: Profil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sychologicalTreatment</text:p>
          </table:table-cell>
          <table:table-cell table:style-name="ce25" office:value-type="string">
            <text:p>A process of care relying upon counseling, dialogue, communication, verbalization aimed at improving a mental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ublicSwimmingPool</text:p>
          </table:table-cell>
          <table:table-cell table:style-name="ce25" office:value-type="string">
            <text:p>A public swimming po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VPark</text:p>
          </table:table-cell>
          <table:table-cell table:style-name="ce25" office:value-type="string">
            <text:p>A place offering space for "Recreational Vehicles", Caravans, mobile homes and the lik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ationTherapy</text:p>
          </table:table-cell>
          <table:table-cell table:style-name="ce25" office:value-type="string">
            <text:p>A process of care using radiation aimed at improving a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oStation</text:p>
          </table:table-cell>
          <table:table-cell table:style-name="ce25" office:value-type="string">
            <text:p>A radio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alEstateAgent</text:p>
          </table:table-cell>
          <table:table-cell table:style-name="ce25" office:value-type="string">
            <text:p>A real-estate ag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cipe</text:p>
          </table:table-cell>
          <table:table-cell table:style-name="ce25" office:value-type="string">
            <text:p>A recip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okingMethod</text:p>
          </table:table-cell>
          <table:table-cell table:style-name="ce25" office:value-type="string">
            <text:p>The method of cooking, such as Frying, Steaming,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okTime</text:p>
          </table:table-cell>
          <table:table-cell table:style-name="ce25" office:value-type="string">
            <text:p>The time it takes to actually cook the dish, in &lt;a href='http://en.wikipedia.org/wiki/ISO_8601'&gt;ISO 8601 duration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gredients</text:p>
          </table:table-cell>
          <table:table-cell table:style-name="ce25" office:value-type="string">
            <text:p>An ingredient used in the recip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trition</text:p>
          </table:table-cell>
          <table:table-cell table:style-name="ce25" office:value-type="string">
            <text:p>Nutrition information about the recip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pTime</text:p>
          </table:table-cell>
          <table:table-cell table:style-name="ce25" office:value-type="string">
            <text:p>The length of time it takes to prepare the recipe, in &lt;a href='http://en.wikipedia.org/wiki/ISO_8601'&gt;ISO 8601 duration format&lt;/a&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eCategory</text:p>
          </table:table-cell>
          <table:table-cell table:style-name="ce25" office:value-type="string">
            <text:p>The category of the recipe—for example, appetizer, entre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eCuisine</text:p>
          </table:table-cell>
          <table:table-cell table:style-name="ce25" office:value-type="string">
            <text:p>The cuisine of the recipe (for example, French or Ethiopia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eInstructions</text:p>
          </table:table-cell>
          <table:table-cell table:style-name="ce25" office:value-type="string">
            <text:p>The steps to make the dish.</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eYield</text:p>
          </table:table-cell>
          <table:table-cell table:style-name="ce25" office:value-type="string">
            <text:p>The quantity produced by the recipe (for example, number of people served, number of serving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otalTime</text:p>
          </table:table-cell>
          <table:table-cell table:style-name="ce25" office:value-type="string">
            <text:p>The total time it takes to prepare and cook the recipe, in &lt;a href='http://en.wikipedia.org/wiki/ISO_8601'&gt;ISO 8601 duration format&lt;/a&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commendedDoseSchedule</text:p>
          </table:table-cell>
          <table:table-cell table:style-name="ce25" office:value-type="string">
            <text:p>A recommended dosing schedule for a drug or supplement as prescribed or recommended by an authority or by the drug/supplement's manufacturer. Capture the recommending authority in the recognizingAuthority property of MedicalEnt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cyclingCenter</text:p>
          </table:table-cell>
          <table:table-cell table:style-name="ce25" office:value-type="string">
            <text:p>A recycling cen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portedDoseSchedule</text:p>
          </table:table-cell>
          <table:table-cell table:style-name="ce25" office:value-type="string">
            <text:p>A patient-reported or observed dosing schedule for a drug or supple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ervoir</text:p>
          </table:table-cell>
          <table:table-cell table:style-name="ce25" office:value-type="string">
            <text:p>A reservoir of water, typically an artificially created lake, like the Lake Kariba reservoi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taurant</text:p>
          </table:table-cell>
          <table:table-cell table:style-name="ce25" office:value-type="string">
            <text:p>A restaura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view</text:p>
          </table:table-cell>
          <table:table-cell table:style-name="ce25" office:value-type="string">
            <text:p>A review of an item - for example, of a restaurant, movie, or sto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Body</text:p>
          </table:table-cell>
          <table:table-cell table:style-name="ce25" office:value-type="string">
            <text:p>The actual body of the review.</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viewRating</text:p>
          </table:table-cell>
          <table:table-cell table:style-name="ce25" office:value-type="string">
            <text:p>The rating given in this review. Note that reviews can themselves be rated. The &lt;code&gt;reviewRating&lt;/code&gt; applies to rating given by the review. The &lt;code&gt;aggregateRating&lt;/code&gt; property applies to the review itself, as a creative wo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iverBodyOfWater</text:p>
          </table:table-cell>
          <table:table-cell table:style-name="ce25" office:value-type="string">
            <text:p>A river (for example, the broad majestic Shann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oofingContractor</text:p>
          </table:table-cell>
          <table:table-cell table:style-name="ce25" office:value-type="string">
            <text:p>A roofing contract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aleEvent</text:p>
          </table:table-cell>
          <table:table-cell table:style-name="ce25" office:value-type="string">
            <text:p>Event type: Sales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chool</text:p>
          </table:table-cell>
          <table:table-cell table:style-name="ce25" office:value-type="string">
            <text:p>A schoo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culpture</text:p>
          </table:table-cell>
          <table:table-cell table:style-name="ce25" office:value-type="string">
            <text:p>A piece of sculptu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aBodyOfWater</text:p>
          </table:table-cell>
          <table:table-cell table:style-name="ce25" office:value-type="string">
            <text:p>A sea (for example, the Caspian se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archResultsPage</text:p>
          </table:table-cell>
          <table:table-cell table:style-name="ce25" office:value-type="string">
            <text:p>Web page type: Search results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lfStorage</text:p>
          </table:table-cell>
          <table:table-cell table:style-name="ce25" office:value-type="string">
            <text:p>A self-storage facil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hoeStore</text:p>
          </table:table-cell>
          <table:table-cell table:style-name="ce25" office:value-type="string">
            <text:p>A sho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hoppingCenter</text:p>
          </table:table-cell>
          <table:table-cell table:style-name="ce25" office:value-type="string">
            <text:p>A shopping center or mal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ingleFamilyResidence</text:p>
          </table:table-cell>
          <table:table-cell table:style-name="ce25" office:value-type="string">
            <text:p>Residence type: Single-family hom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ebPageElement</text:p>
          </table:table-cell>
          <table:table-cell table:style-name="ce25" office:value-type="string">
            <text:p>A web page element, like a table or an im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iteNavigationElement</text:p>
          </table:table-cell>
          <table:table-cell table:style-name="ce25" office:value-type="string">
            <text:p>A navigation element of th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kiResort</text:p>
          </table:table-cell>
          <table:table-cell table:style-name="ce25" office:value-type="string">
            <text:p>A ski resor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ocialEvent</text:p>
          </table:table-cell>
          <table:table-cell table:style-name="ce25" office:value-type="string">
            <text:p>Event type: Social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ortingGoodsStore</text:p>
          </table:table-cell>
          <table:table-cell table:style-name="ce25" office:value-type="string">
            <text:p>A sporting goods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ortsClub</text:p>
          </table:table-cell>
          <table:table-cell table:style-name="ce25" office:value-type="string">
            <text:p>A sports club.</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ortsEvent</text:p>
          </table:table-cell>
          <table:table-cell table:style-name="ce25" office:value-type="string">
            <text:p>Event type: Sports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meTeam</text:p>
          </table:table-cell>
          <table:table-cell table:style-name="ce25" office:value-type="string">
            <text:p>The home team in a sports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wayTeam</text:p>
          </table:table-cell>
          <table:table-cell table:style-name="ce25" office:value-type="string">
            <text:p>The away team in a sports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petitor</text:p>
          </table:table-cell>
          <table:table-cell table:style-name="ce25" office:value-type="string">
            <text:p>A competitor in a sports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portsTeam</text:p>
          </table:table-cell>
          <table:table-cell table:style-name="ce25" office:value-type="string">
            <text:p>Organization: Sports tea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ach</text:p>
          </table:table-cell>
          <table:table-cell table:style-name="ce25" office:value-type="string">
            <text:p>A person that acts in a coaching role for a sports tea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thlete</text:p>
          </table:table-cell>
          <table:table-cell table:style-name="ce25" office:value-type="string">
            <text:p>A person that acts as performing member of a sports team; a player as opposed to a coac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tadiumOrArena</text:p>
          </table:table-cell>
          <table:table-cell table:style-name="ce25" office:value-type="string">
            <text:p>A stadi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tate</text:p>
          </table:table-cell>
          <table:table-cell table:style-name="ce25" office:value-type="string">
            <text:p>A state or province of a count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ubwayStation</text:p>
          </table:table-cell>
          <table:table-cell table:style-name="ce25" office:value-type="string">
            <text:p>A subway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uperficialAnatomy</text:p>
          </table:table-cell>
          <table:table-cell table:style-name="ce25" office:value-type="string">
            <text:p>Anatomical features that can be observed by sight (without dissection), including the form and proportions of the human body as well as surface landmarks that correspond to deeper subcutaneous structures. Superficial anatomy plays an important role i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atedAnatomy</text:p>
          </table:table-cell>
          <table:table-cell table:style-name="ce25" office:value-type="string">
            <text:p>Anatomical systems or structures that relate to the superficial anatom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ignificance</text:p>
          </table:table-cell>
          <table:table-cell table:style-name="ce25" office:value-type="string">
            <text:p>The significance associated with the superficial anatomy; as an example, how characteristics of the superficial anatomy can suggest underlying medical conditions or courses of treat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ynagogue</text:p>
          </table:table-cell>
          <table:table-cell table:style-name="ce25" office:value-type="string">
            <text:p>A synagogu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pisode</text:p>
          </table:table-cell>
          <table:table-cell table:style-name="ce25" office:value-type="string">
            <text:p>A media episode (e.g. TV, radio, video game) which can be part of a series or sea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pisodeNumber</text:p>
          </table:table-cell>
          <table:table-cell table:style-name="ce25" office:value-type="string">
            <text:p>Position of the episode within an ordered group of episod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Season</text:p>
          </table:table-cell>
          <table:table-cell table:style-name="ce25" office:value-type="string">
            <text:p>The season to which this episode belong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Series</text:p>
          </table:table-cell>
          <table:table-cell table:style-name="ce25" office:value-type="string">
            <text:p>The series to which this episode or season belong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VEpisode</text:p>
          </table:table-cell>
          <table:table-cell table:style-name="ce25" office:value-type="string">
            <text:p>A TV episode which can be part of a series or sea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TVSeries</text:p>
          </table:table-cell>
          <table:table-cell table:style-name="ce25" office:value-type="string">
            <text:p>The TV series to which this episode or season belong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ason</text:p>
          </table:table-cell>
          <table:table-cell table:style-name="ce25" office:value-type="string">
            <text:p>A media season e.g. tv, radio, video gam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pisode</text:p>
          </table:table-cell>
          <table:table-cell table:style-name="ce25" office:value-type="string">
            <text:p>An episode of a tv, radio or game media within a series or sea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pisodes</text:p>
          </table:table-cell>
          <table:table-cell table:style-name="ce25" office:value-type="string">
            <text:p>An episode of a TV/radio series or sea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Episodes</text:p>
          </table:table-cell>
          <table:table-cell table:style-name="ce25" office:value-type="string">
            <text:p>The number of episodes in this season or ser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sonNumber</text:p>
          </table:table-cell>
          <table:table-cell table:style-name="ce25" office:value-type="string">
            <text:p>Position of the season within an ordered group of season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VSeason</text:p>
          </table:table-cell>
          <table:table-cell table:style-name="ce25" office:value-type="string">
            <text:p>Season dedicated to TV broadcast and associated online deliv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ries</text:p>
          </table:table-cell>
          <table:table-cell table:style-name="ce25" office:value-type="string">
            <text:p>A Series in schema.org is a group of related items, typically but not necessarily of the same kind. Series are usually organized into some order, often chronological. Unlike &lt;a href="/ItemList"&gt;ItemList&lt;/a&gt; which is a g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VSeries</text:p>
          </table:table-cell>
          <table:table-cell table:style-name="ce25" office:value-type="string">
            <text:p>Series dedicated to TV broadcast and associated online deliver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Seasons</text:p>
          </table:table-cell>
          <table:table-cell table:style-name="ce25" office:value-type="string">
            <text:p>The number of seasons in this ser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son</text:p>
          </table:table-cell>
          <table:table-cell table:style-name="ce25" office:value-type="string">
            <text:p>A season in a media ser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sons</text:p>
          </table:table-cell>
          <table:table-cell table:style-name="ce25" office:value-type="string">
            <text:p>A season in a media ser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deoGameSeries</text:p>
          </table:table-cell>
          <table:table-cell table:style-name="ce25" office:value-type="string">
            <text:p>A &lt;a href="/VideoGame"&gt;video game&lt;/a&gt; seri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Players</text:p>
          </table:table-cell>
          <table:table-cell table:style-name="ce25" office:value-type="string">
            <text:p>Indicate how many people can play this game (minimum, maximum, or ran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quest</text:p>
          </table:table-cell>
          <table:table-cell table:style-name="ce25" office:value-type="string">
            <text:p>The task that a player-controlled character, or group of characters may complete in order to gain a rewar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Item</text:p>
          </table:table-cell>
          <table:table-cell table:style-name="ce25" office:value-type="string">
            <text:p>An item is an object within the game world that can be collected by a player or, occasionally, a non-player charact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aracterAttribute</text:p>
          </table:table-cell>
          <table:table-cell table:style-name="ce25" office:value-type="string">
            <text:p>A piece of data that represents a particular aspect of a fictional character (skill, power, character points, advantage, disadvant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layMode</text:p>
          </table:table-cell>
          <table:table-cell table:style-name="ce25" office:value-type="string">
            <text:p>Indicates whether this game is multi-player, co-op or single-player. The game can be marked as multi-player, co-op and single-player at the same 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eatCode</text:p>
          </table:table-cell>
          <table:table-cell table:style-name="ce25" office:value-type="string">
            <text:p>Cheat codes to the g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Platform</text:p>
          </table:table-cell>
          <table:table-cell table:style-name="ce25" office:value-type="string">
            <text:p>The electronic systems used to play &lt;a href="http://en.wikipedia.org/wiki/Category:Video_game_platforms"&gt;video games&lt;/a&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ble</text:p>
          </table:table-cell>
          <table:table-cell table:style-name="ce25" office:value-type="string">
            <text:p>A table on a Web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ttooParlor</text:p>
          </table:table-cell>
          <table:table-cell table:style-name="ce25" office:value-type="string">
            <text:p>A tattoo parl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xiStand</text:p>
          </table:table-cell>
          <table:table-cell table:style-name="ce25" office:value-type="string">
            <text:p>A taxi sta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elevisionStation</text:p>
          </table:table-cell>
          <table:table-cell table:style-name="ce25" office:value-type="string">
            <text:p>A television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ennisComplex</text:p>
          </table:table-cell>
          <table:table-cell table:style-name="ce25" office:value-type="string">
            <text:p>A tennis complex.</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ext</text:p>
          </table:table-cell>
          <table:table-cell table:style-name="ce25" office:value-type="string">
            <text:p>Data type: Tex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heaterEvent</text:p>
          </table:table-cell>
          <table:table-cell table:style-name="ce25" office:value-type="string">
            <text:p>Event type: Theater performa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heaterGroup</text:p>
          </table:table-cell>
          <table:table-cell table:style-name="ce25" office:value-type="string">
            <text:p>A theater group or company, for example, the Royal Shakespeare Company or Druid Theat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herapeuticProcedure</text:p>
          </table:table-cell>
          <table:table-cell table:style-name="ce25" office:value-type="string">
            <text:p>A medical procedure intended primarily for therapeutic purposes, aimed at improving a health condi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ime</text:p>
          </table:table-cell>
          <table:table-cell table:style-name="ce25" office:value-type="string">
            <text:p>A point in time recurring on multiple days in the form hh:mm:ss[Z|(+|-)hh:mm] (see &lt;a href="http://www.w3.org/TR/xmlschema-2/#time"&gt;XML schema for details&lt;/a&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ireShop</text:p>
          </table:table-cell>
          <table:table-cell table:style-name="ce25" office:value-type="string">
            <text:p>A tire sho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ouristAttraction</text:p>
          </table:table-cell>
          <table:table-cell table:style-name="ce25" office:value-type="string">
            <text:p>A tourist attr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ouristInformationCenter</text:p>
          </table:table-cell>
          <table:table-cell table:style-name="ce25" office:value-type="string">
            <text:p>A tourist information cent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oyStore</text:p>
          </table:table-cell>
          <table:table-cell table:style-name="ce25" office:value-type="string">
            <text:p>A toy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inStation</text:p>
          </table:table-cell>
          <table:table-cell table:style-name="ce25" office:value-type="string">
            <text:p>A train st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velAgency</text:p>
          </table:table-cell>
          <table:table-cell table:style-name="ce25" office:value-type="string">
            <text:p>A travel age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eatmentIndication</text:p>
          </table:table-cell>
          <table:table-cell table:style-name="ce25" office:value-type="string">
            <text:p>An indication for treating an underlying condition, symptom,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RL</text:p>
          </table:table-cell>
          <table:table-cell table:style-name="ce25" office:value-type="string">
            <text:p>Data type: UR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Interaction</text:p>
          </table:table-cell>
          <table:table-cell table:style-name="ce25" office:value-type="string">
            <text:p>A user interacting with a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Blocks</text:p>
          </table:table-cell>
          <table:table-cell table:style-name="ce25" office:value-type="string">
            <text:p>User interaction: Block this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Checkins</text:p>
          </table:table-cell>
          <table:table-cell table:style-name="ce25" office:value-type="string">
            <text:p>User interaction: Check-in at a pla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Comments</text:p>
          </table:table-cell>
          <table:table-cell table:style-name="ce25" office:value-type="string">
            <text:p>The UserInteraction event in which a user comments on an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mentText</text:p>
          </table:table-cell>
          <table:table-cell table:style-name="ce25" office:value-type="string">
            <text:p>The text of the UserCom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mentTime</text:p>
          </table:table-cell>
          <table:table-cell table:style-name="ce25" office:value-type="string">
            <text:p>The time at which the UserComment was mad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cusses</text:p>
          </table:table-cell>
          <table:table-cell table:style-name="ce25" office:value-type="string">
            <text:p>Specifies the CreativeWork associated with the UserCom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plyToUrl</text:p>
          </table:table-cell>
          <table:table-cell table:style-name="ce25" office:value-type="string">
            <text:p>The URL at which a reply may be posted to the specified UserCom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Downloads</text:p>
          </table:table-cell>
          <table:table-cell table:style-name="ce25" office:value-type="string">
            <text:p>User interaction: Download of an ite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Likes</text:p>
          </table:table-cell>
          <table:table-cell table:style-name="ce25" office:value-type="string">
            <text:p>User interaction: Like an ite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PageVisits</text:p>
          </table:table-cell>
          <table:table-cell table:style-name="ce25" office:value-type="string">
            <text:p>User interaction: Visit to a web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Plays</text:p>
          </table:table-cell>
          <table:table-cell table:style-name="ce25" office:value-type="string">
            <text:p>User interaction: Play count of an item, for example a video or a so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PlusOnes</text:p>
          </table:table-cell>
          <table:table-cell table:style-name="ce25" office:value-type="string">
            <text:p>User interaction: +1.</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rTweets</text:p>
          </table:table-cell>
          <table:table-cell table:style-name="ce25" office:value-type="string">
            <text:p>User interaction: Twee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ein</text:p>
          </table:table-cell>
          <table:table-cell table:style-name="ce25" office:value-type="string">
            <text:p>A type of blood vessel that specifically carries blood to the hear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ainsTo</text:p>
          </table:table-cell>
          <table:table-cell table:style-name="ce25" office:value-type="string">
            <text:p>The vasculature that the vein drains into.</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ibutary</text:p>
          </table:table-cell>
          <table:table-cell table:style-name="ce25" office:value-type="string">
            <text:p>The anatomical or organ system that the vein flows into; a larger structure that the vein connects t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eterinaryCare</text:p>
          </table:table-cell>
          <table:table-cell table:style-name="ce25" office:value-type="string">
            <text:p>A vet's off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deoGallery</text:p>
          </table:table-cell>
          <table:table-cell table:style-name="ce25" office:value-type="string">
            <text:p>Web page type: Video gallery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deoObject</text:p>
          </table:table-cell>
          <table:table-cell table:style-name="ce25" office:value-type="string">
            <text:p>A video fi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ideoFrameSize</text:p>
          </table:table-cell>
          <table:table-cell table:style-name="ce25" office:value-type="string">
            <text:p>The frame size of the video.</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ideoQuality</text:p>
          </table:table-cell>
          <table:table-cell table:style-name="ce25" office:value-type="string">
            <text:p>The quality of the vide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sualArtsEvent</text:p>
          </table:table-cell>
          <table:table-cell table:style-name="ce25" office:value-type="string">
            <text:p>Event type: Visual arts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olcano</text:p>
          </table:table-cell>
          <table:table-cell table:style-name="ce25" office:value-type="string">
            <text:p>A volcano, like Fuji sa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PAdBlock</text:p>
          </table:table-cell>
          <table:table-cell table:style-name="ce25" office:value-type="string">
            <text:p>An advertising section of th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PFooter</text:p>
          </table:table-cell>
          <table:table-cell table:style-name="ce25" office:value-type="string">
            <text:p>The footer section of th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PHeader</text:p>
          </table:table-cell>
          <table:table-cell table:style-name="ce25" office:value-type="string">
            <text:p>The header section of th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PSideBar</text:p>
          </table:table-cell>
          <table:table-cell table:style-name="ce25" office:value-type="string">
            <text:p>A sidebar section of the p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aterfall</text:p>
          </table:table-cell>
          <table:table-cell table:style-name="ce25" office:value-type="string">
            <text:p>A waterfall, like Niagar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ebApplication</text:p>
          </table:table-cell>
          <table:table-cell table:style-name="ce25" office:value-type="string">
            <text:p>Web applic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owserRequirements</text:p>
          </table:table-cell>
          <table:table-cell table:style-name="ce25" office:value-type="string">
            <text:p>Specifies browser requirements in human-readable text. For example,"requires HTML5 suppor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holesaleStore</text:p>
          </table:table-cell>
          <table:table-cell table:style-name="ce25" office:value-type="string">
            <text:p>A wholesale 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inery</text:p>
          </table:table-cell>
          <table:table-cell table:style-name="ce25" office:value-type="string">
            <text:p>A win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Zoo</text:p>
          </table:table-cell>
          <table:table-cell table:style-name="ce25" office:value-type="string">
            <text:p>A zo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and</text:p>
          </table:table-cell>
          <table:table-cell table:style-name="ce25" office:value-type="string">
            <text:p>A brand is a name used by an organization or business person for labeling a product, product group, or simila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inessEntityType</text:p>
          </table:table-cell>
          <table:table-cell table:style-name="ce25" office:value-type="string">
            <text:p>A business entity type is a conceptual entity representing the legal form, the size, the main line of business, the position in the value chain, or any combination thereof, of an organization or business person. Commonly used values: http:/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inessFunction</text:p>
          </table:table-cell>
          <table:table-cell table:style-name="ce25" office:value-type="string">
            <text:p>The business function specifies the type of activity or access (i.e., the bundle of rights) offered by the organization or business person through the offer. Typical are sell, rental or lease, maintenance or repair, manufacture / produce, recycle / d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ymentMethod</text:p>
          </table:table-cell>
          <table:table-cell table:style-name="ce25" office:value-type="string">
            <text:p>A payment method is a standardized procedure for transferring the monetary amount for a purchase. Payment methods are characterized by the legal and technical structures used, and by the organization or group carrying out the transaction. Common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reditCard</text:p>
          </table:table-cell>
          <table:table-cell table:style-name="ce25" office:value-type="string">
            <text:p>A credit or debit card type as a standardized procedure for transferring the monetary amount for a purchase. Commonly used values: http://purl.org/goodrelations/v1#AmericanExpress http://purl.org/goodrelations/v1#DinersClub http://p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yOfWeek</text:p>
          </table:table-cell>
          <table:table-cell table:style-name="ce25" office:value-type="string">
            <text:p>The day of the week, e.g. used to specify to which day the opening hours of an OpeningHoursSpecification refer. Commonly used values: http://purl.org/goodrelations/v1#Monday http://purl.org/goodrelations/v1#Tuesday http://purl.org/g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iceSpecification</text:p>
          </table:table-cell>
          <table:table-cell table:style-name="ce25" office:value-type="string">
            <text:p>A structured value representing a monetary amount. Typically, only the subclasses of this type are used for marku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xPrice</text:p>
          </table:table-cell>
          <table:table-cell table:style-name="ce25" office:value-type="string">
            <text:p>The highest price if the price is a ran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inPrice</text:p>
          </table:table-cell>
          <table:table-cell table:style-name="ce25" office:value-type="string">
            <text:p>The lowest price if the price is a ran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AddedTaxIncluded</text:p>
          </table:table-cell>
          <table:table-cell table:style-name="ce25" office:value-type="string">
            <text:p>Specifies whether the applicable value-added tax (VAT) is included in the price specification or no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liveryChargeSpecification</text:p>
          </table:table-cell>
          <table:table-cell table:style-name="ce25" office:value-type="string">
            <text:p>The price for the delivery of an offer using a particular delivery metho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esToDeliveryMethod</text:p>
          </table:table-cell>
          <table:table-cell table:style-name="ce25" office:value-type="string">
            <text:p>The delivery method(s) to which the delivery charge or payment charge specification appl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liveryMethod</text:p>
          </table:table-cell>
          <table:table-cell table:style-name="ce25" office:value-type="string">
            <text:p>A delivery method is a standardized procedure for transferring the product or service to the destination of fulfillment chosen by the customer. Delivery methods are characterized by the means of transportation used, and by the organization or group 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mand</text:p>
          </table:table-cell>
          <table:table-cell table:style-name="ce25" office:value-type="string">
            <text:p>A demand entity represents the public, not necessarily binding, not necessarily exclusive, announcement by an organization or person to seek a certain type of goods or services. For describing demand using this type, the very same properties used for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dividualProduct</text:p>
          </table:table-cell>
          <table:table-cell table:style-name="ce25" office:value-type="string">
            <text:p>A single, identifiable product instance (e.g. a laptop with a particular serial numb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peningHoursSpecification</text:p>
          </table:table-cell>
          <table:table-cell table:style-name="ce25" office:value-type="string">
            <text:p>A structured value providing information about the opening hours of a place or a certain service inside a pla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loses</text:p>
          </table:table-cell>
          <table:table-cell table:style-name="ce25" office:value-type="string">
            <text:p>The closing hour of the place or service on the given day(s) of the wee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yOfWeek</text:p>
          </table:table-cell>
          <table:table-cell table:style-name="ce25" office:value-type="string">
            <text:p>The day of the week for which these opening hours are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ens</text:p>
          </table:table-cell>
          <table:table-cell table:style-name="ce25" office:value-type="string">
            <text:p>The opening hour of the place or service on the given day(s) of the wee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wnershipInfo</text:p>
          </table:table-cell>
          <table:table-cell table:style-name="ce25" office:value-type="string">
            <text:p>A structured value providing information about when a certain organization or person owned a certain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quiredFrom</text:p>
          </table:table-cell>
          <table:table-cell table:style-name="ce25" office:value-type="string">
            <text:p>The organization or person from which the product was acqui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wnedFrom</text:p>
          </table:table-cell>
          <table:table-cell table:style-name="ce25" office:value-type="string">
            <text:p>The date and time of obtaining the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wnedThrough</text:p>
          </table:table-cell>
          <table:table-cell table:style-name="ce25" office:value-type="string">
            <text:p>The date and time of giving up ownership on the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ypeOfGood</text:p>
          </table:table-cell>
          <table:table-cell table:style-name="ce25" office:value-type="string">
            <text:p>The product that this structured value is referring t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rcelService</text:p>
          </table:table-cell>
          <table:table-cell table:style-name="ce25" office:value-type="string">
            <text:p>A private parcel service as the delivery mode available for a certain offer. Commonly used values: http://purl.org/goodrelations/v1#DHL http://purl.org/goodrelations/v1#FederalExpress http://purl.org/goodrelations/v1#UPS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ymentChargeSpecification</text:p>
          </table:table-cell>
          <table:table-cell table:style-name="ce25" office:value-type="string">
            <text:p>The costs of settling the payment using a particular payment metho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esToPaymentMethod</text:p>
          </table:table-cell>
          <table:table-cell table:style-name="ce25" office:value-type="string">
            <text:p>The payment method(s) to which the payment charge specification appli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ductModel</text:p>
          </table:table-cell>
          <table:table-cell table:style-name="ce25" office:value-type="string">
            <text:p>A datasheet or vendor specification of a product (in the sense of a prototypical descrip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VariantOf</text:p>
          </table:table-cell>
          <table:table-cell table:style-name="ce25" office:value-type="string">
            <text:p>A pointer to a base product from which this product is a variant. It is safe to infer that the variant inherits all product features from the base model, unless defined locally. This is not transitiv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decessorOf</text:p>
          </table:table-cell>
          <table:table-cell table:style-name="ce25" office:value-type="string">
            <text:p>A pointer from a previous, often discontinued variant of the product to its newer varia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ccessorOf</text:p>
          </table:table-cell>
          <table:table-cell table:style-name="ce25" office:value-type="string">
            <text:p>A pointer from a newer variant of a product to its previous, often discontinued predecess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ualitativeValue</text:p>
          </table:table-cell>
          <table:table-cell table:style-name="ce25" office:value-type="string">
            <text:p>A predefined value for a product characteristic, e.g. the power cord plug type "US" or the garment sizes "S", "M", "L", and "X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qual</text:p>
          </table:table-cell>
          <table:table-cell table:style-name="ce25" office:value-type="string">
            <text:p>This ordering relation for qualitative values indicates that the subject is equal to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reater</text:p>
          </table:table-cell>
          <table:table-cell table:style-name="ce25" office:value-type="string">
            <text:p>This ordering relation for qualitative values indicates that the subject is greater than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reaterOrEqual</text:p>
          </table:table-cell>
          <table:table-cell table:style-name="ce25" office:value-type="string">
            <text:p>This ordering relation for qualitative values indicates that the subject is greater than or equal to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sser</text:p>
          </table:table-cell>
          <table:table-cell table:style-name="ce25" office:value-type="string">
            <text:p>This ordering relation for qualitative values indicates that the subject is lesser than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sserOrEqual</text:p>
          </table:table-cell>
          <table:table-cell table:style-name="ce25" office:value-type="string">
            <text:p>This ordering relation for qualitative values indicates that the subject is lesser than or equal to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onEqual</text:p>
          </table:table-cell>
          <table:table-cell table:style-name="ce25" office:value-type="string">
            <text:p>This ordering relation for qualitative values indicates that the subject is not equal to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Reference</text:p>
          </table:table-cell>
          <table:table-cell table:style-name="ce25" office:value-type="string">
            <text:p>A pointer to a secondary value that provides additional information on the original value, e.g. a reference temperatu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uantitativeValue</text:p>
          </table:table-cell>
          <table:table-cell table:style-name="ce25" office:value-type="string">
            <text:p>A point value or interval for product characteristics and other purpos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xValue</text:p>
          </table:table-cell>
          <table:table-cell table:style-name="ce25" office:value-type="string">
            <text:p>The upper value of some characteristic or 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inValue</text:p>
          </table:table-cell>
          <table:table-cell table:style-name="ce25" office:value-type="string">
            <text:p>The lower value of some characteristic or 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nitCode</text:p>
          </table:table-cell>
          <table:table-cell table:style-name="ce25" office:value-type="string">
            <text:p>The unit of measurement given using the UN/CEFACT Common Code (3 character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text:p>
          </table:table-cell>
          <table:table-cell table:style-name="ce25" office:value-type="string">
            <text:p>The value of the product characteristi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omeProducts</text:p>
          </table:table-cell>
          <table:table-cell table:style-name="ce25" office:value-type="string">
            <text:p>A placeholder for multiple similar products of the same ki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ypeAndQuantityNode</text:p>
          </table:table-cell>
          <table:table-cell table:style-name="ce25" office:value-type="string">
            <text:p>A structured value indicating the quantity, unit of measurement, and business function of goods included in a bundle 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mountOfThisGood</text:p>
          </table:table-cell>
          <table:table-cell table:style-name="ce25" office:value-type="string">
            <text:p>The quantity of the goods included in the off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nitPriceSpecification</text:p>
          </table:table-cell>
          <table:table-cell table:style-name="ce25" office:value-type="string">
            <text:p>The price asked for a given offer by the respective organization or pers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llingIncrement</text:p>
          </table:table-cell>
          <table:table-cell table:style-name="ce25" office:value-type="string">
            <text:p>This property specifies the minimal quantity and rounding increment that will be the basis for the billing. The unit of measurement is specified by the unitCode 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iceType</text:p>
          </table:table-cell>
          <table:table-cell table:style-name="ce25" office:value-type="string">
            <text:p>A short text or acronym indicating multiple price specifications for the same offer, e.g. SRP for the suggested retail price or INVOICE for the invoice price, mostly used in the car indust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arrantyPromise</text:p>
          </table:table-cell>
          <table:table-cell table:style-name="ce25" office:value-type="string">
            <text:p>A structured value representing the duration and scope of services that will be provided to a customer free of charge in case of a defect or malfunction of a produ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urationOfWarranty</text:p>
          </table:table-cell>
          <table:table-cell table:style-name="ce25" office:value-type="string">
            <text:p>The duration of the warranty promise. Common unitCode values are ANN for year, MON for months, or DAY for day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arrantyScope</text:p>
          </table:table-cell>
          <table:table-cell table:style-name="ce25" office:value-type="string">
            <text:p>The scope of the warranty promi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arrantyScope</text:p>
          </table:table-cell>
          <table:table-cell table:style-name="ce25" office:value-type="string">
            <text:p>A range of of services that will be provided to a customer free of charge in case of a defect or malfunction of a product. Commonly used values: http://purl.org/goodrelations/v1#Labor-BringIn http://purl.org/goodrelations/v1#PartsAndLab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echArticle</text:p>
          </table:table-cell>
          <table:table-cell table:style-name="ce25" office:value-type="string">
            <text:p>A technical article - Example: How-to (task) topics, step-by-step, procedural troubleshooting, specification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endencies</text:p>
          </table:table-cell>
          <table:table-cell table:style-name="ce25" office:value-type="string">
            <text:p>Prerequisites needed to fulfill steps in articl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ficiencyLevel</text:p>
          </table:table-cell>
          <table:table-cell table:style-name="ce25" office:value-type="string">
            <text:p>Proficiency needed for this content; expected values: 'Beginner', 'Exper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PIReference</text:p>
          </table:table-cell>
          <table:table-cell table:style-name="ce25" office:value-type="string">
            <text:p>Reference documentation for application programming interfaces (API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embly</text:p>
          </table:table-cell>
          <table:table-cell table:style-name="ce25" office:value-type="string">
            <text:p>Library file name e.g., mscorlib.dll, system.web.dl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ssemblyVersion</text:p>
          </table:table-cell>
          <table:table-cell table:style-name="ce25" office:value-type="string">
            <text:p>Associated product/technology version. e.g., .NET Framework 4.5.</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grammingModel</text:p>
          </table:table-cell>
          <table:table-cell table:style-name="ce25" office:value-type="string">
            <text:p>Indicates whether API is managed or unmanag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Platform</text:p>
          </table:table-cell>
          <table:table-cell table:style-name="ce25" office:value-type="string">
            <text:p>Type of app development: phone, Metro style, desktop, XBox,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de</text:p>
          </table:table-cell>
          <table:table-cell table:style-name="ce25" office:value-type="string">
            <text:p>Computer programming source code. Example: Full (compile ready) solutions, code snippet samples, scripts, templ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deRepository</text:p>
          </table:table-cell>
          <table:table-cell table:style-name="ce25" office:value-type="string">
            <text:p>Link to the repository where the un-compiled, human readable code and related code is located (SVN, github, CodePlex).</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grammingLanguage</text:p>
          </table:table-cell>
          <table:table-cell table:style-name="ce25" office:value-type="string">
            <text:p>The computer programming langu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untime</text:p>
          </table:table-cell>
          <table:table-cell table:style-name="ce25" office:value-type="string">
            <text:p>Runtime platform or script interpreter dependencies (Example - Java v1, Python2.3, .Net Framework 3.0).</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ampleType</text:p>
          </table:table-cell>
          <table:table-cell table:style-name="ce25" office:value-type="string">
            <text:p>Full (compile ready) solution, code snippet, inline code, scripts, templa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Product</text:p>
          </table:table-cell>
          <table:table-cell table:style-name="ce25" office:value-type="string">
            <text:p>Target Operating System / Product to which the code applies. If applies to several versions, just the product name can be us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rentAudience</text:p>
          </table:table-cell>
          <table:table-cell table:style-name="ce25" office:value-type="string">
            <text:p>A set of characteristics describing parents, who can be interested in viewing some cont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ildMaxAge</text:p>
          </table:table-cell>
          <table:table-cell table:style-name="ce25" office:value-type="string">
            <text:p>Maximal age of the chil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ildMinAge</text:p>
          </table:table-cell>
          <table:table-cell table:style-name="ce25" office:value-type="string">
            <text:p>Minimal age of the chil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lignmentObject</text:p>
          </table:table-cell>
          <table:table-cell table:style-name="ce25" office:value-type="string">
            <text:p>An intangible item that describes an alignment between a learning resource and a node in an educational fram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lignmentType</text:p>
          </table:table-cell>
          <table:table-cell table:style-name="ce25" office:value-type="string">
            <text:p>A category of alignment between the learning resource and the framework node. Recommended values include: 'assesses', 'teaches', 'requires', 'textComplexity', 'readingLevel', 'educationalSubject', and 'educationLeve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ucationalFramework</text:p>
          </table:table-cell>
          <table:table-cell table:style-name="ce25" office:value-type="string">
            <text:p>The framework to which the resource being described is align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Description</text:p>
          </table:table-cell>
          <table:table-cell table:style-name="ce25" office:value-type="string">
            <text:p>The description of a node in an established educational fram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Name</text:p>
          </table:table-cell>
          <table:table-cell table:style-name="ce25" office:value-type="string">
            <text:p>The name of a node in an established educational framew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Url</text:p>
          </table:table-cell>
          <table:table-cell table:style-name="ce25" office:value-type="string">
            <text:p>The URL of a node in an established educational framewo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ducationalAudience</text:p>
          </table:table-cell>
          <table:table-cell table:style-name="ce25" office:value-type="string">
            <text:p>An EducationalAudi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ducationalRole</text:p>
          </table:table-cell>
          <table:table-cell table:style-name="ce25" office:value-type="string">
            <text:p>An educationalRole of an EducationalAudie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aCatalog</text:p>
          </table:table-cell>
          <table:table-cell table:style-name="ce25" office:value-type="string">
            <text:p>A collection of datase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aset</text:p>
          </table:table-cell>
          <table:table-cell table:style-name="ce25" office:value-type="string">
            <text:p>A dataset contained in a catalo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aDownload</text:p>
          </table:table-cell>
          <table:table-cell table:style-name="ce25" office:value-type="string">
            <text:p>A dataset in downloadable for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ataset</text:p>
          </table:table-cell>
          <table:table-cell table:style-name="ce25" office:value-type="string">
            <text:p>A body of structured information describing some topic(s) of intere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talog</text:p>
          </table:table-cell>
          <table:table-cell table:style-name="ce25" office:value-type="string">
            <text:p>A data catalog which contains a datase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tribution</text:p>
          </table:table-cell>
          <table:table-cell table:style-name="ce25" office:value-type="string">
            <text:p>A downloadable form of this dataset, at a specific location, in a specific forma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atial</text:p>
          </table:table-cell>
          <table:table-cell table:style-name="ce25" office:value-type="string">
            <text:p>The range of spatial applicability of a dataset, e.g. for a dataset of New York weather, the state of New Yor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emporal</text:p>
          </table:table-cell>
          <table:table-cell table:style-name="ce25" office:value-type="string">
            <text:p>The range of temporal applicability of a dataset, e.g. for a 2011 census dataset, the year 2011 (in ISO 8601 time interval forma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lass</text:p>
          </table:table-cell>
          <table:table-cell table:style-name="ce25" office:value-type="string">
            <text:p>A class, also often called a 'Type'; equivalent to rdfs:Cla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perty</text:p>
          </table:table-cell>
          <table:table-cell table:style-name="ce25" office:value-type="string">
            <text:p>A property, used to indicate attributes and relationships of some Thing; equivalent to rdf: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omainIncludes</text:p>
          </table:table-cell>
          <table:table-cell table:style-name="ce25" office:value-type="string">
            <text:p>Relates a property to a class that is (one of) the type(s) the property is expected to be used 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verseOf</text:p>
          </table:table-cell>
          <table:table-cell table:style-name="ce25" office:value-type="string">
            <text:p>Relates a property to a property that is its inverse. Inverse properties relate the same pairs of items to each other, but in reversed direction. For example, the 'alumni' and 'alumniOf' properties are inverseOf each other. Some properties don't hav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persededBy</text:p>
          </table:table-cell>
          <table:table-cell table:style-name="ce25" office:value-type="string">
            <text:p>Relates a property to one that supersedes 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angeIncludes</text:p>
          </table:table-cell>
          <table:table-cell table:style-name="ce25" office:value-type="string">
            <text:p>Relates a property to a class that constitutes (one of) the expected type(s) for values of the proper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ublicationEvent</text:p>
          </table:table-cell>
          <table:table-cell table:style-name="ce25" office:value-type="string">
            <text:p>A PublicationEvent corresponds indifferently to the event of publication for a CreativeWork of any type e.g. a broadcast event, an on-demand event, a book/journal publication via a variety of delivery medi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ree</text:p>
          </table:table-cell>
          <table:table-cell table:style-name="ce25" office:value-type="string">
            <text:p>A flag to signal that the publication is accessible for fre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ublishedOn</text:p>
          </table:table-cell>
          <table:table-cell table:style-name="ce25" office:value-type="string">
            <text:p>A broadcast service associated with the publication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oadcastEvent</text:p>
          </table:table-cell>
          <table:table-cell table:style-name="ce25" office:value-type="string">
            <text:p>An over the air or online broadcast ev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roadcastService</text:p>
          </table:table-cell>
          <table:table-cell table:style-name="ce25" office:value-type="string">
            <text:p>A delivery service through which content is provided via broadcast over the air or onl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ea</text:p>
          </table:table-cell>
          <table:table-cell table:style-name="ce25" office:value-type="string">
            <text:p>The area within which users can expect to reach the broadcast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oadcaster</text:p>
          </table:table-cell>
          <table:table-cell table:style-name="ce25" office:value-type="string">
            <text:p>The organization owning or operating the broadcast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entService</text:p>
          </table:table-cell>
          <table:table-cell table:style-name="ce25" office:value-type="string">
            <text:p>A broadcast service to which the broadcast service may belong to such as regional variations of a national channe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lip</text:p>
          </table:table-cell>
          <table:table-cell table:style-name="ce25" office:value-type="string">
            <text:p>A short TV or radio program or a segment/part of a progra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lipNumber</text:p>
          </table:table-cell>
          <table:table-cell table:style-name="ce25" office:value-type="string">
            <text:p>Position of the clip within an ordered group of clip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Episode</text:p>
          </table:table-cell>
          <table:table-cell table:style-name="ce25" office:value-type="string">
            <text:p>The episode to which this clip belong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nDemandEvent</text:p>
          </table:table-cell>
          <table:table-cell table:style-name="ce25" office:value-type="string">
            <text:p>A publication event e.g. catch-up TV or radio podcast, during which a program is available on-deman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oClip</text:p>
          </table:table-cell>
          <table:table-cell table:style-name="ce25" office:value-type="string">
            <text:p>A short radio program or a segment/part of a radio progra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oEpisode</text:p>
          </table:table-cell>
          <table:table-cell table:style-name="ce25" office:value-type="string">
            <text:p>A radio episode which can be part of a series or seas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oSeason</text:p>
          </table:table-cell>
          <table:table-cell table:style-name="ce25" office:value-type="string">
            <text:p>Season dedicated to radio broadcast and associated online deliv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adioSeries</text:p>
          </table:table-cell>
          <table:table-cell table:style-name="ce25" office:value-type="string">
            <text:p>Series dedicated to radio broadcast and associated online deliv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VClip</text:p>
          </table:table-cell>
          <table:table-cell table:style-name="ce25" office:value-type="string">
            <text:p>A short TV program or a segment/part of a TV progra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inessAudience</text:p>
          </table:table-cell>
          <table:table-cell table:style-name="ce25" office:value-type="string">
            <text:p>A set of characteristics belonging to businesses, e.g. who compose an item's target audien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OfEmployees</text:p>
          </table:table-cell>
          <table:table-cell table:style-name="ce25" office:value-type="string">
            <text:p>The size of business by number of employe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yearlyRevenue</text:p>
          </table:table-cell>
          <table:table-cell table:style-name="ce25" office:value-type="string">
            <text:p>The size of the business in annual reven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yearsInOperation</text:p>
          </table:table-cell>
          <table:table-cell table:style-name="ce25" office:value-type="string">
            <text:p>The age of the busin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tactPointOption</text:p>
          </table:table-cell>
          <table:table-cell table:style-name="ce25" office:value-type="string">
            <text:p>Enumerated options related to a ContactPoi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mit</text:p>
          </table:table-cell>
          <table:table-cell table:style-name="ce25" office:value-type="string">
            <text:p>A permit issued by an organization, e.g. a parking pa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suedThrough</text:p>
          </table:table-cell>
          <table:table-cell table:style-name="ce25" office:value-type="string">
            <text:p>The service through with the permit was grant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ermitAudience</text:p>
          </table:table-cell>
          <table:table-cell table:style-name="ce25" office:value-type="string">
            <text:p>The target audience for this perm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idFor</text:p>
          </table:table-cell>
          <table:table-cell table:style-name="ce25" office:value-type="string">
            <text:p>The time validity of the perm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idIn</text:p>
          </table:table-cell>
          <table:table-cell table:style-name="ce25" office:value-type="string">
            <text:p>The geographic area where the permit is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idUntil</text:p>
          </table:table-cell>
          <table:table-cell table:style-name="ce25" office:value-type="string">
            <text:p>The date when the item is no longer val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suedBy</text:p>
          </table:table-cell>
          <table:table-cell table:style-name="ce25" office:value-type="string">
            <text:p>The organization issuing the ticket or permi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vernmentPermit</text:p>
          </table:table-cell>
          <table:table-cell table:style-name="ce25" office:value-type="string">
            <text:p>A permit issued by a government agenc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rvice</text:p>
          </table:table-cell>
          <table:table-cell table:style-name="ce25" office:value-type="string">
            <text:p>A service provided by an organization, e.g. delivery service, print service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Channel</text:p>
          </table:table-cell>
          <table:table-cell table:style-name="ce25" office:value-type="string">
            <text:p>A means of accessing the service (e.g. a phone bank, a web site, a location,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duces</text:p>
          </table:table-cell>
          <table:table-cell table:style-name="ce25" office:value-type="string">
            <text:p>The tangible thing generated by the service, e.g. a passport, permit,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Area</text:p>
          </table:table-cell>
          <table:table-cell table:style-name="ce25" office:value-type="string">
            <text:p>The geographic area where the service is provid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Audience</text:p>
          </table:table-cell>
          <table:table-cell table:style-name="ce25" office:value-type="string">
            <text:p>The audience eligible for this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Type</text:p>
          </table:table-cell>
          <table:table-cell table:style-name="ce25" office:value-type="string">
            <text:p>The type of service being offered, e.g. veterans' benefits, emergency relief,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overnmentService</text:p>
          </table:table-cell>
          <table:table-cell table:style-name="ce25" office:value-type="string">
            <text:p>A service provided by a government organization, e.g. food stamps, veterans benefit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Operator</text:p>
          </table:table-cell>
          <table:table-cell table:style-name="ce25" office:value-type="string">
            <text:p>The operating organization, if different from the provider. This enables the representation of services that are provided by an organization, but operated by another organization like a subcontracto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rviceChannel</text:p>
          </table:table-cell>
          <table:table-cell table:style-name="ce25" office:value-type="string">
            <text:p>A means for accessing a service, e.g. a government office location, web site, or phone numb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cessingTime</text:p>
          </table:table-cell>
          <table:table-cell table:style-name="ce25" office:value-type="string">
            <text:p>Estimated processing time for the service using this channe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videsService</text:p>
          </table:table-cell>
          <table:table-cell table:style-name="ce25" office:value-type="string">
            <text:p>The service provided by this channe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Location</text:p>
          </table:table-cell>
          <table:table-cell table:style-name="ce25" office:value-type="string">
            <text:p>The location (e.g. civic structure, local business, etc.) where a person can go to access the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Phone</text:p>
          </table:table-cell>
          <table:table-cell table:style-name="ce25" office:value-type="string">
            <text:p>The phone number to use to access the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PostalAddress</text:p>
          </table:table-cell>
          <table:table-cell table:style-name="ce25" office:value-type="string">
            <text:p>The address for accessing the service by mai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SmsNumber</text:p>
          </table:table-cell>
          <table:table-cell table:style-name="ce25" office:value-type="string">
            <text:p>The number to access the service by text messag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iceUrl</text:p>
          </table:table-cell>
          <table:table-cell table:style-name="ce25" office:value-type="string">
            <text:p>The website to access the servi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ventStatusType</text:p>
          </table:table-cell>
          <table:table-cell table:style-name="ce25" office:value-type="string">
            <text:p>EventStatusType is an enumeration type whose instances represent several states that an Event may be i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liveryEvent</text:p>
          </table:table-cell>
          <table:table-cell table:style-name="ce25" office:value-type="string">
            <text:p>An event involving the delivery of an ite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ssCode</text:p>
          </table:table-cell>
          <table:table-cell table:style-name="ce25" office:value-type="string">
            <text:p>Password, PIN, or access code needed for delivery (e.g. from a lock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From</text:p>
          </table:table-cell>
          <table:table-cell table:style-name="ce25" office:value-type="string">
            <text:p>When the item is available for pickup from the store, locker,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vailableThrough</text:p>
          </table:table-cell>
          <table:table-cell table:style-name="ce25" office:value-type="string">
            <text:p>After this date, the item will no longer be available for picku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asDeliveryMethod</text:p>
          </table:table-cell>
          <table:table-cell table:style-name="ce25" office:value-type="string">
            <text:p>Method used for delivery or shipp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ckerDelivery</text:p>
          </table:table-cell>
          <table:table-cell table:style-name="ce25" office:value-type="string">
            <text:p>A DeliveryMethod in which an item is made available via lock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rder</text:p>
          </table:table-cell>
          <table:table-cell table:style-name="ce25" office:value-type="string">
            <text:p>An order is a confirmation of a transaction (a receipt), which can contain multiple line items, each represented by an Offer that has been accepted by the custom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ptedOffer</text:p>
          </table:table-cell>
          <table:table-cell table:style-name="ce25" office:value-type="string">
            <text:p>The offer(s) -- e.g., product, quantity and price combinations -- included in the or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llingAddress</text:p>
          </table:table-cell>
          <table:table-cell table:style-name="ce25" office:value-type="string">
            <text:p>The billing address for the or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firmationNumber</text:p>
          </table:table-cell>
          <table:table-cell table:style-name="ce25" office:value-type="string">
            <text:p>A number that confirms the given order or payment has been receiv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ustomer</text:p>
          </table:table-cell>
          <table:table-cell table:style-name="ce25" office:value-type="string">
            <text:p>Party placing the order or paying the invo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count</text:p>
          </table:table-cell>
          <table:table-cell table:style-name="ce25" office:value-type="string">
            <text:p>Any discount applied (to an Or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countCode</text:p>
          </table:table-cell>
          <table:table-cell table:style-name="ce25" office:value-type="string">
            <text:p>Code used to redeem a discou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countCurrency</text:p>
          </table:table-cell>
          <table:table-cell table:style-name="ce25" office:value-type="string">
            <text:p>The currency (in 3-letter ISO 4217 format) of the discou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Gift</text:p>
          </table:table-cell>
          <table:table-cell table:style-name="ce25" office:value-type="string">
            <text:p>Was the offer accepted as a gift for someone other than the buy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rchant</text:p>
          </table:table-cell>
          <table:table-cell table:style-name="ce34" office:value-type="string">
            <text:p>merchant' is an out-dated term for 'sell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derDate</text:p>
          </table:table-cell>
          <table:table-cell table:style-name="ce25" office:value-type="string">
            <text:p>Date order was plac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deredItem</text:p>
          </table:table-cell>
          <table:table-cell table:style-name="ce25" office:value-type="string">
            <text:p>The item orde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derNumber</text:p>
          </table:table-cell>
          <table:table-cell table:style-name="ce25" office:value-type="string">
            <text:p>The identifier of the trans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derStatus</text:p>
          </table:table-cell>
          <table:table-cell table:style-name="ce25" office:value-type="string">
            <text:p>The current status of the or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Invoice</text:p>
          </table:table-cell>
          <table:table-cell table:style-name="ce25" office:value-type="string">
            <text:p>The order is being paid as part of the referenced Invo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Due</text:p>
          </table:table-cell>
          <table:table-cell table:style-name="ce25" office:value-type="string">
            <text:p>The date that payment is d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Method</text:p>
          </table:table-cell>
          <table:table-cell table:style-name="ce25" office:value-type="string">
            <text:p>The name of the credit card or other method of payment for the ord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MethodId</text:p>
          </table:table-cell>
          <table:table-cell table:style-name="ce25" office:value-type="string">
            <text:p>An identifier for the method of payment used (e.g. the last 4 digits of the credit car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Url</text:p>
          </table:table-cell>
          <table:table-cell table:style-name="ce25" office:value-type="string">
            <text:p>The URL for sending a pay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roker</text:p>
          </table:table-cell>
          <table:table-cell table:style-name="ce25" office:value-type="string">
            <text:p>An entity that arranges for an exchange between a buyer and a seller. In most cases a broker never acquires or releases ownership of a product or service involved in an exchange. If it is not clear whether an entity is a broker, seller, or buyer, 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rderStatus</text:p>
          </table:table-cell>
          <table:table-cell table:style-name="ce25" office:value-type="string">
            <text:p>Enumerated status values for Ord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rcelDelivery</text:p>
          </table:table-cell>
          <table:table-cell table:style-name="ce25" office:value-type="string">
            <text:p>The delivery of a parcel either via the postal service or a commercial ser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rrier</text:p>
          </table:table-cell>
          <table:table-cell table:style-name="ce34" office:value-type="string">
            <text:p>carrier' is an out-dated term indicating the 'provider' for parcel delivery and fligh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liveryAddress</text:p>
          </table:table-cell>
          <table:table-cell table:style-name="ce25" office:value-type="string">
            <text:p>Destination add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liveryStatus</text:p>
          </table:table-cell>
          <table:table-cell table:style-name="ce25" office:value-type="string">
            <text:p>New entry added as the package passes through each leg of its journey (from shipment to final deliver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ctedArrivalFrom</text:p>
          </table:table-cell>
          <table:table-cell table:style-name="ce25" office:value-type="string">
            <text:p>The earliest date the package may arriv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ctedArrivalUntil</text:p>
          </table:table-cell>
          <table:table-cell table:style-name="ce25" office:value-type="string">
            <text:p>The latest date the package may arriv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Shipped</text:p>
          </table:table-cell>
          <table:table-cell table:style-name="ce25" office:value-type="string">
            <text:p>Item(s) being shipp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riginAddress</text:p>
          </table:table-cell>
          <table:table-cell table:style-name="ce25" office:value-type="string">
            <text:p>Shipper's add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OfOrder</text:p>
          </table:table-cell>
          <table:table-cell table:style-name="ce25" office:value-type="string">
            <text:p>The overall order the items in this delivery were included 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ckingNumber</text:p>
          </table:table-cell>
          <table:table-cell table:style-name="ce25" office:value-type="string">
            <text:p>Shipper tracking numb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ckingUrl</text:p>
          </table:table-cell>
          <table:table-cell table:style-name="ce25" office:value-type="string">
            <text:p>Tracking url for the parcel deliv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tion</text:p>
          </table:table-cell>
          <table:table-cell table:style-name="ce25" office:value-type="string">
            <text:p>An action performed by a direct agent and indirect participants upon a direct object. Optionally happens at a location with the help of an inanimate instrument. The execution of the action may produce a result. Specific action sub-type do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gent</text:p>
          </table:table-cell>
          <table:table-cell table:style-name="ce25" office:value-type="string">
            <text:p>The direct performer or driver of the action (animate or inanimate). e.g. *John* wrote a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dTime</text:p>
          </table:table-cell>
          <table:table-cell table:style-name="ce25" office:value-type="string">
            <text:p>The endTime of something. For a reserved event or service (e.g. FoodEstablishmentReservation), the time that it is expected to end. For actions that span a period of time, when the action was performed. e.g. John wrote a book from January to *Decemb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strument</text:p>
          </table:table-cell>
          <table:table-cell table:style-name="ce25" office:value-type="string">
            <text:p>The object that helped the agent perform the action. e.g. John wrote a book with *a pe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bject</text:p>
          </table:table-cell>
          <table:table-cell table:style-name="ce25" office:value-type="string">
            <text:p>The object upon the action is carried out, whose state is kept intact or changed. Also known as the semantic roles patient, affected or undergoer (which change their state) or theme (which doesn't). e.g. John read *a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icipant</text:p>
          </table:table-cell>
          <table:table-cell table:style-name="ce25" office:value-type="string">
            <text:p>Other co-agents that participated in the action indirectly. e.g. John wrote a book with *Stev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ult</text:p>
          </table:table-cell>
          <table:table-cell table:style-name="ce25" office:value-type="string">
            <text:p>The result produced in the action. e.g. John wrote *a boo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artTime</text:p>
          </table:table-cell>
          <table:table-cell table:style-name="ce25" office:value-type="string">
            <text:p>The startTime of something. For a reserved event or service (e.g. FoodEstablishmentReservation), the time that it is expected to start. For actions that span a period of time, when the action was performed. e.g. John wrote a book from *January* to De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tionStatus</text:p>
          </table:table-cell>
          <table:table-cell table:style-name="ce25" office:value-type="string">
            <text:p>Indicates the current disposition of the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rror</text:p>
          </table:table-cell>
          <table:table-cell table:style-name="ce25" office:value-type="string">
            <text:p>For failed actions, more information on the cause of the failur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arget</text:p>
          </table:table-cell>
          <table:table-cell table:style-name="ce25" office:value-type="string">
            <text:p>Indicates a target EntryPoint for an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rganizeAction</text:p>
          </table:table-cell>
          <table:table-cell table:style-name="ce25" office:value-type="string">
            <text:p>The act of manipulating/administering/supervising/controlling one or more objec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llocateAction</text:p>
          </table:table-cell>
          <table:table-cell table:style-name="ce25" office:value-type="string">
            <text:p>The act of organizing tasks/objects/events by associating resources to i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ceptAction</text:p>
          </table:table-cell>
          <table:table-cell table:style-name="ce25" office:value-type="string">
            <text:p>The act of committing to/adopting an object.&lt;p&gt;Related actions:&lt;/p&gt;&lt;ul&gt;&lt;li&gt;&lt;a href="http://schema.org/RejectAction"&gt;RejectAction&lt;/a&gt;: The antagonym of AcceptAction&lt;/li&gt;&lt;/ul&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hieveAction</text:p>
          </table:table-cell>
          <table:table-cell table:style-name="ce25" office:value-type="string">
            <text:p>The act of accomplishing something via previous efforts. It is an instantaneous action rather than an ongoing proces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pdateAction</text:p>
          </table:table-cell>
          <table:table-cell table:style-name="ce25" office:value-type="string">
            <text:p>The act of managing by changing/editing the state of the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llection</text:p>
          </table:table-cell>
          <table:table-cell table:style-name="ce25" office:value-type="string">
            <text:p>A sub property of object. The collection target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ddAction</text:p>
          </table:table-cell>
          <table:table-cell table:style-name="ce25" office:value-type="string">
            <text:p>The act of editing by adding an object to a colle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ssessAction</text:p>
          </table:table-cell>
          <table:table-cell table:style-name="ce25" office:value-type="string">
            <text:p>The act of forming one's opinion, reaction or senti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actAction</text:p>
          </table:table-cell>
          <table:table-cell table:style-name="ce25" office:value-type="string">
            <text:p>The act of responding instinctively and emotionally to an object, expressing a senti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greeAction</text:p>
          </table:table-cell>
          <table:table-cell table:style-name="ce25" office:value-type="string">
            <text:p>The act of expressing a consistency of opinion with the object. An agent agrees to/about an object (a proposition, topic or theme)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sertAction</text:p>
          </table:table-cell>
          <table:table-cell table:style-name="ce25" office:value-type="string">
            <text:p>The act of adding at a specific location in an ordered colle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oLocation</text:p>
          </table:table-cell>
          <table:table-cell table:style-name="ce25" office:value-type="string">
            <text:p>A sub property of location. The final location of the object or the agent after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ppendAction</text:p>
          </table:table-cell>
          <table:table-cell table:style-name="ce25" office:value-type="string">
            <text:p>The act of inserting at the end if an ordered colle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pplyAction</text:p>
          </table:table-cell>
          <table:table-cell table:style-name="ce25" office:value-type="string">
            <text:p>The act of registering to an organization/service without the guarantee to receive it. &lt;p&gt;Related actions:&lt;/p&gt;&lt;ul&gt;&lt;li&gt;&lt;a href="http://schema.org/RegisterAction"&gt;RegisterAction&lt;/a&gt;: Unlike RegisterAction, ApplyAction has no guarantees that the applica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eAction</text:p>
          </table:table-cell>
          <table:table-cell table:style-name="ce25" office:value-type="string">
            <text:p>The act of an agent relocating to a place.&lt;p&gt;Related actions:&lt;/p&gt;&lt;ul&gt;&lt;li&gt;&lt;a href="http://schema.org/TransferAction"&gt;TransferAction&lt;/a&gt;: Unlike TransferAction, the subject of the move is a living Person or Organization rather than an inanimate object&lt;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romLocation</text:p>
          </table:table-cell>
          <table:table-cell table:style-name="ce25" office:value-type="string">
            <text:p>A sub property of location. The original location of the object or the agent before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rriveAction</text:p>
          </table:table-cell>
          <table:table-cell table:style-name="ce25" office:value-type="string">
            <text:p>The act of arriving at a place. An agent arrives at a destination from an fromLocation, optionally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teractAction</text:p>
          </table:table-cell>
          <table:table-cell table:style-name="ce25" office:value-type="string">
            <text:p>The act of interacting with another person or organiz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municateAction</text:p>
          </table:table-cell>
          <table:table-cell table:style-name="ce25" office:value-type="string">
            <text:p>The act of conveying information to another person via a communication medium (instrument) such as speech, email, or telephone convers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anguage</text:p>
          </table:table-cell>
          <table:table-cell table:style-name="ce25" office:value-type="string">
            <text:p>A sub property of instrument. The language used on this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ient</text:p>
          </table:table-cell>
          <table:table-cell table:style-name="ce25" office:value-type="string">
            <text:p>A sub property of participant. The participant who is at the receiving end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skAction</text:p>
          </table:table-cell>
          <table:table-cell table:style-name="ce25" office:value-type="string">
            <text:p>The act of posing a question / favor to someone.&lt;p&gt;Related actions:&lt;/p&gt;&lt;ul&gt;&lt;li&gt;&lt;a href="http://schema.org/ReplyAction"&gt;ReplyAction&lt;/a&gt;: Appears generally as a response to AskAction&lt;/li&gt;&lt;/ul&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question</text:p>
          </table:table-cell>
          <table:table-cell table:style-name="ce25" office:value-type="string">
            <text:p>A sub property of object. A ques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ssignAction</text:p>
          </table:table-cell>
          <table:table-cell table:style-name="ce25" office:value-type="string">
            <text:p>The act of allocating an action/event/task to some destination (someone or someth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uthorizeAction</text:p>
          </table:table-cell>
          <table:table-cell table:style-name="ce25" office:value-type="string">
            <text:p>The act of granting permission to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efriendAction</text:p>
          </table:table-cell>
          <table:table-cell table:style-name="ce25" office:value-type="string">
            <text:p>The act of forming a personal connection with someone (object) mutually/bidirectionally/symmetrically.&lt;p&gt;Related actions:&lt;/p&gt;&lt;ul&gt;&lt;li&gt;&lt;a href="http://schema.org/FollowAction"&gt;FollowAction&lt;/a&gt;: Unlike FollowAction, BefriendAction implies that the conne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kmarkAction</text:p>
          </table:table-cell>
          <table:table-cell table:style-name="ce25" office:value-type="string">
            <text:p>An agent bookmarks/flags/labels/tags/marks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nsferAction</text:p>
          </table:table-cell>
          <table:table-cell table:style-name="ce25" office:value-type="string">
            <text:p>The act of transferring/moving (abstract or concrete) animate or inanimate objects from one place to anoth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rrowAction</text:p>
          </table:table-cell>
          <table:table-cell table:style-name="ce25" office:value-type="string">
            <text:p>The act of obtaining an object under an agreement to return it at a later date. Reciprocal of LendAction.&lt;p&gt;Related actions:&lt;/p&gt;&lt;ul&gt;&lt;li&gt;&lt;a href="http://schema.org/LendAction"&gt;LendAction&lt;/a&gt;: Reciprocal of BorrowAction&lt;/li&gt;&lt;/ul&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ender</text:p>
          </table:table-cell>
          <table:table-cell table:style-name="ce25" office:value-type="string">
            <text:p>A sub property of participant. The person that lends the object being borrow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deAction</text:p>
          </table:table-cell>
          <table:table-cell table:style-name="ce25" office:value-type="string">
            <text:p>The act of participating in an exchange of goods and services for monetary compensation. An agent trades an object, product or service with a participant in exchange for a one time or periodic paym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yAction</text:p>
          </table:table-cell>
          <table:table-cell table:style-name="ce25" office:value-type="string">
            <text:p>The act of giving money to a seller in exchange for goods or services rendered. An agent buys an object, product, or service from a seller for a price. Reciprocal of Sell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endor</text:p>
          </table:table-cell>
          <table:table-cell table:style-name="ce34" office:value-type="string">
            <text:p>vendor' is an earlier term for 'sell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arrantyPromise</text:p>
          </table:table-cell>
          <table:table-cell table:style-name="ce25" office:value-type="string">
            <text:p>The warranty promise(s) included in the off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anAction</text:p>
          </table:table-cell>
          <table:table-cell table:style-name="ce25" office:value-type="string">
            <text:p>The act of planning the execution of an event/task/action/reservation/plan to a future da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cheduledTime</text:p>
          </table:table-cell>
          <table:table-cell table:style-name="ce25" office:value-type="string">
            <text:p>The time the object is scheduled to.</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ncelAction</text:p>
          </table:table-cell>
          <table:table-cell table:style-name="ce25" office:value-type="string">
            <text:p>The act of asserting that a future event/action is no longer going to happen.&lt;p&gt;Related actions:&lt;/p&gt;&lt;ul&gt;&lt;li&gt;&lt;a href="http://schema.org/ConfirmAction"&gt;ConfirmAction&lt;/a&gt;: The antagonym of CancelAction&lt;/li&gt;&lt;/ul&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indAction</text:p>
          </table:table-cell>
          <table:table-cell table:style-name="ce25" office:value-type="string">
            <text:p>The act of finding an object.&lt;p&gt;Related actions:&lt;/p&gt;&lt;ul&gt;&lt;li&gt;&lt;a href="http://schema.org/SearchAction"&gt;SearchAction&lt;/a&gt;: FindAction is generally lead by a SearchAction, but not necessarily&lt;/li&gt;&lt;/ul&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eckAction</text:p>
          </table:table-cell>
          <table:table-cell table:style-name="ce25" office:value-type="string">
            <text:p>An agent inspects/determines/investigates/inquire or examine an object's accuracy/quality/condition or stat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eckInAction</text:p>
          </table:table-cell>
          <table:table-cell table:style-name="ce25" office:value-type="string">
            <text:p>The act of an agent communicating (service provider, social media, etc) their arrival by registering/confirming for a previously reserved service (e.g. flight check in) or at a place (e.g. hotel), possibly resulting in a result (boarding pass, etc).&l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eckOutAction</text:p>
          </table:table-cell>
          <table:table-cell table:style-name="ce25" office:value-type="string">
            <text:p>The act of an agent communicating (service provider, social media, etc) their departure of a previously reserved service (e.g. flight check in) or place (e.g. hotel).&lt;p&gt;Related actions:&lt;/p&gt;&lt;ul&gt;&lt;li&gt;&lt;a href="http://schema.org/CheckInAction"&gt;CheckInActi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hooseAction</text:p>
          </table:table-cell>
          <table:table-cell table:style-name="ce25" office:value-type="string">
            <text:p>The act of expressing a preference from a set of options or a large or unbounded set of choices/op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tion</text:p>
          </table:table-cell>
          <table:table-cell table:style-name="ce25" office:value-type="string">
            <text:p>A sub property of object. The options subject to this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mmentAction</text:p>
          </table:table-cell>
          <table:table-cell table:style-name="ce25" office:value-type="string">
            <text:p>The act of generating a comment about a su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formAction</text:p>
          </table:table-cell>
          <table:table-cell table:style-name="ce25" office:value-type="string">
            <text:p>The act of notifying someone of information pertinent to them, with no expectation of a respon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firmAction</text:p>
          </table:table-cell>
          <table:table-cell table:style-name="ce25" office:value-type="string">
            <text:p>The act of notifying someone that a future event/action is going to happen as expected.&lt;p&gt;Related actions:&lt;/p&gt;&lt;ul&gt;&lt;li&gt;&lt;a href="http://schema.org/CancelAction"&gt;CancelAction&lt;/a&gt;: The antagonym of ConfirmAction&lt;/li&gt;&lt;/ul&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sumeAction</text:p>
          </table:table-cell>
          <table:table-cell table:style-name="ce25" office:value-type="string">
            <text:p>The act of ingesting information/resources/foo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pectsAcceptanceOf</text:p>
          </table:table-cell>
          <table:table-cell table:style-name="ce25" office:value-type="string">
            <text:p>An Offer which must be accepted before the user can perform the Action. For example, the user may need to buy a movie before being able to watch i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reateAction</text:p>
          </table:table-cell>
          <table:table-cell table:style-name="ce25" office:value-type="string">
            <text:p>The act of deliberately creating/producing/generating/building a result out of the ag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okAction</text:p>
          </table:table-cell>
          <table:table-cell table:style-name="ce25" office:value-type="string">
            <text:p>The act of producing/preparing foo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odEstablishment</text:p>
          </table:table-cell>
          <table:table-cell table:style-name="ce25" office:value-type="string">
            <text:p>A sub property of location. The specific food establishment where the action occur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odEvent</text:p>
          </table:table-cell>
          <table:table-cell table:style-name="ce25" office:value-type="string">
            <text:p>A sub property of location. The specific food event where the action occur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ipe</text:p>
          </table:table-cell>
          <table:table-cell table:style-name="ce25" office:value-type="string">
            <text:p>A sub property of instrument. The recipe/instructions used to perform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leteAction</text:p>
          </table:table-cell>
          <table:table-cell table:style-name="ce25" office:value-type="string">
            <text:p>The act of editing a recipient by removing one of its objec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partAction</text:p>
          </table:table-cell>
          <table:table-cell table:style-name="ce25" office:value-type="string">
            <text:p>The act of departing from a place. An agent departs from an fromLocation for a destination, optionally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sagreeAction</text:p>
          </table:table-cell>
          <table:table-cell table:style-name="ce25" office:value-type="string">
            <text:p>The act of expressing a difference of opinion with the object. An agent disagrees to/about an object (a proposition, topic or theme)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scoverAction</text:p>
          </table:table-cell>
          <table:table-cell table:style-name="ce25" office:value-type="string">
            <text:p>The act of discovering/finding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islikeAction</text:p>
          </table:table-cell>
          <table:table-cell table:style-name="ce25" office:value-type="string">
            <text:p>The act of expressing a negative sentiment about the object. An agent dislikes an object (a proposition, topic or theme)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onateAction</text:p>
          </table:table-cell>
          <table:table-cell table:style-name="ce25" office:value-type="string">
            <text:p>The act of providing goods, services, or money without compensation, often for philanthropic reason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ownloadAction</text:p>
          </table:table-cell>
          <table:table-cell table:style-name="ce25" office:value-type="string">
            <text:p>The act of downloading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awAction</text:p>
          </table:table-cell>
          <table:table-cell table:style-name="ce25" office:value-type="string">
            <text:p>The act of producing a visual/graphical representation of an object, typically with a pen/pencil and paper as instrume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rinkAction</text:p>
          </table:table-cell>
          <table:table-cell table:style-name="ce25" office:value-type="string">
            <text:p>The act of swallowing liquid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atAction</text:p>
          </table:table-cell>
          <table:table-cell table:style-name="ce25" office:value-type="string">
            <text:p>The act of swallowing solid objec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ndorseAction</text:p>
          </table:table-cell>
          <table:table-cell table:style-name="ce25" office:value-type="string">
            <text:p>An agent approves/certifies/likes/supports/sanction an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dorsee</text:p>
          </table:table-cell>
          <table:table-cell table:style-name="ce25" office:value-type="string">
            <text:p>A sub property of participant. The person/organization being support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ontrolAction</text:p>
          </table:table-cell>
          <table:table-cell table:style-name="ce25" office:value-type="string">
            <text:p>An agent controls a device or applic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tivateAction</text:p>
          </table:table-cell>
          <table:table-cell table:style-name="ce25" office:value-type="string">
            <text:p>The act of starting or activating a device or application (e.g. starting a timer or turning on a flashligh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DeactivateAction</text:p>
          </table:table-cell>
          <table:table-cell table:style-name="ce25" office:value-type="string">
            <text:p>The act of stopping or deactivating a device or application (e.g. stopping a timer or turning off a flashligh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umeAction</text:p>
          </table:table-cell>
          <table:table-cell table:style-name="ce25" office:value-type="string">
            <text:p>The act of resuming a device or application which was formerly paused (e.g. resume music playback or resume a tim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uspendAction</text:p>
          </table:table-cell>
          <table:table-cell table:style-name="ce25" office:value-type="string">
            <text:p>The act of momentarily pausing a device or application (e.g. pause music playback or pause a tim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layAction</text:p>
          </table:table-cell>
          <table:table-cell table:style-name="ce25" office:value-type="string">
            <text:p>The act of playing/exercising/training/performing for enjoyment, leisure, recreation, Competition or exercise.&lt;p&gt;Related actions:&lt;/p&gt;&lt;ul&gt;&lt;li&gt;&lt;a href="http://schema.org/ListenAction"&gt;ListenAction&lt;/a&gt;: Unlike ListenAction (which is under ConsumeAction)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xerciseAction</text:p>
          </table:table-cell>
          <table:table-cell table:style-name="ce25" office:value-type="string">
            <text:p>The act of participating in exertive activity for the purposes of improving health and fitn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urse</text:p>
          </table:table-cell>
          <table:table-cell table:style-name="ce25" office:value-type="string">
            <text:p>A sub property of location. The course where this action was take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et</text:p>
          </table:table-cell>
          <table:table-cell table:style-name="ce25" office:value-type="string">
            <text:p>A sub property of instrument. The diet used in this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istance</text:p>
          </table:table-cell>
          <table:table-cell table:style-name="ce25" office:value-type="string">
            <text:p>The distance travelled, e.g. exercising or travelling.</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xercisePlan</text:p>
          </table:table-cell>
          <table:table-cell table:style-name="ce25" office:value-type="string">
            <text:p>A sub property of instrument. The exercise plan used on this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opponent</text:p>
          </table:table-cell>
          <table:table-cell table:style-name="ce25" office:value-type="string">
            <text:p>A sub property of participant. The opponent on this 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rtsActivityLocation</text:p>
          </table:table-cell>
          <table:table-cell table:style-name="ce25" office:value-type="string">
            <text:p>A sub property of location. The sports activity location where this action occur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rtsEvent</text:p>
          </table:table-cell>
          <table:table-cell table:style-name="ce25" office:value-type="string">
            <text:p>A sub property of location. The sports event where this action occurr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rtsTeam</text:p>
          </table:table-cell>
          <table:table-cell table:style-name="ce25" office:value-type="string">
            <text:p>A sub property of participant. The sports team that participated on this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ilmAction</text:p>
          </table:table-cell>
          <table:table-cell table:style-name="ce25" office:value-type="string">
            <text:p>The act of capturing sound and moving images on film, video, or digitall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ollowAction</text:p>
          </table:table-cell>
          <table:table-cell table:style-name="ce25" office:value-type="string">
            <text:p>The act of forming a personal connection with someone/something (object) unidirectionally/asymmetrically to get updates polled from.&lt;p&gt;Related actions:&lt;/p&gt;&lt;ul&gt;&lt;li&gt;&lt;a href="http://schema.org/BefriendAction"&gt;BefriendAction&lt;/a&gt;: Unlike BefriendAction, F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ollowee</text:p>
          </table:table-cell>
          <table:table-cell table:style-name="ce25" office:value-type="string">
            <text:p>A sub property of object. The person or organization being follow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iveAction</text:p>
          </table:table-cell>
          <table:table-cell table:style-name="ce25" office:value-type="string">
            <text:p>The act of transferring ownership of an object to a destination. Reciprocal of TakeAction.&lt;p&gt;Related actions:&lt;/p&gt;&lt;ul&gt;&lt;li&gt;&lt;a href="http://schema.org/TakeAction"&gt;TakeAction&lt;/a&gt;: Reciprocal of GiveAction.&lt;/li&gt;&lt;li&gt;&lt;a href="http://schema.org/SendAction"&gt;S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gnoreAction</text:p>
          </table:table-cell>
          <table:table-cell table:style-name="ce25" office:value-type="string">
            <text:p>The act of intentionally disregarding the object. An agent ignores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stallAction</text:p>
          </table:table-cell>
          <table:table-cell table:style-name="ce25" office:value-type="string">
            <text:p>The act of installing an applic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viteAction</text:p>
          </table:table-cell>
          <table:table-cell table:style-name="ce25" office:value-type="string">
            <text:p>The act of asking someone to attend an event. Reciprocal of Rsvp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JoinAction</text:p>
          </table:table-cell>
          <table:table-cell table:style-name="ce25" office:value-type="string">
            <text:p>An agent joins an event/group with participants/friends at a location.&lt;p&gt;Related actions:&lt;/p&gt;&lt;ul&gt;&lt;li&gt;&lt;a href="http://schema.org/RegisterAction"&gt;RegisterAction&lt;/a&gt;: Unlike RegisterAction, JoinAction refers to joining a group/team of people.&lt;/li&gt;&lt;li&gt;&lt;a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eaveAction</text:p>
          </table:table-cell>
          <table:table-cell table:style-name="ce25" office:value-type="string">
            <text:p>An agent leaves an event / group with participants/friends at a location.&lt;p&gt;Related actions:&lt;/p&gt;&lt;ul&gt;&lt;li&gt;&lt;a href="http://schema.org/JoinAction"&gt;JoinAction&lt;/a&gt;: The antagonym of LeaveAction.&lt;/li&gt;&lt;li&gt;&lt;a href="http://schema.org/UnRegisterAction"&gt;UnRegis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endAction</text:p>
          </table:table-cell>
          <table:table-cell table:style-name="ce25" office:value-type="string">
            <text:p>The act of providing an object under an agreement that it will be returned at a later date. Reciprocal of BorrowAction.&lt;p&gt;Related actions:&lt;/p&gt;&lt;ul&gt;&lt;li&gt;&lt;a href="http://schema.org/BorrowAction"&gt;BorrowAction&lt;/a&gt;: Reciprocal of LendAction&lt;/li&gt;&lt;/ul&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rrower</text:p>
          </table:table-cell>
          <table:table-cell table:style-name="ce25" office:value-type="string">
            <text:p>A sub property of participant. The person that borrows the object being l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keAction</text:p>
          </table:table-cell>
          <table:table-cell table:style-name="ce25" office:value-type="string">
            <text:p>The act of expressing a positive sentiment about the object. An agent likes an object (a proposition, topic or theme)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stenAction</text:p>
          </table:table-cell>
          <table:table-cell table:style-name="ce25" office:value-type="string">
            <text:p>The act of consuming audio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seAction</text:p>
          </table:table-cell>
          <table:table-cell table:style-name="ce25" office:value-type="string">
            <text:p>The act of being defeated in a competitiv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inner</text:p>
          </table:table-cell>
          <table:table-cell table:style-name="ce25" office:value-type="string">
            <text:p>A sub property of participant. The winner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arryAction</text:p>
          </table:table-cell>
          <table:table-cell table:style-name="ce25" office:value-type="string">
            <text:p>The act of marrying a pers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rderAction</text:p>
          </table:table-cell>
          <table:table-cell table:style-name="ce25" office:value-type="string">
            <text:p>An agent orders an object/product/service to be delivered/s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liveryMethod</text:p>
          </table:table-cell>
          <table:table-cell table:style-name="ce25" office:value-type="string">
            <text:p>A sub property of instrument. The method of deliver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intAction</text:p>
          </table:table-cell>
          <table:table-cell table:style-name="ce25" office:value-type="string">
            <text:p>The act of producing a painting, typically with paint and canvas as instrume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ayAction</text:p>
          </table:table-cell>
          <table:table-cell table:style-name="ce25" office:value-type="string">
            <text:p>An agent pays a price to a participa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formAction</text:p>
          </table:table-cell>
          <table:table-cell table:style-name="ce25" office:value-type="string">
            <text:p>The act of participating in performance ar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tertainmentBusiness</text:p>
          </table:table-cell>
          <table:table-cell table:style-name="ce25" office:value-type="string">
            <text:p>A sub property of location. The entertainment business where the action occurr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hotographAction</text:p>
          </table:table-cell>
          <table:table-cell table:style-name="ce25" office:value-type="string">
            <text:p>The act of capturing still images of objects using a camera.</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ependAction</text:p>
          </table:table-cell>
          <table:table-cell table:style-name="ce25" office:value-type="string">
            <text:p>The act of inserting at the beginning if an ordered colle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uoteAction</text:p>
          </table:table-cell>
          <table:table-cell table:style-name="ce25" office:value-type="string">
            <text:p>An agent quotes/estimates/appraises an object/product/service with a price at a location/stor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adAction</text:p>
          </table:table-cell>
          <table:table-cell table:style-name="ce25" office:value-type="string">
            <text:p>The act of consuming written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ceiveAction</text:p>
          </table:table-cell>
          <table:table-cell table:style-name="ce25" office:value-type="string">
            <text:p>The act of physically/electronically taking delivery of an object thathas been transferred from an origin to a destination. Reciprocal of SendAction.&lt;p&gt;Related actions:&lt;/p&gt;&lt;ul&gt;&lt;li&gt;&lt;a href="http://schema.org/SendAction"&gt;SendAction&lt;/a&gt;: The reciprocal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nder</text:p>
          </table:table-cell>
          <table:table-cell table:style-name="ce25" office:value-type="string">
            <text:p>A sub property of participant. The participant who is at the sending end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gisterAction</text:p>
          </table:table-cell>
          <table:table-cell table:style-name="ce25" office:value-type="string">
            <text:p>The act of registering to be a user of a service, product or web page.&lt;p&gt;Related actions:&lt;/p&gt;&lt;ul&gt;&lt;li&gt;&lt;a href="http://schema.org/JoinAction"&gt;JoinAction&lt;/a&gt;: Unlike JoinAction, RegisterAction implies you are registering to be a user of a service, *no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jectAction</text:p>
          </table:table-cell>
          <table:table-cell table:style-name="ce25" office:value-type="string">
            <text:p>The act of rejecting to/adopting an object.&lt;p&gt;Related actions:&lt;/p&gt;&lt;ul&gt;&lt;li&gt;&lt;a href="http://schema.org/AcceptAction"&gt;AcceptAction&lt;/a&gt;: The antagonym of RejectAction&lt;/li&gt;&lt;/ul&g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ntAction</text:p>
          </table:table-cell>
          <table:table-cell table:style-name="ce25" office:value-type="string">
            <text:p>The act of giving money in return for temporary use, but not ownership, of an object such as a vehicle or property. For example, an agent rents a property from a landlord in exchange for a periodic pay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andlord</text:p>
          </table:table-cell>
          <table:table-cell table:style-name="ce25" office:value-type="string">
            <text:p>A sub property of participant. The owner of the real estate proper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alEstateAgent</text:p>
          </table:table-cell>
          <table:table-cell table:style-name="ce25" office:value-type="string">
            <text:p>A sub property of participant. The real estate agent involved in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placeAction</text:p>
          </table:table-cell>
          <table:table-cell table:style-name="ce25" office:value-type="string">
            <text:p>The act of editing a recipient by replacing an old object with a new objec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placee</text:p>
          </table:table-cell>
          <table:table-cell table:style-name="ce25" office:value-type="string">
            <text:p>A sub property of object. The object that is being replac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placer</text:p>
          </table:table-cell>
          <table:table-cell table:style-name="ce25" office:value-type="string">
            <text:p>A sub property of object. The object that replac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plyAction</text:p>
          </table:table-cell>
          <table:table-cell table:style-name="ce25" office:value-type="string">
            <text:p>The act of responding to a question/message asked/sent by the object. Related to &lt;a href="AskAction"&gt;AskAction&lt;/a&gt;.&lt;p&gt;Related actions:&lt;/p&gt;&lt;ul&gt;&lt;li&gt;&lt;a href="http://schema.org/AskAction"&gt;AskAction&lt;/a&gt;: Appears generally as an origin of a ReplyAction&lt;/li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erveAction</text:p>
          </table:table-cell>
          <table:table-cell table:style-name="ce25" office:value-type="string">
            <text:p>Reserving a concrete object.&lt;p&gt;Related actions:&lt;/p&gt;&lt;ul&gt;&lt;li&gt;&lt;a href="http://schema.org/ScheduleAction"&gt;ScheduleAction&lt;/a&gt;: Unlike ScheduleAction, ReserveAction reserves concrete objects (e.g. a table, a hotel) towards a time slot / spatial allocation&l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turnAction</text:p>
          </table:table-cell>
          <table:table-cell table:style-name="ce25" office:value-type="string">
            <text:p>The act of returning to the origin that which was previously received (concrete objects) or taken (ownershi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viewAction</text:p>
          </table:table-cell>
          <table:table-cell table:style-name="ce25" office:value-type="string">
            <text:p>The act of producing a balanced opinion about the object for an audience. An agent reviews an object with participants resulting in a review.</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ultReview</text:p>
          </table:table-cell>
          <table:table-cell table:style-name="ce25" office:value-type="string">
            <text:p>A sub property of result. The review that resulted in the performing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svpAction</text:p>
          </table:table-cell>
          <table:table-cell table:style-name="ce25" office:value-type="string">
            <text:p>The act of notifying an event organizer as to whether you expect to attend the ev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dditionalNumberOfGuests</text:p>
          </table:table-cell>
          <table:table-cell table:style-name="ce25" office:value-type="string">
            <text:p>If responding yes, the number of guests who will attend in addition to the invite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svpResponse</text:p>
          </table:table-cell>
          <table:table-cell table:style-name="ce25" office:value-type="string">
            <text:p>The response (yes, no, maybe) to the RSVP.</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svpResponseType</text:p>
          </table:table-cell>
          <table:table-cell table:style-name="ce25" office:value-type="string">
            <text:p>RsvpResponseType is an enumeration type whose instances represent responding to an RSVP reques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cheduleAction</text:p>
          </table:table-cell>
          <table:table-cell table:style-name="ce25" office:value-type="string">
            <text:p>Scheduling future actions, events, or tasks.&lt;p&gt;Related actions:&lt;/p&gt;&lt;ul&gt;&lt;li&gt;&lt;a href="http://schema.org/ReserveAction"&gt;ReserveAction&lt;/a&gt;: Unlike ReserveAction, ScheduleAction allocates future actions (e.g. an event, a task, etc) towards a time slot / s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archAction</text:p>
          </table:table-cell>
          <table:table-cell table:style-name="ce25" office:value-type="string">
            <text:p>The act of searching for an object.&lt;p&gt;Related actions:&lt;/p&gt;&lt;ul&gt;&lt;li&gt;&lt;a href="http://schema.org/FindAction"&gt;FindAction&lt;/a&gt;: SearchAction generally leads to a FindAction, but not necessarily&lt;/li&gt;&lt;/ul&g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query</text:p>
          </table:table-cell>
          <table:table-cell table:style-name="ce25" office:value-type="string">
            <text:p>A sub property of instrument. The query used on this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llAction</text:p>
          </table:table-cell>
          <table:table-cell table:style-name="ce25" office:value-type="string">
            <text:p>The act of taking money from a buyer in exchange for goods or services rendered. An agent sells an object, product, or service to a buyer for a price. Reciprocal of BuyAc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uyer</text:p>
          </table:table-cell>
          <table:table-cell table:style-name="ce25" office:value-type="string">
            <text:p>A sub property of participant. The participant/person/organization that bought the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ndAction</text:p>
          </table:table-cell>
          <table:table-cell table:style-name="ce25" office:value-type="string">
            <text:p>The act of physically/electronically dispatching an object for transfer from an origin to a destination.&lt;p&gt;Related actions:&lt;/p&gt;&lt;ul&gt;&lt;li&gt;&lt;a href="http://schema.org/ReceiveAction"&gt;ReceiveAction&lt;/a&gt;: The reciprocal of SendAction.&lt;/li&gt;&lt;li&gt;&lt;a href="http://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hareAction</text:p>
          </table:table-cell>
          <table:table-cell table:style-name="ce25" office:value-type="string">
            <text:p>The act of distributing content to people for their amusement or edific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ubscribeAction</text:p>
          </table:table-cell>
          <table:table-cell table:style-name="ce25" office:value-type="string">
            <text:p>The act of forming a personal connection with someone/something (object) unidirectionally/asymmetrically to get updates pushed to.&lt;p&gt;Related actions:&lt;/p&gt;&lt;ul&gt;&lt;li&gt;&lt;a href="http://schema.org/FollowAction"&gt;FollowAction&lt;/a&gt;: Unlike FollowAction, Subscribe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keAction</text:p>
          </table:table-cell>
          <table:table-cell table:style-name="ce25" office:value-type="string">
            <text:p>The act of gaining ownership of an object from an origin. Reciprocal of GiveAction.&lt;p&gt;Related actions:&lt;/p&gt;&lt;ul&gt;&lt;li&gt;&lt;a href="http://schema.org/GiveAction"&gt;GiveAction&lt;/a&gt;: The reciprocal of TakeAction.&lt;/li&gt;&lt;li&gt;&lt;a href="http://schema.org/ReceiveAction"&gt;R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ieAction</text:p>
          </table:table-cell>
          <table:table-cell table:style-name="ce25" office:value-type="string">
            <text:p>The act of reaching a draw in a competitive activi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ipAction</text:p>
          </table:table-cell>
          <table:table-cell table:style-name="ce25" office:value-type="string">
            <text:p>The act of giving money voluntarily to a beneficiary in recognition of services render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ckAction</text:p>
          </table:table-cell>
          <table:table-cell table:style-name="ce25" office:value-type="string">
            <text:p>An agent tracks an object for updates.&lt;p&gt;Related actions:&lt;/p&gt;&lt;ul&gt;&lt;li&gt;&lt;a href="http://schema.org/FollowAction"&gt;FollowAction&lt;/a&gt;: Unlike FollowAction, TrackAction refers to the interest on the location of innanimates objects.&lt;/li&gt;&lt;li&gt;&lt;a href="http://sc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velAction</text:p>
          </table:table-cell>
          <table:table-cell table:style-name="ce25" office:value-type="string">
            <text:p>The act of traveling from an fromLocation to a destination by a specified mode of transport, optionally with participant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nRegisterAction</text:p>
          </table:table-cell>
          <table:table-cell table:style-name="ce25" office:value-type="string">
            <text:p>The act of un-registering from a service.&lt;p&gt;Related actions:&lt;/p&gt;&lt;ul&gt;&lt;li&gt;&lt;a href="http://schema.org/RegisterAction"&gt;RegisterAction&lt;/a&gt;: Antagonym of UnRegisterAction.&lt;/li&gt;&lt;li&gt;&lt;a href="http://schema.org/Leave"&gt;Leave&lt;/a&gt;: Unlike LeaveAction, UnRegisterA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UseAction</text:p>
          </table:table-cell>
          <table:table-cell table:style-name="ce25" office:value-type="string">
            <text:p>The act of applying an object to its intended purpos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ewAction</text:p>
          </table:table-cell>
          <table:table-cell table:style-name="ce25" office:value-type="string">
            <text:p>The act of consuming static visual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oteAction</text:p>
          </table:table-cell>
          <table:table-cell table:style-name="ce25" office:value-type="string">
            <text:p>The act of expressing a preference from a fixed/finite/structured set of choices/op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ndidate</text:p>
          </table:table-cell>
          <table:table-cell table:style-name="ce25" office:value-type="string">
            <text:p>A sub property of object. The candidate subject of this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antAction</text:p>
          </table:table-cell>
          <table:table-cell table:style-name="ce25" office:value-type="string">
            <text:p>The act of expressing a desire about the object. An agent wants an objec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atchAction</text:p>
          </table:table-cell>
          <table:table-cell table:style-name="ce25" office:value-type="string">
            <text:p>The act of consuming dynamic/moving visual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earAction</text:p>
          </table:table-cell>
          <table:table-cell table:style-name="ce25" office:value-type="string">
            <text:p>The act of dressing oneself in clothi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inAction</text:p>
          </table:table-cell>
          <table:table-cell table:style-name="ce25" office:value-type="string">
            <text:p>The act of achieving victory in a competitive activit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ser</text:p>
          </table:table-cell>
          <table:table-cell table:style-name="ce25" office:value-type="string">
            <text:p>A sub property of participant. The loser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riteAction</text:p>
          </table:table-cell>
          <table:table-cell table:style-name="ce25" office:value-type="string">
            <text:p>The act of authoring written creative conten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temListOrderType</text:p>
          </table:table-cell>
          <table:table-cell table:style-name="ce25" office:value-type="string">
            <text:p>Enumerated for values for itemListOrder for indicating how an ordered ItemList is organized.</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ervation</text:p>
          </table:table-cell>
          <table:table-cell table:style-name="ce25" office:value-type="string">
            <text:p>Describes a reservation for travel, dining or an event. Some reservations require tickets.Note: This type is for information about actual reservations, e.g. in confirmation emails or HTML pages with individual confirmations of reservations. For offer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ervationId</text:p>
          </table:table-cell>
          <table:table-cell table:style-name="ce25" office:value-type="string">
            <text:p>A unique identifier for the reserv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ervationStatus</text:p>
          </table:table-cell>
          <table:table-cell table:style-name="ce25" office:value-type="string">
            <text:p>The current status of the reserv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ervationFor</text:p>
          </table:table-cell>
          <table:table-cell table:style-name="ce25" office:value-type="string">
            <text:p>The thing -- flight, event, restaurant,etc. being reserv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nderName</text:p>
          </table:table-cell>
          <table:table-cell table:style-name="ce25" office:value-type="string">
            <text:p>The person or organization the reservation or ticket is f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okingAgent</text:p>
          </table:table-cell>
          <table:table-cell table:style-name="ce34" office:value-type="string">
            <text:p>bookingAgent' is an out-dated term indicating a 'broker' that serves as a booking ag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okingTime</text:p>
          </table:table-cell>
          <table:table-cell table:style-name="ce25" office:value-type="string">
            <text:p>The date and time the reservation was book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odifiedTime</text:p>
          </table:table-cell>
          <table:table-cell table:style-name="ce25" office:value-type="string">
            <text:p>The date and time the reservation was modifi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gramMembershipUsed</text:p>
          </table:table-cell>
          <table:table-cell table:style-name="ce25" office:value-type="string">
            <text:p>Any membership in a frequent flyer, hotel loyalty program, etc. being applied to the reserv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servedTicket</text:p>
          </table:table-cell>
          <table:table-cell table:style-name="ce25" office:value-type="string">
            <text:p>A ticket associated with the reserv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otalPrice</text:p>
          </table:table-cell>
          <table:table-cell table:style-name="ce25" office:value-type="string">
            <text:p>The total price for the reservation or ticket, including applicable taxes, shipping,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Reservation</text:p>
          </table:table-cell>
          <table:table-cell table:style-name="ce25" office:value-type="string">
            <text:p>A reservation for bus travel.Note: This type is for information about actual reservations, e.g. in confirmation emails or HTML pages with individual confirmations of reservations. For offers of tickets, use http://schema.org/Off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ventReservation</text:p>
          </table:table-cell>
          <table:table-cell table:style-name="ce25" office:value-type="string">
            <text:p>A reservation for an event like a concert, sporting event, or lecture.Note: This type is for information about actual reservations, e.g. in confirmation emails or HTML pages with individual confirmations of reservations. For offers of tickets, use ht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lightReservation</text:p>
          </table:table-cell>
          <table:table-cell table:style-name="ce25" office:value-type="string">
            <text:p>A reservation for air travel.Note: This type is for information about actual reservations, e.g. in confirmation emails or HTML pages with individual confirmations of reservations. For offers of tickets, use http://schema.org/Off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oardingGroup</text:p>
          </table:table-cell>
          <table:table-cell table:style-name="ce25" office:value-type="string">
            <text:p>The airline-specific indicator of boarding order / prefere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oodEstablishmentReservation</text:p>
          </table:table-cell>
          <table:table-cell table:style-name="ce25" office:value-type="string">
            <text:p>A reservation to dine at a food-related business.Note: This type is for information about actual reservations, e.g. in confirmation emails or HTML pages with individual confirmations of reserv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rtySize</text:p>
          </table:table-cell>
          <table:table-cell table:style-name="ce25" office:value-type="string">
            <text:p>Number of people the reservation should accommodat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odgingReservation</text:p>
          </table:table-cell>
          <table:table-cell table:style-name="ce25" office:value-type="string">
            <text:p>A reservation for lodging at a hotel, motel, inn, etc.Note: This type is for information about actual reservations, e.g. in confirmation emails or HTML pages with individual confirmations of reserv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eckinTime</text:p>
          </table:table-cell>
          <table:table-cell table:style-name="ce25" office:value-type="string">
            <text:p>The earliest someone may check into a lodging establish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eckoutTime</text:p>
          </table:table-cell>
          <table:table-cell table:style-name="ce25" office:value-type="string">
            <text:p>The latest someone may check out of a lodging establish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dgingUnitType</text:p>
          </table:table-cell>
          <table:table-cell table:style-name="ce25" office:value-type="string">
            <text:p>Textual description of the unit type (including suite vs. room, size of bed,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odgingUnitDescription</text:p>
          </table:table-cell>
          <table:table-cell table:style-name="ce25" office:value-type="string">
            <text:p>A full description of the lodging un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Adults</text:p>
          </table:table-cell>
          <table:table-cell table:style-name="ce25" office:value-type="string">
            <text:p>The number of adults staying in the uni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Children</text:p>
          </table:table-cell>
          <table:table-cell table:style-name="ce25" office:value-type="string">
            <text:p>The number of children staying in the uni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ntalCarReservation</text:p>
          </table:table-cell>
          <table:table-cell table:style-name="ce25" office:value-type="string">
            <text:p>A reservation for a rental car.Note: This type is for information about actual reservations, e.g. in confirmation emails or HTML pages with individual confirmations of reserv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ickupLocation</text:p>
          </table:table-cell>
          <table:table-cell table:style-name="ce25" office:value-type="string">
            <text:p>Where a taxi will pick up a passenger or a rental car can be picked u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opoffLocation</text:p>
          </table:table-cell>
          <table:table-cell table:style-name="ce25" office:value-type="string">
            <text:p>Where a rental car can be dropped off.</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ickupTime</text:p>
          </table:table-cell>
          <table:table-cell table:style-name="ce25" office:value-type="string">
            <text:p>When a taxi will pickup a passenger or a rental car can be picked u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ropoffTime</text:p>
          </table:table-cell>
          <table:table-cell table:style-name="ce25" office:value-type="string">
            <text:p>When a rental car can be dropped off.</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xiReservation</text:p>
          </table:table-cell>
          <table:table-cell table:style-name="ce25" office:value-type="string">
            <text:p>A reservation for a taxi.Note: This type is for information about actual reservations, e.g. in confirmation emails or HTML pages with individual confirmations of reservations. For offers of tickets, use http://schema.org/Off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inReservation</text:p>
          </table:table-cell>
          <table:table-cell table:style-name="ce25" office:value-type="string">
            <text:p>A reservation for train travel.Note: This type is for information about actual reservations, e.g. in confirmation emails or HTML pages with individual confirmations of reservations. For offers of tickets, use http://schema.org/Off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ervationPackage</text:p>
          </table:table-cell>
          <table:table-cell table:style-name="ce25" office:value-type="string">
            <text:p>A group of multiple reservations with common values for all sub-reserv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bReservation</text:p>
          </table:table-cell>
          <table:table-cell table:style-name="ce25" office:value-type="string">
            <text:p>The individual reservations included in the package. Typically a repeated proper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eservationStatusType</text:p>
          </table:table-cell>
          <table:table-cell table:style-name="ce25" office:value-type="string">
            <text:p>Enumerated status values for Reserv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usTrip</text:p>
          </table:table-cell>
          <table:table-cell table:style-name="ce25" office:value-type="string">
            <text:p>A trip on a commercial bus l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Time</text:p>
          </table:table-cell>
          <table:table-cell table:style-name="ce25" office:value-type="string">
            <text:p>The expected departure 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Time</text:p>
          </table:table-cell>
          <table:table-cell table:style-name="ce25" office:value-type="string">
            <text:p>The expected arrival 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usNumber</text:p>
          </table:table-cell>
          <table:table-cell table:style-name="ce25" office:value-type="string">
            <text:p>The unique identifier for the bu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usName</text:p>
          </table:table-cell>
          <table:table-cell table:style-name="ce25" office:value-type="string">
            <text:p>The name of the bus (e.g. Bolt Exp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BusStop</text:p>
          </table:table-cell>
          <table:table-cell table:style-name="ce25" office:value-type="string">
            <text:p>The stop or station from which the bus depar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BusStop</text:p>
          </table:table-cell>
          <table:table-cell table:style-name="ce25" office:value-type="string">
            <text:p>The stop or station from which the bus arriv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rainTrip</text:p>
          </table:table-cell>
          <table:table-cell table:style-name="ce25" office:value-type="string">
            <text:p>A trip on a commercial train li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inNumber</text:p>
          </table:table-cell>
          <table:table-cell table:style-name="ce25" office:value-type="string">
            <text:p>The unique identifier for the trai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rainName</text:p>
          </table:table-cell>
          <table:table-cell table:style-name="ce25" office:value-type="string">
            <text:p>The name of the train (e.g. The Orient Expres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Station</text:p>
          </table:table-cell>
          <table:table-cell table:style-name="ce25" office:value-type="string">
            <text:p>The station from which the train depar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Station</text:p>
          </table:table-cell>
          <table:table-cell table:style-name="ce25" office:value-type="string">
            <text:p>The station where the train trip end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Platform</text:p>
          </table:table-cell>
          <table:table-cell table:style-name="ce25" office:value-type="string">
            <text:p>The platform from which the train depar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Platform</text:p>
          </table:table-cell>
          <table:table-cell table:style-name="ce25" office:value-type="string">
            <text:p>The platform where the train arrive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Flight</text:p>
          </table:table-cell>
          <table:table-cell table:style-name="ce25" office:value-type="string">
            <text:p>An airline fligh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lightNumber</text:p>
          </table:table-cell>
          <table:table-cell table:style-name="ce25" office:value-type="string">
            <text:p>The unique identifier for a flight including the airline IATA code. For example, if describing United flight 110, where the IATA code for United is 'UA', the flightNumber is 'UA110'.</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Airport</text:p>
          </table:table-cell>
          <table:table-cell table:style-name="ce25" office:value-type="string">
            <text:p>The airport where the flight originat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Gate</text:p>
          </table:table-cell>
          <table:table-cell table:style-name="ce25" office:value-type="string">
            <text:p>Identifier of the flight's departure ga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Gate</text:p>
          </table:table-cell>
          <table:table-cell table:style-name="ce25" office:value-type="string">
            <text:p>Identifier of the flight's arrival gat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partureTerminal</text:p>
          </table:table-cell>
          <table:table-cell table:style-name="ce25" office:value-type="string">
            <text:p>Identifier of the flight's departure termin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rivalTerminal</text:p>
          </table:table-cell>
          <table:table-cell table:style-name="ce25" office:value-type="string">
            <text:p>Identifier of the flight's arrival termina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ircraft</text:p>
          </table:table-cell>
          <table:table-cell table:style-name="ce25" office:value-type="string">
            <text:p>The kind of aircraft (e.g., "Boeing 747").</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alService</text:p>
          </table:table-cell>
          <table:table-cell table:style-name="ce25" office:value-type="string">
            <text:p>Description of the meals that will be provided or available for purcha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stimatedFlightDuration</text:p>
          </table:table-cell>
          <table:table-cell table:style-name="ce25" office:value-type="string">
            <text:p>The estimated time the flight will tak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lightDistance</text:p>
          </table:table-cell>
          <table:table-cell table:style-name="ce25" office:value-type="string">
            <text:p>The distance of the fligh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webCheckinTime</text:p>
          </table:table-cell>
          <table:table-cell table:style-name="ce25" office:value-type="string">
            <text:p>The time when a passenger can check into the flight onlin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irline</text:p>
          </table:table-cell>
          <table:table-cell table:style-name="ce25" office:value-type="string">
            <text:p>An organization that provides flights for passenger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gramMembership</text:p>
          </table:table-cell>
          <table:table-cell table:style-name="ce25" office:value-type="string">
            <text:p>Used to describe membership in a loyalty programs (e.g. "StarAliance"), traveler clubs (e.g. "AAA"), purchase clubs ("Safeway Club"),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embershipNumber</text:p>
          </table:table-cell>
          <table:table-cell table:style-name="ce25" office:value-type="string">
            <text:p>A unique identifier for the membersh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ogramName</text:p>
          </table:table-cell>
          <table:table-cell table:style-name="ce25" office:value-type="string">
            <text:p>The program providing the membershi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ostingOrganization</text:p>
          </table:table-cell>
          <table:table-cell table:style-name="ce25" office:value-type="string">
            <text:p>The organization (airline, travelers' club, etc.) the membership is made with.</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icket</text:p>
          </table:table-cell>
          <table:table-cell table:style-name="ce25" office:value-type="string">
            <text:p>Used to describe a ticket to an event, a flight, a bus rid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ateIssued</text:p>
          </table:table-cell>
          <table:table-cell table:style-name="ce25" office:value-type="string">
            <text:p>The date the ticket was issu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cketedSeat</text:p>
          </table:table-cell>
          <table:table-cell table:style-name="ce25" office:value-type="string">
            <text:p>The seat associated with the ticke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cketNumber</text:p>
          </table:table-cell>
          <table:table-cell table:style-name="ce25" office:value-type="string">
            <text:p>The unique identifier for the ticke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icketToken</text:p>
          </table:table-cell>
          <table:table-cell table:style-name="ce25" office:value-type="string">
            <text:p>Reference to an asset (e.g., Barcode, QR code image or PDF) usable for entranc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Seat</text:p>
          </table:table-cell>
          <table:table-cell table:style-name="ce25" office:value-type="string">
            <text:p>Used to describe a seat, such as a reserved seat in an event reserv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tNumber</text:p>
          </table:table-cell>
          <table:table-cell table:style-name="ce25" office:value-type="string">
            <text:p>The location of the reserved seat (e.g., 27).</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tRow</text:p>
          </table:table-cell>
          <table:table-cell table:style-name="ce25" office:value-type="string">
            <text:p>The row location of the reserved seat (e.g., B).</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tSection</text:p>
          </table:table-cell>
          <table:table-cell table:style-name="ce25" office:value-type="string">
            <text:p>The section location of the reserved seat (e.g. Orchestr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atingType</text:p>
          </table:table-cell>
          <table:table-cell table:style-name="ce25" office:value-type="string">
            <text:p>The type/class of the sea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Taxi</text:p>
          </table:table-cell>
          <table:table-cell table:style-name="ce25" office:value-type="string">
            <text:p>A taxi.</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ehicle</text:p>
          </table:table-cell>
          <table:table-cell table:style-name="ce25" office:value-type="string">
            <text:p>A vehic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Car</text:p>
          </table:table-cell>
          <table:table-cell table:style-name="ce25" office:value-type="string">
            <text:p>An automobi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APage</text:p>
          </table:table-cell>
          <table:table-cell table:style-name="ce25" office:value-type="string">
            <text:p>A QAPage is a WebPage focussed on a specific Question and its Answer(s), e.g. in a question answering site or documenting Frequently Asked Questions (FAQ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Question</text:p>
          </table:table-cell>
          <table:table-cell table:style-name="ce25" office:value-type="string">
            <text:p>A specific question - e.g. from a user seeking answers online, or collected in a Frequently Asked Questions (FAQ) documen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nswerCount</text:p>
          </table:table-cell>
          <table:table-cell table:style-name="ce25" office:value-type="string">
            <text:p>The number of answers this question has receiv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eptedAnswer</text:p>
          </table:table-cell>
          <table:table-cell table:style-name="ce25" office:value-type="string">
            <text:p>The answer that has been accepted as best, typically on a Question/Answer site. Sites vary in their selection mechanisms, e.g. drawing on community opinion and/or the view of the Question autho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ggestedAnswer</text:p>
          </table:table-cell>
          <table:table-cell table:style-name="ce25" office:value-type="string">
            <text:p>An answer (possibly one of several, possibly incorrect) to a Question, e.g. on a Question/Answer sit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nswer</text:p>
          </table:table-cell>
          <table:table-cell table:style-name="ce25" office:value-type="string">
            <text:p>An answer offered to a question; perhaps correct, perhaps opinionated or wrong.</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mailMessage</text:p>
          </table:table-cell>
          <table:table-cell table:style-name="ce25" office:value-type="string">
            <text:p>An email messag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ActionStatusType</text:p>
          </table:table-cell>
          <table:table-cell table:style-name="ce25" office:value-type="string">
            <text:p>The status of an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ntryPoint</text:p>
          </table:table-cell>
          <table:table-cell table:style-name="ce25" office:value-type="string">
            <text:p>An entry point, within some Web-based protoco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httpMethod</text:p>
          </table:table-cell>
          <table:table-cell table:style-name="ce25" office:value-type="string">
            <text:p>An HTTP method that specifies the appropriate HTTP method for a request to an HTTP EntryPoint. Values are capitalized strings as used in HTTP.</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encodingType</text:p>
          </table:table-cell>
          <table:table-cell table:style-name="ce25" office:value-type="string">
            <text:p>The supported encoding type(s) for an EntryPoint reque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ntentType</text:p>
          </table:table-cell>
          <table:table-cell table:style-name="ce25" office:value-type="string">
            <text:p>The supported content type(s) for an EntryPoint respon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pplication</text:p>
          </table:table-cell>
          <table:table-cell table:style-name="ce25" office:value-type="string">
            <text:p>An application that can complete the reques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urlTemplate</text:p>
          </table:table-cell>
          <table:table-cell table:style-name="ce25" office:value-type="string">
            <text:p>An url template (RFC6570) that will be used to construct the target of the execution of the ac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ropertyValueSpecification</text:p>
          </table:table-cell>
          <table:table-cell table:style-name="ce25" office:value-type="string">
            <text:p>A Property value specifica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Name</text:p>
          </table:table-cell>
          <table:table-cell table:style-name="ce25" office:value-type="string">
            <text:p>Indicates the name of the PropertyValueSpecification to be used in URL templates and form encoding in a manner analogous to HTML's input@n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Required</text:p>
          </table:table-cell>
          <table:table-cell table:style-name="ce25" office:value-type="string">
            <text:p>Whether the property must be filled in to complete the action. Default is fal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defaultValue</text:p>
          </table:table-cell>
          <table:table-cell table:style-name="ce25" office:value-type="string">
            <text:p>The default value of the input. For properties that expect a literal, the default is a literal value, for properties that expect an object, it's an ID reference to one of the current valu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adonlyValue</text:p>
          </table:table-cell>
          <table:table-cell table:style-name="ce25" office:value-type="string">
            <text:p>Whether or not a property is mutable. Default is false. Specifying this for a property that also has a value makes it act similar to a "hidden" input in an HTML for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ltipleValues</text:p>
          </table:table-cell>
          <table:table-cell table:style-name="ce25" office:value-type="string">
            <text:p>Whether multiple values are allowed for the property. Default is fal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MinLength</text:p>
          </table:table-cell>
          <table:table-cell table:style-name="ce25" office:value-type="string">
            <text:p>Specifies the minimum allowed range for number of characters in a literal val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MaxLength</text:p>
          </table:table-cell>
          <table:table-cell table:style-name="ce25" office:value-type="string">
            <text:p>Specifies the allowed range for number of characters in a literal val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aluePattern</text:p>
          </table:table-cell>
          <table:table-cell table:style-name="ce25" office:value-type="string">
            <text:p>Specifies a regular expression for testing literal values according to the HTML spe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tepValue</text:p>
          </table:table-cell>
          <table:table-cell table:style-name="ce25" office:value-type="string">
            <text:p>The stepValue attribute indicates the granularity that is expected (and required) of the value in a PropertyValueSpecification.</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Role</text:p>
          </table:table-cell>
          <table:table-cell table:style-name="ce25" office:value-type="string">
            <text:p>Represents additional information about a relationship or property. For example a Role can be used to say that a 'member' role linking some SportsTeam to a player occurred during a particular time period. Or that a Person's 'actor' role in a Movie wa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amedPosition</text:p>
          </table:table-cell>
          <table:table-cell table:style-name="ce25" office:value-type="string">
            <text:p>A position played, performed or filled by a person or organization, as part of an organization. For example, an athlete in a SportsTeam might play in the position named 'Quarterback'.</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oleName</text:p>
          </table:table-cell>
          <table:table-cell table:style-name="ce25" office:value-type="string">
            <text:p>A role played, performed or filled by a person or organization. For example, the team of creators for a comic book might fill the roles named 'inker', 'penciller', and 'letterer'; or an athlete in a SportsTeam might play in the position named 'Quarte (...)</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formanceRole</text:p>
          </table:table-cell>
          <table:table-cell table:style-name="ce25" office:value-type="string">
            <text:p>A PerformanceRole is a Role that some entity places with regard to a theatrical performance, e.g. in a Movie, TVSerie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haracterName</text:p>
          </table:table-cell>
          <table:table-cell table:style-name="ce25" office:value-type="string">
            <text:p>The name of a character played in some acting or performing role, i.e. in a PerformanceRol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OrganizationRole</text:p>
          </table:table-cell>
          <table:table-cell table:style-name="ce25" office:value-type="string">
            <text:p>A subclass of Role used to describe roles within organiz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umberedPosition</text:p>
          </table:table-cell>
          <table:table-cell table:style-name="ce25" office:value-type="string">
            <text:p>A number associated with a role in an organization, for example, the number on an athlete's jerse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EmployeeRole</text:p>
          </table:table-cell>
          <table:table-cell table:style-name="ce25" office:value-type="string">
            <text:p>A subclass of OrganizationRole used to describe employee relationship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WebSite</text:p>
          </table:table-cell>
          <table:table-cell table:style-name="ce25" office:value-type="string">
            <text:p>A WebSite is a set of related web pages and other items typically served from a single web domain and accessible via URLs.</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eriodical</text:p>
          </table:table-cell>
          <table:table-cell table:style-name="ce25" office:value-type="string">
            <text:p>A publication in any medium issued in successive parts bearing numerical or chronological designations and intended, such as a magazine, scholarly journal, or newspaper to continue indefinitely. &lt;br/&gt;&lt;br/&gt;See also &lt;a href="http://blog.schema.o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sn</text:p>
          </table:table-cell>
          <table:table-cell table:style-name="ce25" office:value-type="string">
            <text:p>The International Standard Serial Number (ISSN) that identifies this periodical. You can repeat this property to (for example) identify different formats of this periodical.</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ublicationVolume</text:p>
          </table:table-cell>
          <table:table-cell table:style-name="ce25" office:value-type="string">
            <text:p>A part of a successively published publication such as a periodical or multi-volume work, often numbered. It may represent a time span, such as a year. &lt;br/&gt;&lt;br/&gt;See also &lt;a href="http://blog.schema.org/2014/09/schemaorg-support-for-bibliograp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volumeNumber</text:p>
          </table:table-cell>
          <table:table-cell table:style-name="ce25" office:value-type="string">
            <text:p>Identifies the volume of publication or multi-part work; for example, "iii" or "2".</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PublicationIssue</text:p>
          </table:table-cell>
          <table:table-cell table:style-name="ce25" office:value-type="string">
            <text:p>A part of a successively published publication such as a periodical or publication volume, often numbered, usually containing a grouping of works such as articles. &lt;br/&gt;&lt;br/&gt;See also &lt;a href="http://blog.schema.org/2014/09/schemaorg-support-fo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sueNumber</text:p>
          </table:table-cell>
          <table:table-cell table:style-name="ce25" office:value-type="string">
            <text:p>Identifies the issue of publication; for example, "iii" or "2".</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ListItem</text:p>
          </table:table-cell>
          <table:table-cell table:style-name="ce25" office:value-type="string">
            <text:p>An list item, e.g. a step in a checklist or how-to descrip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tem</text:p>
          </table:table-cell>
          <table:table-cell table:style-name="ce25" office:value-type="string">
            <text:p>An entity represented by an entry in a list (e.g. an 'artist' in a list of 'artist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reviousItem</text:p>
          </table:table-cell>
          <table:table-cell table:style-name="ce25" office:value-type="string">
            <text:p>A link to the ListItem that preceeds the current on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nextItem</text:p>
          </table:table-cell>
          <table:table-cell table:style-name="ce25" office:value-type="string">
            <text:p>A link to the ListItem that follows the current on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ovieSeries</text:p>
          </table:table-cell>
          <table:table-cell table:style-name="ce25" office:value-type="string">
            <text:p>A series of movies. Included movies can be indicated with the hasPart proper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BookSeries</text:p>
          </table:table-cell>
          <table:table-cell table:style-name="ce25" office:value-type="string">
            <text:p>A series of books. Included books can be indicated with the hasPart property.</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deoGame</text:p>
          </table:table-cell>
          <table:table-cell table:style-name="ce25" office:value-type="string">
            <text:p>A video game is an electronic game that involves human interaction with a user interface to generate visual feedback on a video dev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Tip</text:p>
          </table:table-cell>
          <table:table-cell table:style-name="ce25" office:value-type="string">
            <text:p>Links to tips, tactics,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Server</text:p>
          </table:table-cell>
          <table:table-cell table:style-name="ce25" office:value-type="string">
            <text:p>The server on which it is possible to play the gam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meServer</text:p>
          </table:table-cell>
          <table:table-cell table:style-name="ce25" office:value-type="string">
            <text:p>Server that provides game interaction in a multiplayer ga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erverStatus</text:p>
          </table:table-cell>
          <table:table-cell table:style-name="ce25" office:value-type="string">
            <text:p>Status of a game serv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layersOnline</text:p>
          </table:table-cell>
          <table:table-cell table:style-name="ce25" office:value-type="string">
            <text:p>Number of players on the serv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text:p>
          </table:table-cell>
          <table:table-cell table:style-name="ce25" office:value-type="string">
            <text:p>Video game which is played on this serv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me</text:p>
          </table:table-cell>
          <table:table-cell table:style-name="ce25" office:value-type="string">
            <text:p>The Game type represents things which are games. These are typically rule-governed recreational activities, e.g. role-playing games in which players assume the role of characters in a fictional setting. See also &lt;a href="https://github.com/rvguha/sch (...)</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gameLocation</text:p>
          </table:table-cell>
          <table:table-cell table:style-name="ce25" office:value-type="string">
            <text:p>Real or fictional location of the game (or part of game).</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mePlayMode</text:p>
          </table:table-cell>
          <table:table-cell table:style-name="ce25" office:value-type="string">
            <text:p>Indicates whether this game is multi-player, co-op or single-play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GameServerStatus</text:p>
          </table:table-cell>
          <table:table-cell table:style-name="ce25" office:value-type="string">
            <text:p>Status of a game server.</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AlbumProductionType</text:p>
          </table:table-cell>
          <table:table-cell table:style-name="ce25" office:value-type="string">
            <text:p>Classification of the album by it's type of content: soundtrack, live album, studio album, etc.</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AlbumReleaseType</text:p>
          </table:table-cell>
          <table:table-cell table:style-name="ce25" office:value-type="string">
            <text:p>The kind of release which this album is: single, EP or album.</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Composition</text:p>
          </table:table-cell>
          <table:table-cell table:style-name="ce25" office:value-type="string">
            <text:p>A musical com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Arrangement</text:p>
          </table:table-cell>
          <table:table-cell table:style-name="ce25" office:value-type="string">
            <text:p>An arrangement derived from the com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omposer</text:p>
          </table:table-cell>
          <table:table-cell table:style-name="ce25" office:value-type="string">
            <text:p>The person or organization who wrote the com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firstPerformance</text:p>
          </table:table-cell>
          <table:table-cell table:style-name="ce25" office:value-type="string">
            <text:p>The date and place the work was first performe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ncludedComposition</text:p>
          </table:table-cell>
          <table:table-cell table:style-name="ce25" office:value-type="string">
            <text:p>Smaller compositions included in this work (e.g. a movement in a symphon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iswcCode</text:p>
          </table:table-cell>
          <table:table-cell table:style-name="ce25" office:value-type="string">
            <text:p>The International Standard Musical Work Code for the composition.</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lyricist</text:p>
          </table:table-cell>
          <table:table-cell table:style-name="ce25" office:value-type="string">
            <text:p>The person who wrote the word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CompositionForm</text:p>
          </table:table-cell>
          <table:table-cell table:style-name="ce25" office:value-type="string">
            <text:p>The type of composition (e.g. overture, sonata, symphony,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alKey</text:p>
          </table:table-cell>
          <table:table-cell table:style-name="ce25" office:value-type="string">
            <text:p>The key, mode, or scale this composition use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rdedAs</text:p>
          </table:table-cell>
          <table:table-cell table:style-name="ce25" office:value-type="string">
            <text:p>An audio recording of the work.</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Release</text:p>
          </table:table-cell>
          <table:table-cell table:style-name="ce25" office:value-type="string">
            <text:p>A MusicRelease is a specific release of a music album.</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atalogNumber</text:p>
          </table:table-cell>
          <table:table-cell table:style-name="ce25" office:value-type="string">
            <text:p>The catalog number for the relea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reditedTo</text:p>
          </table:table-cell>
          <table:table-cell table:style-name="ce25" office:value-type="string">
            <text:p>The group the release is credited to if different than the byArtist. For example, Red and Blue is credited to "Stefani Germanotta Band", but by Lady Gaga.</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usicReleaseFormat</text:p>
          </table:table-cell>
          <table:table-cell table:style-name="ce25" office:value-type="string">
            <text:p>Format of this release (the type of recording media used, ie. compact disc, digital media, LP,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cordLabel</text:p>
          </table:table-cell>
          <table:table-cell table:style-name="ce25" office:value-type="string">
            <text:p>The label that issued the releas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leaseOf</text:p>
          </table:table-cell>
          <table:table-cell table:style-name="ce25" office:value-type="string">
            <text:p>The album this is a release of.</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MusicReleaseFormatType</text:p>
          </table:table-cell>
          <table:table-cell table:style-name="ce25" office:value-type="string">
            <text:p>Format of this release (the type of recording media used, ie. compact disc, digital media, LP, etc.).</text:p>
          </table:table-cell>
        </table:table-row>
        <table:table-row table:style-name="ro2">
          <table:table-cell table:style-name="ce25"/>
          <table:table-cell table:style-name="ce26"/>
          <table:table-cell table:style-name="ce25" office:value-type="string">
            <text:p>Class </text:p>
          </table:table-cell>
          <table:table-cell table:style-name="ce27"/>
          <table:table-cell table:style-name="ce25"/>
        </table:table-row>
        <table:table-row table:style-name="ro2">
          <table:table-cell table:style-name="ce25"/>
          <table:table-cell table:style-name="ce26"/>
          <table:table-cell table:style-name="ce25" office:value-type="string">
            <text:p>Class </text:p>
          </table:table-cell>
          <table:table-cell table:style-name="ce27" office:value-type="string">
            <text:p>SportsOrganization</text:p>
          </table:table-cell>
          <table:table-cell table:style-name="ce25" office:value-type="string">
            <text:p>Represents the collection of all sports organizations, including sports teams, governing bodies, and sports associations.</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port</text:p>
          </table:table-cell>
          <table:table-cell table:style-name="ce25" office:value-type="string">
            <text:p>A type of sport (e.g. Baseball).</text:p>
          </table:table-cell>
        </table:table-row>
        <table:table-row table:style-name="ro2">
          <table:table-cell table:style-name="ce25"/>
          <table:table-cell table:style-name="ce26"/>
          <table:table-cell table:style-name="ce25" office:value-type="string">
            <text:p>Class </text:p>
          </table:table-cell>
          <table:table-cell table:style-name="ce27"/>
          <table:table-cell table:style-name="ce25"/>
        </table:table-row>
        <table:table-row table:style-name="ro2">
          <table:table-cell table:style-name="ce25"/>
          <table:table-cell table:style-name="ce26"/>
          <table:table-cell table:style-name="ce25" office:value-type="string">
            <text:p>Class </text:p>
          </table:table-cell>
          <table:table-cell table:style-name="ce27" office:value-type="string">
            <text:p>DatedMoneySpecification</text:p>
          </table:table-cell>
          <table:table-cell table:style-name="ce25" office:value-type="string">
            <text:p>A DatedMoneySpecification represents monetary values with optional start and end dates. For example, this could represent an employee's salary over a specific period of 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mount</text:p>
          </table:table-cell>
          <table:table-cell table:style-name="ce25" office:value-type="string">
            <text:p>The amount of money.</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currency</text:p>
          </table:table-cell>
          <table:table-cell table:style-name="ce25" office:value-type="string">
            <text:p>The currency in which the monetary amount is expressed (in 3-letter &lt;a href='http://en.wikipedia.org/wiki/ISO_4217'"&gt;ISO 4217&lt;/a&gt; format).</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VisualArtwork</text:p>
          </table:table-cell>
          <table:table-cell table:style-name="ce25" office:value-type="string">
            <text:p>A work of art that is primarily visual in character.</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tform</text:p>
          </table:table-cell>
          <table:table-cell table:style-name="ce25" office:value-type="string">
            <text:p>e.g. Painting, Drawing, Sculpture, Print, Photograph, Assemblage, Collage,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aterial</text:p>
          </table:table-cell>
          <table:table-cell table:style-name="ce25" office:value-type="string">
            <text:p>e.g. Oil, Watercolour, Acrylic, Linoprint, Marble, Cyanotype, Digital, Lithograph, DryPoint, Intaglio, Pastel, Woodcut, Pencil, Mixed Media,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urface</text:p>
          </table:table-cell>
          <table:table-cell table:style-name="ce25" office:value-type="string">
            <text:p>e.g. Canvas, Paper, Wood, Board, etc.</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rtEdition</text:p>
          </table:table-cell>
          <table:table-cell table:style-name="ce25" office:value-type="string">
            <text:p>The number of copies when multiple copies of a piece of artwork are produced - e.g. for a limited edition of 20 prints, 'artEdition' refers to the total number of copies (in this example "20").</text:p>
          </table:table-cell>
        </table:table-row>
        <table:table-row table:style-name="ro2">
          <table:table-cell table:style-name="ce25"/>
          <table:table-cell table:style-name="ce26"/>
          <table:table-cell table:style-name="ce25" office:value-type="string">
            <text:p>Class </text:p>
          </table:table-cell>
          <table:table-cell table:style-name="ce27" office:value-type="string">
            <text:p>Invoice</text:p>
          </table:table-cell>
          <table:table-cell table:style-name="ce25" office:value-type="string">
            <text:p>A statement of the money due for goods or services; a bill.</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totalPaymentDue</text:p>
          </table:table-cell>
          <table:table-cell table:style-name="ce25" office:value-type="string">
            <text:p>The total amount du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minimumPaymentDue</text:p>
          </table:table-cell>
          <table:table-cell table:style-name="ce25" office:value-type="string">
            <text:p>The minimum payment required at this tim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accountId</text:p>
          </table:table-cell>
          <table:table-cell table:style-name="ce25" office:value-type="string">
            <text:p>The identifier for the account the payment will be applied to.</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scheduledPaymentDate</text:p>
          </table:table-cell>
          <table:table-cell table:style-name="ce25" office:value-type="string">
            <text:p>The date the invoice is scheduled to be paid.</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billingPeriod</text:p>
          </table:table-cell>
          <table:table-cell table:style-name="ce25" office:value-type="string">
            <text:p>The time interval used to compute the invoice.</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paymentStatus</text:p>
          </table:table-cell>
          <table:table-cell table:style-name="ce25" office:value-type="string">
            <text:p>The status of payment; whether the invoice has been paid or not.</text:p>
          </table:table-cell>
        </table:table-row>
        <table:table-row table:style-name="ro2">
          <table:table-cell table:style-name="ce25"/>
          <table:table-cell table:style-name="ce26"/>
          <table:table-cell table:style-name="ce25" office:value-type="string">
            <text:p>- Property</text:p>
          </table:table-cell>
          <table:table-cell table:style-name="ce27" office:value-type="string">
            <text:p>referencesOrder</text:p>
          </table:table-cell>
          <table:table-cell table:style-name="ce25" office:value-type="string">
            <text:p>The Order(s) related to this Invoice. One or more Orders may be combined into a single Invoic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lanilha1" style:display-name="PageStyle_Planilha1" style:page-layout-name="pm1">
      <style:header style:display="false"/>
      <style:header-left style:display="false"/>
      <style:footer style:display="false"/>
      <style:footer-left style:display="false"/>
    </style:master-page>
  </office:master-styles>
</office:document-styles>
</file>